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-0.0173in" svg:y="81.263in">
            <draw:object draw:notify-on-update-of-ranges="Sheet1.C3:Sheet1.C453 Sheet1.D3:Sheet1.D4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2831in" svg:y="0.5724in">
            <draw:object draw:notify-on-update-of-ranges="Sheet1.C2:Sheet1.C453 Sheet1.I2:Sheet1.I45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G$3]-[.D2]" office:value-type="float" office:value="264.038" calcext:value-type="float">
            <text:p>264.038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393" calcext:value-type="float">
            <text:p>33.393</text:p>
          </table:table-cell>
          <table:table-cell office:value-type="float" office:value="1.125" calcext:value-type="float">
            <text:p>1.12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53]" office:value-type="float" office:value="264.038" calcext:value-type="float">
            <text:p>264.038</text:p>
          </table:table-cell>
          <table:table-cell table:formula="of:=[.$G$3]-[.D3]" office:value-type="float" office:value="255.603" calcext:value-type="float">
            <text:p>255.603</text:p>
          </table:table-cell>
          <table:table-cell table:formula="of:=ABS(100*[.H3]/[.$G$3])" office:value-type="float" office:value="96.8053840735046" calcext:value-type="float">
            <text:p>96.8053840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06" calcext:value-type="float">
            <text:p>37.706</text:p>
          </table:table-cell>
          <table:table-cell office:value-type="float" office:value="1.42604" calcext:value-type="float">
            <text:p>1.42604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55.603" calcext:value-type="float">
            <text:p>255.603</text:p>
          </table:table-cell>
          <table:table-cell table:formula="of:=ABS(100*[.H4]/[.$G$3])" office:value-type="float" office:value="96.8053840735046" calcext:value-type="float">
            <text:p>96.8053840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321" calcext:value-type="float">
            <text:p>35.321</text:p>
          </table:table-cell>
          <table:table-cell office:value-type="float" office:value="1.88566" calcext:value-type="float">
            <text:p>1.88566</text:p>
          </table:table-cell>
          <table:table-cell office:value-type="float" office:value="8.8625" calcext:value-type="float">
            <text:p>8.8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55.1755" calcext:value-type="float">
            <text:p>255.1755</text:p>
          </table:table-cell>
          <table:table-cell table:formula="of:=ABS(100*[.H5]/[.$G$3])" office:value-type="float" office:value="96.643475560336" calcext:value-type="float">
            <text:p>96.6434755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128" calcext:value-type="float">
            <text:p>31.128</text:p>
          </table:table-cell>
          <table:table-cell office:value-type="float" office:value="2.13188" calcext:value-type="float">
            <text:p>2.13188</text:p>
          </table:table-cell>
          <table:table-cell office:value-type="float" office:value="8.8625" calcext:value-type="float">
            <text:p>8.8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55.1755" calcext:value-type="float">
            <text:p>255.1755</text:p>
          </table:table-cell>
          <table:table-cell table:formula="of:=ABS(100*[.H6]/[.$G$3])" office:value-type="float" office:value="96.643475560336" calcext:value-type="float">
            <text:p>96.6434755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772" calcext:value-type="float">
            <text:p>33.772</text:p>
          </table:table-cell>
          <table:table-cell office:value-type="float" office:value="2.46729" calcext:value-type="float">
            <text:p>2.46729</text:p>
          </table:table-cell>
          <table:table-cell office:value-type="float" office:value="9.995" calcext:value-type="float">
            <text:p>9.9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54.043" calcext:value-type="float">
            <text:p>254.043</text:p>
          </table:table-cell>
          <table:table-cell table:formula="of:=ABS(100*[.H7]/[.$G$3])" office:value-type="float" office:value="96.2145600254509" calcext:value-type="float">
            <text:p>96.2145600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881" calcext:value-type="float">
            <text:p>33.881</text:p>
          </table:table-cell>
          <table:table-cell office:value-type="float" office:value="2.80732" calcext:value-type="float">
            <text:p>2.80732</text:p>
          </table:table-cell>
          <table:table-cell office:value-type="float" office:value="10.4625" calcext:value-type="float">
            <text:p>10.4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53.5755" calcext:value-type="float">
            <text:p>253.5755</text:p>
          </table:table-cell>
          <table:table-cell table:formula="of:=ABS(100*[.H8]/[.$G$3])" office:value-type="float" office:value="96.0375021777168" calcext:value-type="float">
            <text:p>96.03750217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911" calcext:value-type="float">
            <text:p>37.911</text:p>
          </table:table-cell>
          <table:table-cell office:value-type="float" office:value="3.13233" calcext:value-type="float">
            <text:p>3.13233</text:p>
          </table:table-cell>
          <table:table-cell office:value-type="float" office:value="11.2825" calcext:value-type="float">
            <text:p>11.2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52.7555" calcext:value-type="float">
            <text:p>252.7555</text:p>
          </table:table-cell>
          <table:table-cell table:formula="of:=ABS(100*[.H9]/[.$G$3])" office:value-type="float" office:value="95.7269408191245" calcext:value-type="float">
            <text:p>95.72694081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302" calcext:value-type="float">
            <text:p>41.302</text:p>
          </table:table-cell>
          <table:table-cell office:value-type="float" office:value="3.40158" calcext:value-type="float">
            <text:p>3.40158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52.108" calcext:value-type="float">
            <text:p>252.108</text:p>
          </table:table-cell>
          <table:table-cell table:formula="of:=ABS(100*[.H10]/[.$G$3])" office:value-type="float" office:value="95.4817109658458" calcext:value-type="float">
            <text:p>95.48171096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17" calcext:value-type="float">
            <text:p>37.817</text:p>
          </table:table-cell>
          <table:table-cell office:value-type="float" office:value="3.68109" calcext:value-type="float">
            <text:p>3.68109</text:p>
          </table:table-cell>
          <table:table-cell office:value-type="float" office:value="12.4425" calcext:value-type="float">
            <text:p>12.4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51.5955" calcext:value-type="float">
            <text:p>251.5955</text:p>
          </table:table-cell>
          <table:table-cell table:formula="of:=ABS(100*[.H11]/[.$G$3])" office:value-type="float" office:value="95.2876101167256" calcext:value-type="float">
            <text:p>95.2876101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14" calcext:value-type="float">
            <text:p>42.14</text:p>
          </table:table-cell>
          <table:table-cell office:value-type="float" office:value="3.93234" calcext:value-type="float">
            <text:p>3.93234</text:p>
          </table:table-cell>
          <table:table-cell office:value-type="float" office:value="19.5425" calcext:value-type="float">
            <text:p>19.5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4.4955" calcext:value-type="float">
            <text:p>244.4955</text:p>
          </table:table-cell>
          <table:table-cell table:formula="of:=ABS(100*[.H12]/[.$G$3])" office:value-type="float" office:value="92.5986032313531" calcext:value-type="float">
            <text:p>92.59860323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551" calcext:value-type="float">
            <text:p>41.551</text:p>
          </table:table-cell>
          <table:table-cell office:value-type="float" office:value="4.18234" calcext:value-type="float">
            <text:p>4.18234</text:p>
          </table:table-cell>
          <table:table-cell office:value-type="float" office:value="22.425" calcext:value-type="float">
            <text:p>22.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1.613" calcext:value-type="float">
            <text:p>241.613</text:p>
          </table:table-cell>
          <table:table-cell table:formula="of:=ABS(100*[.H13]/[.$G$3])" office:value-type="float" office:value="91.5069043092282" calcext:value-type="float">
            <text:p>91.50690430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995" calcext:value-type="float">
            <text:p>39.995</text:p>
          </table:table-cell>
          <table:table-cell office:value-type="float" office:value="4.51116" calcext:value-type="float">
            <text:p>4.51116</text:p>
          </table:table-cell>
          <table:table-cell office:value-type="float" office:value="26.3725" calcext:value-type="float">
            <text:p>26.3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37.6655" calcext:value-type="float">
            <text:p>237.6655</text:p>
          </table:table-cell>
          <table:table-cell table:formula="of:=ABS(100*[.H14]/[.$G$3])" office:value-type="float" office:value="90.0118543542975" calcext:value-type="float">
            <text:p>90.0118543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.374" calcext:value-type="float">
            <text:p>40.374</text:p>
          </table:table-cell>
          <table:table-cell office:value-type="float" office:value="4.76611" calcext:value-type="float">
            <text:p>4.76611</text:p>
          </table:table-cell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37.178" calcext:value-type="float">
            <text:p>237.178</text:p>
          </table:table-cell>
          <table:table-cell table:formula="of:=ABS(100*[.H15]/[.$G$3])" office:value-type="float" office:value="89.8272218392807" calcext:value-type="float">
            <text:p>89.8272218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555" calcext:value-type="float">
            <text:p>39.555</text:p>
          </table:table-cell>
          <table:table-cell office:value-type="float" office:value="5.07535" calcext:value-type="float">
            <text:p>5.07535</text:p>
          </table:table-cell>
          <table:table-cell office:value-type="float" office:value="28.6175" calcext:value-type="float">
            <text:p>28.6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35.4205" calcext:value-type="float">
            <text:p>235.4205</text:p>
          </table:table-cell>
          <table:table-cell table:formula="of:=ABS(100*[.H16]/[.$G$3])" office:value-type="float" office:value="89.16159795181" calcext:value-type="float">
            <text:p>89.1615979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108" calcext:value-type="float">
            <text:p>44.108</text:p>
          </table:table-cell>
          <table:table-cell office:value-type="float" office:value="5.34461" calcext:value-type="float">
            <text:p>5.34461</text:p>
          </table:table-cell>
          <table:table-cell office:value-type="float" office:value="29.67" calcext:value-type="float">
            <text:p>29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4.368" calcext:value-type="float">
            <text:p>234.368</text:p>
          </table:table-cell>
          <table:table-cell table:formula="of:=ABS(100*[.H17]/[.$G$3])" office:value-type="float" office:value="88.7629810860558" calcext:value-type="float">
            <text:p>88.7629810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131" calcext:value-type="float">
            <text:p>41.131</text:p>
          </table:table-cell>
          <table:table-cell office:value-type="float" office:value="5.65384" calcext:value-type="float">
            <text:p>5.65384</text:p>
          </table:table-cell>
          <table:table-cell office:value-type="float" office:value="31.045" calcext:value-type="float">
            <text:p>31.0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2.993" calcext:value-type="float">
            <text:p>232.993</text:p>
          </table:table-cell>
          <table:table-cell table:formula="of:=ABS(100*[.H18]/[.$G$3])" office:value-type="float" office:value="88.2422227103674" calcext:value-type="float">
            <text:p>88.2422227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161" calcext:value-type="float">
            <text:p>42.161</text:p>
          </table:table-cell>
          <table:table-cell office:value-type="float" office:value="5.85999" calcext:value-type="float">
            <text:p>5.85999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31.958" calcext:value-type="float">
            <text:p>231.958</text:p>
          </table:table-cell>
          <table:table-cell table:formula="of:=ABS(100*[.H19]/[.$G$3])" office:value-type="float" office:value="87.8502336784857" calcext:value-type="float">
            <text:p>87.85023367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755" calcext:value-type="float">
            <text:p>52.755</text:p>
          </table:table-cell>
          <table:table-cell office:value-type="float" office:value="6.26078" calcext:value-type="float">
            <text:p>6.26078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30.3605" calcext:value-type="float">
            <text:p>230.3605</text:p>
          </table:table-cell>
          <table:table-cell table:formula="of:=ABS(100*[.H20]/[.$G$3])" office:value-type="float" office:value="87.2452071292768" calcext:value-type="float">
            <text:p>87.24520712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.577" calcext:value-type="float">
            <text:p>50.577</text:p>
          </table:table-cell>
          <table:table-cell office:value-type="float" office:value="6.56182" calcext:value-type="float">
            <text:p>6.56182</text:p>
          </table:table-cell>
          <table:table-cell office:value-type="float" office:value="34.6525" calcext:value-type="float">
            <text:p>34.6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9.3855" calcext:value-type="float">
            <text:p>229.3855</text:p>
          </table:table-cell>
          <table:table-cell table:formula="of:=ABS(100*[.H21]/[.$G$3])" office:value-type="float" office:value="86.8759420992433" calcext:value-type="float">
            <text:p>86.8759420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.946" calcext:value-type="float">
            <text:p>46.946</text:p>
          </table:table-cell>
          <table:table-cell office:value-type="float" office:value="6.81182" calcext:value-type="float">
            <text:p>6.81182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28.448" calcext:value-type="float">
            <text:p>228.448</text:p>
          </table:table-cell>
          <table:table-cell table:formula="of:=ABS(100*[.H22]/[.$G$3])" office:value-type="float" office:value="86.5208795703649" calcext:value-type="float">
            <text:p>86.52087957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638" calcext:value-type="float">
            <text:p>47.638</text:p>
          </table:table-cell>
          <table:table-cell office:value-type="float" office:value="7.14536" calcext:value-type="float">
            <text:p>7.14536</text:p>
          </table:table-cell>
          <table:table-cell office:value-type="float" office:value="36.8525" calcext:value-type="float">
            <text:p>36.8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27.1855" calcext:value-type="float">
            <text:p>227.1855</text:p>
          </table:table-cell>
          <table:table-cell table:formula="of:=ABS(100*[.H23]/[.$G$3])" office:value-type="float" office:value="86.0427286981419" calcext:value-type="float">
            <text:p>86.04272869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245" calcext:value-type="float">
            <text:p>52.245</text:p>
          </table:table-cell>
          <table:table-cell office:value-type="float" office:value="7.42149" calcext:value-type="float">
            <text:p>7.42149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19.638" calcext:value-type="float">
            <text:p>219.638</text:p>
          </table:table-cell>
          <table:table-cell table:formula="of:=ABS(100*[.H24]/[.$G$3])" office:value-type="float" office:value="83.1842386323181" calcext:value-type="float">
            <text:p>83.18423863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404" calcext:value-type="float">
            <text:p>75.404</text:p>
          </table:table-cell>
          <table:table-cell office:value-type="float" office:value="7.69649" calcext:value-type="float">
            <text:p>7.69649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16.838" calcext:value-type="float">
            <text:p>216.838</text:p>
          </table:table-cell>
          <table:table-cell table:formula="of:=ABS(100*[.H25]/[.$G$3])" office:value-type="float" office:value="82.1237852127345" calcext:value-type="float">
            <text:p>82.12378521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889" calcext:value-type="float">
            <text:p>54.889</text:p>
          </table:table-cell>
          <table:table-cell office:value-type="float" office:value="7.97149" calcext:value-type="float">
            <text:p>7.97149</text:p>
          </table:table-cell>
          <table:table-cell office:value-type="float" office:value="48.215" calcext:value-type="float">
            <text:p>48.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15.823" calcext:value-type="float">
            <text:p>215.823</text:p>
          </table:table-cell>
          <table:table-cell table:formula="of:=ABS(100*[.H26]/[.$G$3])" office:value-type="float" office:value="81.7393708481355" calcext:value-type="float">
            <text:p>81.7393708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412" calcext:value-type="float">
            <text:p>55.412</text:p>
          </table:table-cell>
          <table:table-cell office:value-type="float" office:value="8.23725" calcext:value-type="float">
            <text:p>8.23725</text:p>
          </table:table-cell>
          <table:table-cell office:value-type="float" office:value="49.5825" calcext:value-type="float">
            <text:p>49.5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14.4555" calcext:value-type="float">
            <text:p>214.4555</text:p>
          </table:table-cell>
          <table:table-cell table:formula="of:=ABS(100*[.H27]/[.$G$3])" office:value-type="float" office:value="81.2214529726782" calcext:value-type="float">
            <text:p>81.22145297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206" calcext:value-type="float">
            <text:p>54.206</text:p>
          </table:table-cell>
          <table:table-cell office:value-type="float" office:value="8.57728" calcext:value-type="float">
            <text:p>8.57728</text:p>
          </table:table-cell>
          <table:table-cell office:value-type="float" office:value="50.4075" calcext:value-type="float">
            <text:p>50.4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13.6305" calcext:value-type="float">
            <text:p>213.6305</text:p>
          </table:table-cell>
          <table:table-cell table:formula="of:=ABS(100*[.H28]/[.$G$3])" office:value-type="float" office:value="80.9089979472652" calcext:value-type="float">
            <text:p>80.90899794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.152" calcext:value-type="float">
            <text:p>62.152</text:p>
          </table:table-cell>
          <table:table-cell office:value-type="float" office:value="8.83829" calcext:value-type="float">
            <text:p>8.83829</text:p>
          </table:table-cell>
          <table:table-cell office:value-type="float" office:value="51.61" calcext:value-type="float">
            <text:p>51.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12.428" calcext:value-type="float">
            <text:p>212.428</text:p>
          </table:table-cell>
          <table:table-cell table:formula="of:=ABS(100*[.H29]/[.$G$3])" office:value-type="float" office:value="80.4535710768904" calcext:value-type="float">
            <text:p>80.45357107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022" calcext:value-type="float">
            <text:p>63.022</text:p>
          </table:table-cell>
          <table:table-cell office:value-type="float" office:value="9.14752" calcext:value-type="float">
            <text:p>9.14752</text:p>
          </table:table-cell>
          <table:table-cell office:value-type="float" office:value="52.455" calcext:value-type="float">
            <text:p>52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11.583" calcext:value-type="float">
            <text:p>211.583</text:p>
          </table:table-cell>
          <table:table-cell table:formula="of:=ABS(100*[.H30]/[.$G$3])" office:value-type="float" office:value="80.1335413841947" calcext:value-type="float">
            <text:p>80.1335413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.664" calcext:value-type="float">
            <text:p>54.664</text:p>
          </table:table-cell>
          <table:table-cell office:value-type="float" office:value="9.37801" calcext:value-type="float">
            <text:p>9.37801</text:p>
          </table:table-cell>
          <table:table-cell office:value-type="float" office:value="53.085" calcext:value-type="float">
            <text:p>53.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10.953" calcext:value-type="float">
            <text:p>210.953</text:p>
          </table:table-cell>
          <table:table-cell table:formula="of:=ABS(100*[.H31]/[.$G$3])" office:value-type="float" office:value="79.8949393647884" calcext:value-type="float">
            <text:p>79.89493936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165" calcext:value-type="float">
            <text:p>52.165</text:p>
          </table:table-cell>
          <table:table-cell office:value-type="float" office:value="9.70301" calcext:value-type="float">
            <text:p>9.70301</text:p>
          </table:table-cell>
          <table:table-cell office:value-type="float" office:value="57.0975" calcext:value-type="float">
            <text:p>57.0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06.9405" calcext:value-type="float">
            <text:p>206.9405</text:p>
          </table:table-cell>
          <table:table-cell table:formula="of:=ABS(100*[.H32]/[.$G$3])" office:value-type="float" office:value="78.3752717411888" calcext:value-type="float">
            <text:p>78.3752717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.906" calcext:value-type="float">
            <text:p>54.906</text:p>
          </table:table-cell>
          <table:table-cell office:value-type="float" office:value="9.9335" calcext:value-type="float">
            <text:p>9.9335</text:p>
          </table:table-cell>
          <table:table-cell office:value-type="float" office:value="57.7625" calcext:value-type="float">
            <text:p>57.7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06.2755" calcext:value-type="float">
            <text:p>206.2755</text:p>
          </table:table-cell>
          <table:table-cell table:formula="of:=ABS(100*[.H33]/[.$G$3])" office:value-type="float" office:value="78.1234140540377" calcext:value-type="float">
            <text:p>78.123414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449" calcext:value-type="float">
            <text:p>52.449</text:p>
          </table:table-cell>
          <table:table-cell office:value-type="float" office:value="10.2595" calcext:value-type="float">
            <text:p>10.2595</text:p>
          </table:table-cell>
          <table:table-cell office:value-type="float" office:value="59.1125" calcext:value-type="float">
            <text:p>59.1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04.9255" calcext:value-type="float">
            <text:p>204.9255</text:p>
          </table:table-cell>
          <table:table-cell table:formula="of:=ABS(100*[.H34]/[.$G$3])" office:value-type="float" office:value="77.6121240124528" calcext:value-type="float">
            <text:p>77.6121240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.803" calcext:value-type="float">
            <text:p>54.803</text:p>
          </table:table-cell>
          <table:table-cell office:value-type="float" office:value="10.5356" calcext:value-type="float">
            <text:p>10.5356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05.0005" calcext:value-type="float">
            <text:p>205.0005</text:p>
          </table:table-cell>
          <table:table-cell table:formula="of:=ABS(100*[.H35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.308" calcext:value-type="float">
            <text:p>64.308</text:p>
          </table:table-cell>
          <table:table-cell office:value-type="float" office:value="10.7492" calcext:value-type="float">
            <text:p>10.7492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05.0005" calcext:value-type="float">
            <text:p>205.0005</text:p>
          </table:table-cell>
          <table:table-cell table:formula="of:=ABS(100*[.H36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.506" calcext:value-type="float">
            <text:p>58.506</text:p>
          </table:table-cell>
          <table:table-cell office:value-type="float" office:value="11.0041" calcext:value-type="float">
            <text:p>11.0041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7]" office:value-type="float" office:value="205.0005" calcext:value-type="float">
            <text:p>205.0005</text:p>
          </table:table-cell>
          <table:table-cell table:formula="of:=ABS(100*[.H37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.364" calcext:value-type="float">
            <text:p>52.364</text:p>
          </table:table-cell>
          <table:table-cell office:value-type="float" office:value="11.2163" calcext:value-type="float">
            <text:p>11.2163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8]" office:value-type="float" office:value="205.0005" calcext:value-type="float">
            <text:p>205.0005</text:p>
          </table:table-cell>
          <table:table-cell table:formula="of:=ABS(100*[.H38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.335" calcext:value-type="float">
            <text:p>58.335</text:p>
          </table:table-cell>
          <table:table-cell office:value-type="float" office:value="11.4737" calcext:value-type="float">
            <text:p>11.4737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9]" office:value-type="float" office:value="205.0005" calcext:value-type="float">
            <text:p>205.0005</text:p>
          </table:table-cell>
          <table:table-cell table:formula="of:=ABS(100*[.H39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.059" calcext:value-type="float">
            <text:p>56.059</text:p>
          </table:table-cell>
          <table:table-cell office:value-type="float" office:value="11.7987" calcext:value-type="float">
            <text:p>11.7987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0]" office:value-type="float" office:value="205.0005" calcext:value-type="float">
            <text:p>205.0005</text:p>
          </table:table-cell>
          <table:table-cell table:formula="of:=ABS(100*[.H40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.574" calcext:value-type="float">
            <text:p>59.574</text:p>
          </table:table-cell>
          <table:table-cell office:value-type="float" office:value="12.0499" calcext:value-type="float">
            <text:p>12.0499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1]" office:value-type="float" office:value="205.0005" calcext:value-type="float">
            <text:p>205.0005</text:p>
          </table:table-cell>
          <table:table-cell table:formula="of:=ABS(100*[.H41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.03" calcext:value-type="float">
            <text:p>67.03</text:p>
          </table:table-cell>
          <table:table-cell office:value-type="float" office:value="12.3249" calcext:value-type="float">
            <text:p>12.3249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2]" office:value-type="float" office:value="205.0005" calcext:value-type="float">
            <text:p>205.0005</text:p>
          </table:table-cell>
          <table:table-cell table:formula="of:=ABS(100*[.H42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.996" calcext:value-type="float">
            <text:p>57.996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59.0375" calcext:value-type="float">
            <text:p>59.0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3]" office:value-type="float" office:value="205.0005" calcext:value-type="float">
            <text:p>205.0005</text:p>
          </table:table-cell>
          <table:table-cell table:formula="of:=ABS(100*[.H43]/[.$G$3])" office:value-type="float" office:value="77.640529014763" calcext:value-type="float">
            <text:p>77.64052901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.444" calcext:value-type="float">
            <text:p>58.444</text:p>
          </table:table-cell>
          <table:table-cell office:value-type="float" office:value="12.9012" calcext:value-type="float">
            <text:p>12.9012</text:p>
          </table:table-cell>
          <table:table-cell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4]" office:value-type="float" office:value="205.003" calcext:value-type="float">
            <text:p>205.003</text:p>
          </table:table-cell>
          <table:table-cell table:formula="of:=ABS(100*[.H44]/[.$G$3])" office:value-type="float" office:value="77.6414758481734" calcext:value-type="float">
            <text:p>77.64147584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086" calcext:value-type="float">
            <text:p>52.086</text:p>
          </table:table-cell>
          <table:table-cell office:value-type="float" office:value="13.1524" calcext:value-type="float">
            <text:p>13.1524</text:p>
          </table:table-cell>
          <table:table-cell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5]" office:value-type="float" office:value="205.003" calcext:value-type="float">
            <text:p>205.003</text:p>
          </table:table-cell>
          <table:table-cell table:formula="of:=ABS(100*[.H45]/[.$G$3])" office:value-type="float" office:value="77.6414758481734" calcext:value-type="float">
            <text:p>77.64147584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022" calcext:value-type="float">
            <text:p>53.022</text:p>
          </table:table-cell>
          <table:table-cell office:value-type="float" office:value="13.4524" calcext:value-type="float">
            <text:p>13.4524</text:p>
          </table:table-cell>
          <table:table-cell office:value-type="float" office:value="59.0275" calcext:value-type="float">
            <text:p>59.0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6]" office:value-type="float" office:value="205.0105" calcext:value-type="float">
            <text:p>205.0105</text:p>
          </table:table-cell>
          <table:table-cell table:formula="of:=ABS(100*[.H46]/[.$G$3])" office:value-type="float" office:value="77.6443163484044" calcext:value-type="float">
            <text:p>77.64431634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357" calcext:value-type="float">
            <text:p>51.357</text:p>
          </table:table-cell>
          <table:table-cell office:value-type="float" office:value="13.8033" calcext:value-type="float">
            <text:p>13.8033</text:p>
          </table:table-cell>
          <table:table-cell office:value-type="float" office:value="59.025" calcext:value-type="float">
            <text:p>59.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7]" office:value-type="float" office:value="205.013" calcext:value-type="float">
            <text:p>205.013</text:p>
          </table:table-cell>
          <table:table-cell table:formula="of:=ABS(100*[.H47]/[.$G$3])" office:value-type="float" office:value="77.6452631818147" calcext:value-type="float">
            <text:p>77.645263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.258" calcext:value-type="float">
            <text:p>50.258</text:p>
          </table:table-cell>
          <table:table-cell office:value-type="float" office:value="14.1321" calcext:value-type="float">
            <text:p>14.1321</text:p>
          </table:table-cell>
          <table:table-cell office:value-type="float" office:value="59.025" calcext:value-type="float">
            <text:p>59.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8]" office:value-type="float" office:value="205.013" calcext:value-type="float">
            <text:p>205.013</text:p>
          </table:table-cell>
          <table:table-cell table:formula="of:=ABS(100*[.H48]/[.$G$3])" office:value-type="float" office:value="77.6452631818147" calcext:value-type="float">
            <text:p>77.645263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.277" calcext:value-type="float">
            <text:p>63.277</text:p>
          </table:table-cell>
          <table:table-cell office:value-type="float" office:value="14.4857" calcext:value-type="float">
            <text:p>14.4857</text:p>
          </table:table-cell>
          <table:table-cell office:value-type="float" office:value="59.5125" calcext:value-type="float">
            <text:p>59.5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9]" office:value-type="float" office:value="204.5255" calcext:value-type="float">
            <text:p>204.5255</text:p>
          </table:table-cell>
          <table:table-cell table:formula="of:=ABS(100*[.H49]/[.$G$3])" office:value-type="float" office:value="77.460630666798" calcext:value-type="float">
            <text:p>77.46063066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432" calcext:value-type="float">
            <text:p>60.432</text:p>
          </table:table-cell>
          <table:table-cell office:value-type="float" office:value="14.8116" calcext:value-type="float">
            <text:p>14.8116</text:p>
          </table:table-cell>
          <table:table-cell office:value-type="float" office:value="59.495" calcext:value-type="float">
            <text:p>59.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0]" office:value-type="float" office:value="204.543" calcext:value-type="float">
            <text:p>204.543</text:p>
          </table:table-cell>
          <table:table-cell table:formula="of:=ABS(100*[.H50]/[.$G$3])" office:value-type="float" office:value="77.4672585006704" calcext:value-type="float">
            <text:p>77.46725850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.967" calcext:value-type="float">
            <text:p>59.967</text:p>
          </table:table-cell>
          <table:table-cell office:value-type="float" office:value="15.1366" calcext:value-type="float">
            <text:p>15.1366</text:p>
          </table:table-cell>
          <table:table-cell office:value-type="float" office:value="59.5125" calcext:value-type="float">
            <text:p>59.5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1]" office:value-type="float" office:value="204.5255" calcext:value-type="float">
            <text:p>204.5255</text:p>
          </table:table-cell>
          <table:table-cell table:formula="of:=ABS(100*[.H51]/[.$G$3])" office:value-type="float" office:value="77.460630666798" calcext:value-type="float">
            <text:p>77.46063066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884" calcext:value-type="float">
            <text:p>51.884</text:p>
          </table:table-cell>
          <table:table-cell office:value-type="float" office:value="15.4875" calcext:value-type="float">
            <text:p>15.4875</text:p>
          </table:table-cell>
          <table:table-cell office:value-type="float" office:value="60.2575" calcext:value-type="float">
            <text:p>60.2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2]" office:value-type="float" office:value="203.7805" calcext:value-type="float">
            <text:p>203.7805</text:p>
          </table:table-cell>
          <table:table-cell table:formula="of:=ABS(100*[.H52]/[.$G$3])" office:value-type="float" office:value="77.1784743105159" calcext:value-type="float">
            <text:p>77.17847431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.08" calcext:value-type="float">
            <text:p>58.08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60.8025" calcext:value-type="float">
            <text:p>60.8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3]" office:value-type="float" office:value="203.2355" calcext:value-type="float">
            <text:p>203.2355</text:p>
          </table:table-cell>
          <table:table-cell table:formula="of:=ABS(100*[.H53]/[.$G$3])" office:value-type="float" office:value="76.9720646270612" calcext:value-type="float">
            <text:p>76.97206462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.218" calcext:value-type="float">
            <text:p>57.218</text:p>
          </table:table-cell>
          <table:table-cell office:value-type="float" office:value="16.0375" calcext:value-type="float">
            <text:p>16.0375</text:p>
          </table:table-cell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4]" office:value-type="float" office:value="203.238" calcext:value-type="float">
            <text:p>203.238</text:p>
          </table:table-cell>
          <table:table-cell table:formula="of:=ABS(100*[.H54]/[.$G$3])" office:value-type="float" office:value="76.9730114604716" calcext:value-type="float">
            <text:p>76.97301146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.469" calcext:value-type="float">
            <text:p>74.469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61.3125" calcext:value-type="float">
            <text:p>61.3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5]" office:value-type="float" office:value="202.7255" calcext:value-type="float">
            <text:p>202.7255</text:p>
          </table:table-cell>
          <table:table-cell table:formula="of:=ABS(100*[.H55]/[.$G$3])" office:value-type="float" office:value="76.7789106113514" calcext:value-type="float">
            <text:p>76.7789106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.699" calcext:value-type="float">
            <text:p>58.699</text:p>
          </table:table-cell>
          <table:table-cell office:value-type="float" office:value="16.6885" calcext:value-type="float">
            <text:p>16.6885</text:p>
          </table:table-cell>
          <table:table-cell office:value-type="float" office:value="61.6775" calcext:value-type="float">
            <text:p>61.6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6]" office:value-type="float" office:value="202.3605" calcext:value-type="float">
            <text:p>202.3605</text:p>
          </table:table-cell>
          <table:table-cell table:formula="of:=ABS(100*[.H56]/[.$G$3])" office:value-type="float" office:value="76.6406729334414" calcext:value-type="float">
            <text:p>76.64067293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208" calcext:value-type="float">
            <text:p>52.208</text:p>
          </table:table-cell>
          <table:table-cell office:value-type="float" office:value="17.0135" calcext:value-type="float">
            <text:p>17.0135</text:p>
          </table:table-cell>
          <table:table-cell office:value-type="float" office:value="62.295" calcext:value-type="float">
            <text:p>62.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7]" office:value-type="float" office:value="201.743" calcext:value-type="float">
            <text:p>201.743</text:p>
          </table:table-cell>
          <table:table-cell table:formula="of:=ABS(100*[.H57]/[.$G$3])" office:value-type="float" office:value="76.4068050810868" calcext:value-type="float">
            <text:p>76.40680508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.252" calcext:value-type="float">
            <text:p>61.252</text:p>
          </table:table-cell>
          <table:table-cell office:value-type="float" office:value="17.2647" calcext:value-type="float">
            <text:p>17.2647</text:p>
          </table:table-cell>
          <table:table-cell office:value-type="float" office:value="62.295" calcext:value-type="float">
            <text:p>62.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8]" office:value-type="float" office:value="201.743" calcext:value-type="float">
            <text:p>201.743</text:p>
          </table:table-cell>
          <table:table-cell table:formula="of:=ABS(100*[.H58]/[.$G$3])" office:value-type="float" office:value="76.4068050810868" calcext:value-type="float">
            <text:p>76.40680508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346" calcext:value-type="float">
            <text:p>56.346</text:p>
          </table:table-cell>
          <table:table-cell office:value-type="float" office:value="17.5409" calcext:value-type="float">
            <text:p>17.5409</text:p>
          </table:table-cell>
          <table:table-cell office:value-type="float" office:value="64.43" calcext:value-type="float">
            <text:p>64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9]" office:value-type="float" office:value="199.608" calcext:value-type="float">
            <text:p>199.608</text:p>
          </table:table-cell>
          <table:table-cell table:formula="of:=ABS(100*[.H59]/[.$G$3])" office:value-type="float" office:value="75.5982093486544" calcext:value-type="float">
            <text:p>75.59820934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.732" calcext:value-type="float">
            <text:p>56.732</text:p>
          </table:table-cell>
          <table:table-cell office:value-type="float" office:value="17.7659" calcext:value-type="float">
            <text:p>17.7659</text:p>
          </table:table-cell>
          <table:table-cell office:value-type="float" office:value="65.6975" calcext:value-type="float">
            <text:p>65.6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0]" office:value-type="float" office:value="198.3405" calcext:value-type="float">
            <text:p>198.3405</text:p>
          </table:table-cell>
          <table:table-cell table:formula="of:=ABS(100*[.H60]/[.$G$3])" office:value-type="float" office:value="75.1181648096108" calcext:value-type="float">
            <text:p>75.11816480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.233" calcext:value-type="float">
            <text:p>54.233</text:p>
          </table:table-cell>
          <table:table-cell office:value-type="float" office:value="18.0947" calcext:value-type="float">
            <text:p>18.0947</text:p>
          </table:table-cell>
          <table:table-cell office:value-type="float" office:value="66.3925" calcext:value-type="float">
            <text:p>66.3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1]" office:value-type="float" office:value="197.6455" calcext:value-type="float">
            <text:p>197.6455</text:p>
          </table:table-cell>
          <table:table-cell table:formula="of:=ABS(100*[.H61]/[.$G$3])" office:value-type="float" office:value="74.8549451215356" calcext:value-type="float">
            <text:p>74.85494512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.287" calcext:value-type="float">
            <text:p>68.287</text:p>
          </table:table-cell>
          <table:table-cell office:value-type="float" office:value="18.3252" calcext:value-type="float">
            <text:p>18.3252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2]" office:value-type="float" office:value="197.688" calcext:value-type="float">
            <text:p>197.688</text:p>
          </table:table-cell>
          <table:table-cell table:formula="of:=ABS(100*[.H62]/[.$G$3])" office:value-type="float" office:value="74.8710412895114" calcext:value-type="float">
            <text:p>74.8710412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.418" calcext:value-type="float">
            <text:p>74.418</text:p>
          </table:table-cell>
          <table:table-cell office:value-type="float" office:value="18.5267" calcext:value-type="float">
            <text:p>18.5267</text:p>
          </table:table-cell>
          <table:table-cell office:value-type="float" office:value="66.35" calcext:value-type="float">
            <text:p>66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3]" office:value-type="float" office:value="197.688" calcext:value-type="float">
            <text:p>197.688</text:p>
          </table:table-cell>
          <table:table-cell table:formula="of:=ABS(100*[.H63]/[.$G$3])" office:value-type="float" office:value="74.8710412895114" calcext:value-type="float">
            <text:p>74.87104128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.876" calcext:value-type="float">
            <text:p>63.876</text:p>
          </table:table-cell>
          <table:table-cell office:value-type="float" office:value="18.8017" calcext:value-type="float">
            <text:p>18.8017</text:p>
          </table:table-cell>
          <table:table-cell office:value-type="float" office:value="70.0175" calcext:value-type="float">
            <text:p>70.0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4]" office:value-type="float" office:value="194.0205" calcext:value-type="float">
            <text:p>194.0205</text:p>
          </table:table-cell>
          <table:table-cell table:formula="of:=ABS(100*[.H64]/[.$G$3])" office:value-type="float" office:value="73.482036676539" calcext:value-type="float">
            <text:p>73.48203667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.851" calcext:value-type="float">
            <text:p>64.851</text:p>
          </table:table-cell>
          <table:table-cell office:value-type="float" office:value="19.1306" calcext:value-type="float">
            <text:p>19.1306</text:p>
          </table:table-cell>
          <table:table-cell office:value-type="float" office:value="71.1475" calcext:value-type="float">
            <text:p>71.1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5]" office:value-type="float" office:value="192.8905" calcext:value-type="float">
            <text:p>192.8905</text:p>
          </table:table-cell>
          <table:table-cell table:formula="of:=ABS(100*[.H65]/[.$G$3])" office:value-type="float" office:value="73.0540679750642" calcext:value-type="float">
            <text:p>73.05406797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.464" calcext:value-type="float">
            <text:p>61.464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71.91" calcext:value-type="float">
            <text:p>71.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6]" office:value-type="float" office:value="192.128" calcext:value-type="float">
            <text:p>192.128</text:p>
          </table:table-cell>
          <table:table-cell table:formula="of:=ABS(100*[.H66]/[.$G$3])" office:value-type="float" office:value="72.7652837849098" calcext:value-type="float">
            <text:p>72.76528378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884" calcext:value-type="float">
            <text:p>60.884</text:p>
          </table:table-cell>
          <table:table-cell office:value-type="float" office:value="19.7101" calcext:value-type="float">
            <text:p>19.7101</text:p>
          </table:table-cell>
          <table:table-cell office:value-type="float" office:value="71.605" calcext:value-type="float">
            <text:p>71.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7]" office:value-type="float" office:value="192.433" calcext:value-type="float">
            <text:p>192.433</text:p>
          </table:table-cell>
          <table:table-cell table:formula="of:=ABS(100*[.H67]/[.$G$3])" office:value-type="float" office:value="72.8807974609715" calcext:value-type="float">
            <text:p>72.8807974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.73" calcext:value-type="float">
            <text:p>63.73</text:p>
          </table:table-cell>
          <table:table-cell office:value-type="float" office:value="20.0111" calcext:value-type="float">
            <text:p>20.0111</text:p>
          </table:table-cell>
          <table:table-cell office:value-type="float" office:value="73.4925" calcext:value-type="float">
            <text:p>73.4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8]" office:value-type="float" office:value="190.5455" calcext:value-type="float">
            <text:p>190.5455</text:p>
          </table:table-cell>
          <table:table-cell table:formula="of:=ABS(100*[.H68]/[.$G$3])" office:value-type="float" office:value="72.165938236163" calcext:value-type="float">
            <text:p>72.16593823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.838" calcext:value-type="float">
            <text:p>75.838</text:p>
          </table:table-cell>
          <table:table-cell office:value-type="float" office:value="20.3111" calcext:value-type="float">
            <text:p>20.3111</text:p>
          </table:table-cell>
          <table:table-cell office:value-type="float" office:value="73.0775" calcext:value-type="float">
            <text:p>73.0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9]" office:value-type="float" office:value="190.9605" calcext:value-type="float">
            <text:p>190.9605</text:p>
          </table:table-cell>
          <table:table-cell table:formula="of:=ABS(100*[.H69]/[.$G$3])" office:value-type="float" office:value="72.3231125822798" calcext:value-type="float">
            <text:p>72.32311258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062" calcext:value-type="float">
            <text:p>72.062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74.55" calcext:value-type="float">
            <text:p>74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0]" office:value-type="float" office:value="189.488" calcext:value-type="float">
            <text:p>189.488</text:p>
          </table:table-cell>
          <table:table-cell table:formula="of:=ABS(100*[.H70]/[.$G$3])" office:value-type="float" office:value="71.7654277035881" calcext:value-type="float">
            <text:p>71.76542770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.033" calcext:value-type="float">
            <text:p>65.033</text:p>
          </table:table-cell>
          <table:table-cell office:value-type="float" office:value="20.9457" calcext:value-type="float">
            <text:p>20.9457</text:p>
          </table:table-cell>
          <table:table-cell office:value-type="float" office:value="74.8325" calcext:value-type="float">
            <text:p>74.8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1]" office:value-type="float" office:value="189.2055" calcext:value-type="float">
            <text:p>189.2055</text:p>
          </table:table-cell>
          <table:table-cell table:formula="of:=ABS(100*[.H71]/[.$G$3])" office:value-type="float" office:value="71.6584355282194" calcext:value-type="float">
            <text:p>71.65843552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435" calcext:value-type="float">
            <text:p>66.435</text:p>
          </table:table-cell>
          <table:table-cell office:value-type="float" office:value="21.2619" calcext:value-type="float">
            <text:p>21.2619</text:p>
          </table:table-cell>
          <table:table-cell office:value-type="float" office:value="75.985" calcext:value-type="float">
            <text:p>75.9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2]" office:value-type="float" office:value="188.053" calcext:value-type="float">
            <text:p>188.053</text:p>
          </table:table-cell>
          <table:table-cell table:formula="of:=ABS(100*[.H72]/[.$G$3])" office:value-type="float" office:value="71.2219453260516" calcext:value-type="float">
            <text:p>71.22194532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368" calcext:value-type="float">
            <text:p>67.368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75.4375" calcext:value-type="float">
            <text:p>75.4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3]" office:value-type="float" office:value="188.6005" calcext:value-type="float">
            <text:p>188.6005</text:p>
          </table:table-cell>
          <table:table-cell table:formula="of:=ABS(100*[.H73]/[.$G$3])" office:value-type="float" office:value="71.4293018429166" calcext:value-type="float">
            <text:p>71.42930184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.226" calcext:value-type="float">
            <text:p>61.226</text:p>
          </table:table-cell>
          <table:table-cell office:value-type="float" office:value="21.793" calcext:value-type="float">
            <text:p>21.793</text:p>
          </table:table-cell>
          <table:table-cell office:value-type="float" office:value="76.1975" calcext:value-type="float">
            <text:p>76.1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4]" office:value-type="float" office:value="187.8405" calcext:value-type="float">
            <text:p>187.8405</text:p>
          </table:table-cell>
          <table:table-cell table:formula="of:=ABS(100*[.H74]/[.$G$3])" office:value-type="float" office:value="71.1414644861725" calcext:value-type="float">
            <text:p>71.14146448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876" calcext:value-type="float">
            <text:p>71.876</text:p>
          </table:table-cell>
          <table:table-cell office:value-type="float" office:value="22.0504" calcext:value-type="float">
            <text:p>22.0504</text:p>
          </table:table-cell>
          <table:table-cell office:value-type="float" office:value="76.2675" calcext:value-type="float">
            <text:p>76.2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5]" office:value-type="float" office:value="187.7705" calcext:value-type="float">
            <text:p>187.7705</text:p>
          </table:table-cell>
          <table:table-cell table:formula="of:=ABS(100*[.H75]/[.$G$3])" office:value-type="float" office:value="71.1149531506829" calcext:value-type="float">
            <text:p>71.11495315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052" calcext:value-type="float">
            <text:p>73.052</text:p>
          </table:table-cell>
          <table:table-cell office:value-type="float" office:value="22.3666" calcext:value-type="float">
            <text:p>22.3666</text:p>
          </table:table-cell>
          <table:table-cell office:value-type="float" office:value="79.94" calcext:value-type="float">
            <text:p>79.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6]" office:value-type="float" office:value="184.098" calcext:value-type="float">
            <text:p>184.098</text:p>
          </table:table-cell>
          <table:table-cell table:formula="of:=ABS(100*[.H76]/[.$G$3])" office:value-type="float" office:value="69.7240548708898" calcext:value-type="float">
            <text:p>69.72405487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.557" calcext:value-type="float">
            <text:p>79.557</text:p>
          </table:table-cell>
          <table:table-cell office:value-type="float" office:value="22.7002" calcext:value-type="float">
            <text:p>22.7002</text:p>
          </table:table-cell>
          <table:table-cell office:value-type="float" office:value="80.575" calcext:value-type="float">
            <text:p>80.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7]" office:value-type="float" office:value="183.463" calcext:value-type="float">
            <text:p>183.463</text:p>
          </table:table-cell>
          <table:table-cell table:formula="of:=ABS(100*[.H77]/[.$G$3])" office:value-type="float" office:value="69.4835591846628" calcext:value-type="float">
            <text:p>69.48355918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.698" calcext:value-type="float">
            <text:p>67.698</text:p>
          </table:table-cell>
          <table:table-cell office:value-type="float" office:value="23.0261" calcext:value-type="float">
            <text:p>23.0261</text:p>
          </table:table-cell>
          <table:table-cell office:value-type="float" office:value="80.575" calcext:value-type="float">
            <text:p>80.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8]" office:value-type="float" office:value="183.463" calcext:value-type="float">
            <text:p>183.463</text:p>
          </table:table-cell>
          <table:table-cell table:formula="of:=ABS(100*[.H78]/[.$G$3])" office:value-type="float" office:value="69.4835591846628" calcext:value-type="float">
            <text:p>69.48355918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.472" calcext:value-type="float">
            <text:p>68.472</text:p>
          </table:table-cell>
          <table:table-cell office:value-type="float" office:value="23.2774" calcext:value-type="float">
            <text:p>23.2774</text:p>
          </table:table-cell>
          <table:table-cell office:value-type="float" office:value="81.71" calcext:value-type="float">
            <text:p>81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9]" office:value-type="float" office:value="182.328" calcext:value-type="float">
            <text:p>182.328</text:p>
          </table:table-cell>
          <table:table-cell table:formula="of:=ABS(100*[.H79]/[.$G$3])" office:value-type="float" office:value="69.0536968163674" calcext:value-type="float">
            <text:p>69.05369681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.256" calcext:value-type="float">
            <text:p>76.256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81.71" calcext:value-type="float">
            <text:p>81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0]" office:value-type="float" office:value="182.328" calcext:value-type="float">
            <text:p>182.328</text:p>
          </table:table-cell>
          <table:table-cell table:formula="of:=ABS(100*[.H80]/[.$G$3])" office:value-type="float" office:value="69.0536968163674" calcext:value-type="float">
            <text:p>69.05369681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.494" calcext:value-type="float">
            <text:p>91.494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81.71" calcext:value-type="float">
            <text:p>81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1]" office:value-type="float" office:value="182.328" calcext:value-type="float">
            <text:p>182.328</text:p>
          </table:table-cell>
          <table:table-cell table:formula="of:=ABS(100*[.H81]/[.$G$3])" office:value-type="float" office:value="69.0536968163674" calcext:value-type="float">
            <text:p>69.0536968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.398" calcext:value-type="float">
            <text:p>65.398</text:p>
          </table:table-cell>
          <table:table-cell office:value-type="float" office:value="24.1105" calcext:value-type="float">
            <text:p>24.1105</text:p>
          </table:table-cell>
          <table:table-cell office:value-type="float" office:value="82.7425" calcext:value-type="float">
            <text:p>82.7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2]" office:value-type="float" office:value="181.2955" calcext:value-type="float">
            <text:p>181.2955</text:p>
          </table:table-cell>
          <table:table-cell table:formula="of:=ABS(100*[.H82]/[.$G$3])" office:value-type="float" office:value="68.6626546178959" calcext:value-type="float">
            <text:p>68.66265461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.542" calcext:value-type="float">
            <text:p>69.542</text:p>
          </table:table-cell>
          <table:table-cell office:value-type="float" office:value="24.4855" calcext:value-type="float">
            <text:p>24.4855</text:p>
          </table:table-cell>
          <table:table-cell office:value-type="float" office:value="82.7425" calcext:value-type="float">
            <text:p>82.7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3]" office:value-type="float" office:value="181.2955" calcext:value-type="float">
            <text:p>181.2955</text:p>
          </table:table-cell>
          <table:table-cell table:formula="of:=ABS(100*[.H83]/[.$G$3])" office:value-type="float" office:value="68.6626546178959" calcext:value-type="float">
            <text:p>68.66265461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.549" calcext:value-type="float">
            <text:p>70.549</text:p>
          </table:table-cell>
          <table:table-cell office:value-type="float" office:value="24.7465" calcext:value-type="float">
            <text:p>24.7465</text:p>
          </table:table-cell>
          <table:table-cell office:value-type="float" office:value="82.7425" calcext:value-type="float">
            <text:p>82.7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4]" office:value-type="float" office:value="181.2955" calcext:value-type="float">
            <text:p>181.2955</text:p>
          </table:table-cell>
          <table:table-cell table:formula="of:=ABS(100*[.H84]/[.$G$3])" office:value-type="float" office:value="68.6626546178959" calcext:value-type="float">
            <text:p>68.66265461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.689" calcext:value-type="float">
            <text:p>70.689</text:p>
          </table:table-cell>
          <table:table-cell office:value-type="float" office:value="24.9965" calcext:value-type="float">
            <text:p>24.9965</text:p>
          </table:table-cell>
          <table:table-cell office:value-type="float" office:value="83.1075" calcext:value-type="float">
            <text:p>83.1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5]" office:value-type="float" office:value="180.9305" calcext:value-type="float">
            <text:p>180.9305</text:p>
          </table:table-cell>
          <table:table-cell table:formula="of:=ABS(100*[.H85]/[.$G$3])" office:value-type="float" office:value="68.5244169399859" calcext:value-type="float">
            <text:p>68.524416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.586" calcext:value-type="float">
            <text:p>62.586</text:p>
          </table:table-cell>
          <table:table-cell office:value-type="float" office:value="25.3007" calcext:value-type="float">
            <text:p>25.3007</text:p>
          </table:table-cell>
          <table:table-cell office:value-type="float" office:value="83.1075" calcext:value-type="float">
            <text:p>83.10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6]" office:value-type="float" office:value="180.9305" calcext:value-type="float">
            <text:p>180.9305</text:p>
          </table:table-cell>
          <table:table-cell table:formula="of:=ABS(100*[.H86]/[.$G$3])" office:value-type="float" office:value="68.5244169399859" calcext:value-type="float">
            <text:p>68.524416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356" calcext:value-type="float">
            <text:p>67.356</text:p>
          </table:table-cell>
          <table:table-cell office:value-type="float" office:value="25.5835" calcext:value-type="float">
            <text:p>25.5835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7]" office:value-type="float" office:value="180.538" calcext:value-type="float">
            <text:p>180.538</text:p>
          </table:table-cell>
          <table:table-cell table:formula="of:=ABS(100*[.H87]/[.$G$3])" office:value-type="float" office:value="68.3757640945622" calcext:value-type="float">
            <text:p>68.37576409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.042" calcext:value-type="float">
            <text:p>67.042</text:p>
          </table:table-cell>
          <table:table-cell office:value-type="float" office:value="25.9123" calcext:value-type="float">
            <text:p>25.9123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8]" office:value-type="float" office:value="180.538" calcext:value-type="float">
            <text:p>180.538</text:p>
          </table:table-cell>
          <table:table-cell table:formula="of:=ABS(100*[.H88]/[.$G$3])" office:value-type="float" office:value="68.3757640945622" calcext:value-type="float">
            <text:p>68.37576409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.749" calcext:value-type="float">
            <text:p>70.749</text:p>
          </table:table-cell>
          <table:table-cell office:value-type="float" office:value="26.1586" calcext:value-type="float">
            <text:p>26.1586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9]" office:value-type="float" office:value="180.538" calcext:value-type="float">
            <text:p>180.538</text:p>
          </table:table-cell>
          <table:table-cell table:formula="of:=ABS(100*[.H89]/[.$G$3])" office:value-type="float" office:value="68.3757640945622" calcext:value-type="float">
            <text:p>68.37576409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.282" calcext:value-type="float">
            <text:p>62.282</text:p>
          </table:table-cell>
          <table:table-cell office:value-type="float" office:value="26.4196" calcext:value-type="float">
            <text:p>26.4196</text:p>
          </table:table-cell>
          <table:table-cell office:value-type="float" office:value="83.8" calcext:value-type="float">
            <text:p>83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0]" office:value-type="float" office:value="180.238" calcext:value-type="float">
            <text:p>180.238</text:p>
          </table:table-cell>
          <table:table-cell table:formula="of:=ABS(100*[.H90]/[.$G$3])" office:value-type="float" office:value="68.262144085321" calcext:value-type="float">
            <text:p>68.2621440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.734" calcext:value-type="float">
            <text:p>67.734</text:p>
          </table:table-cell>
          <table:table-cell office:value-type="float" office:value="26.6806" calcext:value-type="float">
            <text:p>26.6806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1]" office:value-type="float" office:value="175.538" calcext:value-type="float">
            <text:p>175.538</text:p>
          </table:table-cell>
          <table:table-cell table:formula="of:=ABS(100*[.H91]/[.$G$3])" office:value-type="float" office:value="66.4820972738773" calcext:value-type="float">
            <text:p>66.48209727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.236" calcext:value-type="float">
            <text:p>66.236</text:p>
          </table:table-cell>
          <table:table-cell office:value-type="float" office:value="27.0056" calcext:value-type="float">
            <text:p>27.0056</text:p>
          </table:table-cell>
          <table:table-cell office:value-type="float" office:value="90.6925" calcext:value-type="float">
            <text:p>90.69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2]" office:value-type="float" office:value="173.3455" calcext:value-type="float">
            <text:p>173.3455</text:p>
          </table:table-cell>
          <table:table-cell table:formula="of:=ABS(100*[.H92]/[.$G$3])" office:value-type="float" office:value="65.6517243730069" calcext:value-type="float">
            <text:p>65.6517243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.358" calcext:value-type="float">
            <text:p>69.358</text:p>
          </table:table-cell>
          <table:table-cell office:value-type="float" office:value="27.2361" calcext:value-type="float">
            <text:p>27.2361</text:p>
          </table:table-cell>
          <table:table-cell office:value-type="float" office:value="91.19" calcext:value-type="float">
            <text:p>91.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3]" office:value-type="float" office:value="172.848" calcext:value-type="float">
            <text:p>172.848</text:p>
          </table:table-cell>
          <table:table-cell table:formula="of:=ABS(100*[.H93]/[.$G$3])" office:value-type="float" office:value="65.4633045243488" calcext:value-type="float">
            <text:p>65.46330452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78" calcext:value-type="float">
            <text:p>78.78</text:p>
          </table:table-cell>
          <table:table-cell office:value-type="float" office:value="27.4497" calcext:value-type="float">
            <text:p>27.4497</text:p>
          </table:table-cell>
          <table:table-cell office:value-type="float" office:value="91.1875" calcext:value-type="float">
            <text:p>91.1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4]" office:value-type="float" office:value="172.8505" calcext:value-type="float">
            <text:p>172.8505</text:p>
          </table:table-cell>
          <table:table-cell table:formula="of:=ABS(100*[.H94]/[.$G$3])" office:value-type="float" office:value="65.4642513577591" calcext:value-type="float">
            <text:p>65.46425135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.268" calcext:value-type="float">
            <text:p>66.268</text:p>
          </table:table-cell>
          <table:table-cell office:value-type="float" office:value="27.6633" calcext:value-type="float">
            <text:p>27.6633</text:p>
          </table:table-cell>
          <table:table-cell office:value-type="float" office:value="91.1875" calcext:value-type="float">
            <text:p>91.1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5]" office:value-type="float" office:value="172.8505" calcext:value-type="float">
            <text:p>172.8505</text:p>
          </table:table-cell>
          <table:table-cell table:formula="of:=ABS(100*[.H95]/[.$G$3])" office:value-type="float" office:value="65.4642513577591" calcext:value-type="float">
            <text:p>65.46425135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.19" calcext:value-type="float">
            <text:p>70.19</text:p>
          </table:table-cell>
          <table:table-cell office:value-type="float" office:value="27.8938" calcext:value-type="float">
            <text:p>27.8938</text:p>
          </table:table-cell>
          <table:table-cell office:value-type="float" office:value="91.18" calcext:value-type="float">
            <text:p>91.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6]" office:value-type="float" office:value="172.858" calcext:value-type="float">
            <text:p>172.858</text:p>
          </table:table-cell>
          <table:table-cell table:formula="of:=ABS(100*[.H96]/[.$G$3])" office:value-type="float" office:value="65.4670918579901" calcext:value-type="float">
            <text:p>65.4670918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.646" calcext:value-type="float">
            <text:p>67.646</text:p>
          </table:table-cell>
          <table:table-cell office:value-type="float" office:value="28.1856" calcext:value-type="float">
            <text:p>28.1856</text:p>
          </table:table-cell>
          <table:table-cell office:value-type="float" office:value="91.2825" calcext:value-type="float">
            <text:p>91.28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97]" office:value-type="float" office:value="172.7555" calcext:value-type="float">
            <text:p>172.7555</text:p>
          </table:table-cell>
          <table:table-cell table:formula="of:=ABS(100*[.H97]/[.$G$3])" office:value-type="float" office:value="65.4282716881661" calcext:value-type="float">
            <text:p>65.42827168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.671" calcext:value-type="float">
            <text:p>73.671</text:p>
          </table:table-cell>
          <table:table-cell office:value-type="float" office:value="28.5323" calcext:value-type="float">
            <text:p>28.5323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8]" office:value-type="float" office:value="172.728" calcext:value-type="float">
            <text:p>172.728</text:p>
          </table:table-cell>
          <table:table-cell table:formula="of:=ABS(100*[.H98]/[.$G$3])" office:value-type="float" office:value="65.4178565206523" calcext:value-type="float">
            <text:p>65.41785652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.947" calcext:value-type="float">
            <text:p>68.947</text:p>
          </table:table-cell>
          <table:table-cell office:value-type="float" office:value="28.9276" calcext:value-type="float">
            <text:p>28.9276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9]" office:value-type="float" office:value="172.728" calcext:value-type="float">
            <text:p>172.728</text:p>
          </table:table-cell>
          <table:table-cell table:formula="of:=ABS(100*[.H99]/[.$G$3])" office:value-type="float" office:value="65.4178565206523" calcext:value-type="float">
            <text:p>65.41785652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.436" calcext:value-type="float">
            <text:p>67.436</text:p>
          </table:table-cell>
          <table:table-cell office:value-type="float" office:value="29.1886" calcext:value-type="float">
            <text:p>29.1886</text:p>
          </table:table-cell>
          <table:table-cell office:value-type="float" office:value="91.3125" calcext:value-type="float">
            <text:p>91.3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0]" office:value-type="float" office:value="172.7255" calcext:value-type="float">
            <text:p>172.7255</text:p>
          </table:table-cell>
          <table:table-cell table:formula="of:=ABS(100*[.H100]/[.$G$3])" office:value-type="float" office:value="65.416909687242" calcext:value-type="float">
            <text:p>65.41690968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.897" calcext:value-type="float">
            <text:p>64.897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91.3125" calcext:value-type="float">
            <text:p>91.3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1]" office:value-type="float" office:value="172.7255" calcext:value-type="float">
            <text:p>172.7255</text:p>
          </table:table-cell>
          <table:table-cell table:formula="of:=ABS(100*[.H101]/[.$G$3])" office:value-type="float" office:value="65.416909687242" calcext:value-type="float">
            <text:p>65.41690968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.403" calcext:value-type="float">
            <text:p>65.403</text:p>
          </table:table-cell>
          <table:table-cell office:value-type="float" office:value="29.6496" calcext:value-type="float">
            <text:p>29.6496</text:p>
          </table:table-cell>
          <table:table-cell office:value-type="float" office:value="91.3125" calcext:value-type="float">
            <text:p>91.3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2]" office:value-type="float" office:value="172.7255" calcext:value-type="float">
            <text:p>172.7255</text:p>
          </table:table-cell>
          <table:table-cell table:formula="of:=ABS(100*[.H102]/[.$G$3])" office:value-type="float" office:value="65.416909687242" calcext:value-type="float">
            <text:p>65.41690968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.72" calcext:value-type="float">
            <text:p>65.72</text:p>
          </table:table-cell>
          <table:table-cell office:value-type="float" office:value="29.8996" calcext:value-type="float">
            <text:p>29.8996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3]" office:value-type="float" office:value="172.728" calcext:value-type="float">
            <text:p>172.728</text:p>
          </table:table-cell>
          <table:table-cell table:formula="of:=ABS(100*[.H103]/[.$G$3])" office:value-type="float" office:value="65.4178565206523" calcext:value-type="float">
            <text:p>65.41785652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7.266" calcext:value-type="float">
            <text:p>77.266</text:p>
          </table:table-cell>
          <table:table-cell office:value-type="float" office:value="30.1606" calcext:value-type="float">
            <text:p>30.1606</text:p>
          </table:table-cell>
          <table:table-cell office:value-type="float" office:value="91.31" calcext:value-type="float">
            <text:p>91.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4]" office:value-type="float" office:value="172.728" calcext:value-type="float">
            <text:p>172.728</text:p>
          </table:table-cell>
          <table:table-cell table:formula="of:=ABS(100*[.H104]/[.$G$3])" office:value-type="float" office:value="65.4178565206523" calcext:value-type="float">
            <text:p>65.41785652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.062" calcext:value-type="float">
            <text:p>96.062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91.28" calcext:value-type="float">
            <text:p>91.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5]" office:value-type="float" office:value="172.758" calcext:value-type="float">
            <text:p>172.758</text:p>
          </table:table-cell>
          <table:table-cell table:formula="of:=ABS(100*[.H105]/[.$G$3])" office:value-type="float" office:value="65.4292185215764" calcext:value-type="float">
            <text:p>65.42921852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.343" calcext:value-type="float">
            <text:p>76.343</text:p>
          </table:table-cell>
          <table:table-cell office:value-type="float" office:value="30.7129" calcext:value-type="float">
            <text:p>30.7129</text:p>
          </table:table-cell>
          <table:table-cell office:value-type="float" office:value="91.9125" calcext:value-type="float">
            <text:p>91.9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6]" office:value-type="float" office:value="172.1255" calcext:value-type="float">
            <text:p>172.1255</text:p>
          </table:table-cell>
          <table:table-cell table:formula="of:=ABS(100*[.H106]/[.$G$3])" office:value-type="float" office:value="65.1896696687598" calcext:value-type="float">
            <text:p>65.18966966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.398" calcext:value-type="float">
            <text:p>72.398</text:p>
          </table:table-cell>
          <table:table-cell office:value-type="float" office:value="31.0953" calcext:value-type="float">
            <text:p>31.0953</text:p>
          </table:table-cell>
          <table:table-cell office:value-type="float" office:value="93.0625" calcext:value-type="float">
            <text:p>93.0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7]" office:value-type="float" office:value="170.9755" calcext:value-type="float">
            <text:p>170.9755</text:p>
          </table:table-cell>
          <table:table-cell table:formula="of:=ABS(100*[.H107]/[.$G$3])" office:value-type="float" office:value="64.7541263000023" calcext:value-type="float">
            <text:p>64.75412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.267" calcext:value-type="float">
            <text:p>71.267</text:p>
          </table:table-cell>
          <table:table-cell office:value-type="float" office:value="31.3466" calcext:value-type="float">
            <text:p>31.3466</text:p>
          </table:table-cell>
          <table:table-cell office:value-type="float" office:value="97.74" calcext:value-type="float">
            <text:p>97.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8]" office:value-type="float" office:value="166.298" calcext:value-type="float">
            <text:p>166.298</text:p>
          </table:table-cell>
          <table:table-cell table:formula="of:=ABS(100*[.H108]/[.$G$3])" office:value-type="float" office:value="62.9826009892515" calcext:value-type="float">
            <text:p>62.98260098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.142" calcext:value-type="float">
            <text:p>68.142</text:p>
          </table:table-cell>
          <table:table-cell office:value-type="float" office:value="31.6216" calcext:value-type="float">
            <text:p>31.6216</text:p>
          </table:table-cell>
          <table:table-cell office:value-type="float" office:value="99.5025" calcext:value-type="float">
            <text:p>99.50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9]" office:value-type="float" office:value="164.5355" calcext:value-type="float">
            <text:p>164.5355</text:p>
          </table:table-cell>
          <table:table-cell table:formula="of:=ABS(100*[.H109]/[.$G$3])" office:value-type="float" office:value="62.3150834349601" calcext:value-type="float">
            <text:p>62.3150834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.835" calcext:value-type="float">
            <text:p>68.835</text:p>
          </table:table-cell>
          <table:table-cell office:value-type="float" office:value="31.9466" calcext:value-type="float">
            <text:p>31.9466</text:p>
          </table:table-cell>
          <table:table-cell office:value-type="float" office:value="101.78" calcext:value-type="float">
            <text:p>101.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0]" office:value-type="float" office:value="162.258" calcext:value-type="float">
            <text:p>162.258</text:p>
          </table:table-cell>
          <table:table-cell table:formula="of:=ABS(100*[.H110]/[.$G$3])" office:value-type="float" office:value="61.4525181981382" calcext:value-type="float">
            <text:p>61.45251819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8.118" calcext:value-type="float">
            <text:p>68.118</text:p>
          </table:table-cell>
          <table:table-cell office:value-type="float" office:value="32.2558" calcext:value-type="float">
            <text:p>32.2558</text:p>
          </table:table-cell>
          <table:table-cell office:value-type="float" office:value="103.128" calcext:value-type="float">
            <text:p>103.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1]" office:value-type="float" office:value="160.91" calcext:value-type="float">
            <text:p>160.91</text:p>
          </table:table-cell>
          <table:table-cell table:formula="of:=ABS(100*[.H111]/[.$G$3])" office:value-type="float" office:value="60.9419856232815" calcext:value-type="float">
            <text:p>60.94198562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996" calcext:value-type="float">
            <text:p>71.996</text:p>
          </table:table-cell>
          <table:table-cell office:value-type="float" office:value="32.5568" calcext:value-type="float">
            <text:p>32.5568</text:p>
          </table:table-cell>
          <table:table-cell office:value-type="float" office:value="104.37" calcext:value-type="float">
            <text:p>104.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2]" office:value-type="float" office:value="159.668" calcext:value-type="float">
            <text:p>159.668</text:p>
          </table:table-cell>
          <table:table-cell table:formula="of:=ABS(100*[.H112]/[.$G$3])" office:value-type="float" office:value="60.4715987850234" calcext:value-type="float">
            <text:p>60.4715987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7.345" calcext:value-type="float">
            <text:p>77.345</text:p>
          </table:table-cell>
          <table:table-cell office:value-type="float" office:value="32.8081" calcext:value-type="float">
            <text:p>32.8081</text:p>
          </table:table-cell>
          <table:table-cell office:value-type="float" office:value="104.63" calcext:value-type="float">
            <text:p>104.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3]" office:value-type="float" office:value="159.408" calcext:value-type="float">
            <text:p>159.408</text:p>
          </table:table-cell>
          <table:table-cell table:formula="of:=ABS(100*[.H113]/[.$G$3])" office:value-type="float" office:value="60.3731281103478" calcext:value-type="float">
            <text:p>60.3731281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.804" calcext:value-type="float">
            <text:p>71.804</text:p>
          </table:table-cell>
          <table:table-cell office:value-type="float" office:value="33.1091" calcext:value-type="float">
            <text:p>33.1091</text:p>
          </table:table-cell>
          <table:table-cell office:value-type="float" office:value="106.433" calcext:value-type="float">
            <text:p>106.4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4]" office:value-type="float" office:value="157.605" calcext:value-type="float">
            <text:p>157.605</text:p>
          </table:table-cell>
          <table:table-cell table:formula="of:=ABS(100*[.H114]/[.$G$3])" office:value-type="float" office:value="59.6902718548088" calcext:value-type="float">
            <text:p>59.69027185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4.094" calcext:value-type="float">
            <text:p>94.094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5]" office:value-type="float" office:value="154.01" calcext:value-type="float">
            <text:p>154.01</text:p>
          </table:table-cell>
          <table:table-cell table:formula="of:=ABS(100*[.H115]/[.$G$3])" office:value-type="float" office:value="58.3287254107363" calcext:value-type="float">
            <text:p>58.32872541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3.986" calcext:value-type="float">
            <text:p>73.986</text:p>
          </table:table-cell>
          <table:table-cell office:value-type="float" office:value="33.6682" calcext:value-type="float">
            <text:p>33.6682</text:p>
          </table:table-cell>
          <table:table-cell office:value-type="float" office:value="109.088" calcext:value-type="float">
            <text:p>109.0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6]" office:value-type="float" office:value="154.95" calcext:value-type="float">
            <text:p>154.95</text:p>
          </table:table-cell>
          <table:table-cell table:formula="of:=ABS(100*[.H116]/[.$G$3])" office:value-type="float" office:value="58.6847347730251" calcext:value-type="float">
            <text:p>58.6847347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.523" calcext:value-type="float">
            <text:p>113.523</text:p>
          </table:table-cell>
          <table:table-cell office:value-type="float" office:value="34.0635" calcext:value-type="float">
            <text:p>34.0635</text:p>
          </table:table-cell>
          <table:table-cell office:value-type="float" office:value="109.475" calcext:value-type="float">
            <text:p>109.4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7]" office:value-type="float" office:value="154.563" calcext:value-type="float">
            <text:p>154.563</text:p>
          </table:table-cell>
          <table:table-cell table:formula="of:=ABS(100*[.H117]/[.$G$3])" office:value-type="float" office:value="58.5381649611041" calcext:value-type="float">
            <text:p>58.53816496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.451" calcext:value-type="float">
            <text:p>79.451</text:p>
          </table:table-cell>
          <table:table-cell office:value-type="float" office:value="34.3656" calcext:value-type="float">
            <text:p>34.3656</text:p>
          </table:table-cell>
          <table:table-cell office:value-type="float" office:value="109.908" calcext:value-type="float">
            <text:p>109.9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8]" office:value-type="float" office:value="154.13" calcext:value-type="float">
            <text:p>154.13</text:p>
          </table:table-cell>
          <table:table-cell table:formula="of:=ABS(100*[.H118]/[.$G$3])" office:value-type="float" office:value="58.3741734144328" calcext:value-type="float">
            <text:p>58.37417341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.168" calcext:value-type="float">
            <text:p>73.168</text:p>
          </table:table-cell>
          <table:table-cell office:value-type="float" office:value="34.7537" calcext:value-type="float">
            <text:p>34.7537</text:p>
          </table:table-cell>
          <table:table-cell office:value-type="float" office:value="110.925" calcext:value-type="float">
            <text:p>110.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19]" office:value-type="float" office:value="153.113" calcext:value-type="float">
            <text:p>153.113</text:p>
          </table:table-cell>
          <table:table-cell table:formula="of:=ABS(100*[.H119]/[.$G$3])" office:value-type="float" office:value="57.9890015831055" calcext:value-type="float">
            <text:p>57.98900158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.814" calcext:value-type="float">
            <text:p>89.814</text:p>
          </table:table-cell>
          <table:table-cell office:value-type="float" office:value="34.9801" calcext:value-type="float">
            <text:p>34.9801</text:p>
          </table:table-cell>
          <table:table-cell office:value-type="float" office:value="110.628" calcext:value-type="float">
            <text:p>110.6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0]" office:value-type="float" office:value="153.41" calcext:value-type="float">
            <text:p>153.41</text:p>
          </table:table-cell>
          <table:table-cell table:formula="of:=ABS(100*[.H120]/[.$G$3])" office:value-type="float" office:value="58.1014853922541" calcext:value-type="float">
            <text:p>58.10148539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.689" calcext:value-type="float">
            <text:p>79.689</text:p>
          </table:table-cell>
          <table:table-cell office:value-type="float" office:value="35.2301" calcext:value-type="float">
            <text:p>35.2301</text:p>
          </table:table-cell>
          <table:table-cell office:value-type="float" office:value="111.695" calcext:value-type="float">
            <text:p>111.6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1]" office:value-type="float" office:value="152.343" calcext:value-type="float">
            <text:p>152.343</text:p>
          </table:table-cell>
          <table:table-cell table:formula="of:=ABS(100*[.H121]/[.$G$3])" office:value-type="float" office:value="57.69737689272" calcext:value-type="float">
            <text:p>57.69737689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.678" calcext:value-type="float">
            <text:p>86.678</text:p>
          </table:table-cell>
          <table:table-cell office:value-type="float" office:value="35.5463" calcext:value-type="float">
            <text:p>35.5463</text:p>
          </table:table-cell>
          <table:table-cell office:value-type="float" office:value="111.898" calcext:value-type="float">
            <text:p>111.8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2]" office:value-type="float" office:value="152.14" calcext:value-type="float">
            <text:p>152.14</text:p>
          </table:table-cell>
          <table:table-cell table:formula="of:=ABS(100*[.H122]/[.$G$3])" office:value-type="float" office:value="57.6204940198002" calcext:value-type="float">
            <text:p>57.62049401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763" calcext:value-type="float">
            <text:p>82.763</text:p>
          </table:table-cell>
          <table:table-cell office:value-type="float" office:value="35.8224" calcext:value-type="float">
            <text:p>35.8224</text:p>
          </table:table-cell>
          <table:table-cell office:value-type="float" office:value="111.603" calcext:value-type="float">
            <text:p>111.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3]" office:value-type="float" office:value="152.435" calcext:value-type="float">
            <text:p>152.435</text:p>
          </table:table-cell>
          <table:table-cell table:formula="of:=ABS(100*[.H123]/[.$G$3])" office:value-type="float" office:value="57.7322203622206" calcext:value-type="float">
            <text:p>57.73222036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.403" calcext:value-type="float">
            <text:p>118.403</text:p>
          </table:table-cell>
          <table:table-cell office:value-type="float" office:value="36.0737" calcext:value-type="float">
            <text:p>36.0737</text:p>
          </table:table-cell>
          <table:table-cell office:value-type="float" office:value="111.488" calcext:value-type="float">
            <text:p>111.4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4]" office:value-type="float" office:value="152.55" calcext:value-type="float">
            <text:p>152.55</text:p>
          </table:table-cell>
          <table:table-cell table:formula="of:=ABS(100*[.H124]/[.$G$3])" office:value-type="float" office:value="57.7757746990964" calcext:value-type="float">
            <text:p>57.77577469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.594" calcext:value-type="float">
            <text:p>90.594</text:p>
          </table:table-cell>
          <table:table-cell office:value-type="float" office:value="36.3899" calcext:value-type="float">
            <text:p>36.3899</text:p>
          </table:table-cell>
          <table:table-cell office:value-type="float" office:value="112.048" calcext:value-type="float">
            <text:p>112.0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5]" office:value-type="float" office:value="151.99" calcext:value-type="float">
            <text:p>151.99</text:p>
          </table:table-cell>
          <table:table-cell table:formula="of:=ABS(100*[.H125]/[.$G$3])" office:value-type="float" office:value="57.5636840151796" calcext:value-type="float">
            <text:p>57.56368401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3.392" calcext:value-type="float">
            <text:p>93.392</text:p>
          </table:table-cell>
          <table:table-cell office:value-type="float" office:value="36.7061" calcext:value-type="float">
            <text:p>36.7061</text:p>
          </table:table-cell>
          <table:table-cell office:value-type="float" office:value="112.57" calcext:value-type="float">
            <text:p>112.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6]" office:value-type="float" office:value="151.468" calcext:value-type="float">
            <text:p>151.468</text:p>
          </table:table-cell>
          <table:table-cell table:formula="of:=ABS(100*[.H126]/[.$G$3])" office:value-type="float" office:value="57.3659851991001" calcext:value-type="float">
            <text:p>57.36598519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.262" calcext:value-type="float">
            <text:p>97.262</text:p>
          </table:table-cell>
          <table:table-cell office:value-type="float" office:value="37.0072" calcext:value-type="float">
            <text:p>37.0072</text:p>
          </table:table-cell>
          <table:table-cell office:value-type="float" office:value="112.415" calcext:value-type="float">
            <text:p>112.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7]" office:value-type="float" office:value="151.623" calcext:value-type="float">
            <text:p>151.623</text:p>
          </table:table-cell>
          <table:table-cell table:formula="of:=ABS(100*[.H127]/[.$G$3])" office:value-type="float" office:value="57.4246888705414" calcext:value-type="float">
            <text:p>57.42468887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6.916" calcext:value-type="float">
            <text:p>106.916</text:p>
          </table:table-cell>
          <table:table-cell office:value-type="float" office:value="37.3331" calcext:value-type="float">
            <text:p>37.3331</text:p>
          </table:table-cell>
          <table:table-cell office:value-type="float" office:value="113.388" calcext:value-type="float">
            <text:p>113.3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8]" office:value-type="float" office:value="150.65" calcext:value-type="float">
            <text:p>150.65</text:p>
          </table:table-cell>
          <table:table-cell table:formula="of:=ABS(100*[.H128]/[.$G$3])" office:value-type="float" office:value="57.0561813072361" calcext:value-type="float">
            <text:p>57.05618130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.351" calcext:value-type="float">
            <text:p>87.351</text:p>
          </table:table-cell>
          <table:table-cell office:value-type="float" office:value="37.6081" calcext:value-type="float">
            <text:p>37.6081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29]" office:value-type="float" office:value="150.285" calcext:value-type="float">
            <text:p>150.285</text:p>
          </table:table-cell>
          <table:table-cell table:formula="of:=ABS(100*[.H129]/[.$G$3])" office:value-type="float" office:value="56.9179436293261" calcext:value-type="float">
            <text:p>56.91794362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.397" calcext:value-type="float">
            <text:p>91.397</text:p>
          </table:table-cell>
          <table:table-cell office:value-type="float" office:value="37.8843" calcext:value-type="float">
            <text:p>37.8843</text:p>
          </table:table-cell>
          <table:table-cell office:value-type="float" office:value="114.78" calcext:value-type="float">
            <text:p>114.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0]" office:value-type="float" office:value="149.258" calcext:value-type="float">
            <text:p>149.258</text:p>
          </table:table-cell>
          <table:table-cell table:formula="of:=ABS(100*[.H130]/[.$G$3])" office:value-type="float" office:value="56.5289844643574" calcext:value-type="float">
            <text:p>56.52898446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386" calcext:value-type="float">
            <text:p>96.386</text:p>
          </table:table-cell>
          <table:table-cell office:value-type="float" office:value="38.1604" calcext:value-type="float">
            <text:p>38.1604</text:p>
          </table:table-cell>
          <table:table-cell office:value-type="float" office:value="115.365" calcext:value-type="float">
            <text:p>115.3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1]" office:value-type="float" office:value="148.673" calcext:value-type="float">
            <text:p>148.673</text:p>
          </table:table-cell>
          <table:table-cell table:formula="of:=ABS(100*[.H131]/[.$G$3])" office:value-type="float" office:value="56.3074254463373" calcext:value-type="float">
            <text:p>56.30742544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.824" calcext:value-type="float">
            <text:p>87.824</text:p>
          </table:table-cell>
          <table:table-cell office:value-type="float" office:value="38.5362" calcext:value-type="float">
            <text:p>38.5362</text:p>
          </table:table-cell>
          <table:table-cell office:value-type="float" office:value="115.245" calcext:value-type="float">
            <text:p>115.2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2]" office:value-type="float" office:value="148.793" calcext:value-type="float">
            <text:p>148.793</text:p>
          </table:table-cell>
          <table:table-cell table:formula="of:=ABS(100*[.H132]/[.$G$3])" office:value-type="float" office:value="56.3528734500337" calcext:value-type="float">
            <text:p>56.352873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.709" calcext:value-type="float">
            <text:p>85.709</text:p>
          </table:table-cell>
          <table:table-cell office:value-type="float" office:value="38.8373" calcext:value-type="float">
            <text:p>38.8373</text:p>
          </table:table-cell>
          <table:table-cell office:value-type="float" office:value="117.67" calcext:value-type="float">
            <text:p>117.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3]" office:value-type="float" office:value="146.368" calcext:value-type="float">
            <text:p>146.368</text:p>
          </table:table-cell>
          <table:table-cell table:formula="of:=ABS(100*[.H133]/[.$G$3])" office:value-type="float" office:value="55.4344450420015" calcext:value-type="float">
            <text:p>55.4344450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.272" calcext:value-type="float">
            <text:p>131.272</text:p>
          </table:table-cell>
          <table:table-cell office:value-type="float" office:value="39.1065" calcext:value-type="float">
            <text:p>39.1065</text:p>
          </table:table-cell>
          <table:table-cell office:value-type="float" office:value="116.998" calcext:value-type="float">
            <text:p>116.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4]" office:value-type="float" office:value="147.04" calcext:value-type="float">
            <text:p>147.04</text:p>
          </table:table-cell>
          <table:table-cell table:formula="of:=ABS(100*[.H134]/[.$G$3])" office:value-type="float" office:value="55.6889538627016" calcext:value-type="float">
            <text:p>55.68895386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.315" calcext:value-type="float">
            <text:p>97.315</text:p>
          </table:table-cell>
          <table:table-cell office:value-type="float" office:value="39.4076" calcext:value-type="float">
            <text:p>39.4076</text:p>
          </table:table-cell>
          <table:table-cell office:value-type="float" office:value="123.693" calcext:value-type="float">
            <text:p>123.6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5]" office:value-type="float" office:value="140.345" calcext:value-type="float">
            <text:p>140.345</text:p>
          </table:table-cell>
          <table:table-cell table:formula="of:=ABS(100*[.H135]/[.$G$3])" office:value-type="float" office:value="53.1533339898045" calcext:value-type="float">
            <text:p>53.15333398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4.689" calcext:value-type="float">
            <text:p>94.689</text:p>
          </table:table-cell>
          <table:table-cell office:value-type="float" office:value="39.6625" calcext:value-type="float">
            <text:p>39.6625</text:p>
          </table:table-cell>
          <table:table-cell office:value-type="float" office:value="126.71" calcext:value-type="float">
            <text:p>126.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6]" office:value-type="float" office:value="137.328" calcext:value-type="float">
            <text:p>137.328</text:p>
          </table:table-cell>
          <table:table-cell table:formula="of:=ABS(100*[.H136]/[.$G$3])" office:value-type="float" office:value="52.0106954302032" calcext:value-type="float">
            <text:p>52.01069543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7.755" calcext:value-type="float">
            <text:p>97.755</text:p>
          </table:table-cell>
          <table:table-cell office:value-type="float" office:value="39.942" calcext:value-type="float">
            <text:p>39.942</text:p>
          </table:table-cell>
          <table:table-cell office:value-type="float" office:value="129.81" calcext:value-type="float">
            <text:p>129.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7]" office:value-type="float" office:value="134.228" calcext:value-type="float">
            <text:p>134.228</text:p>
          </table:table-cell>
          <table:table-cell table:formula="of:=ABS(100*[.H137]/[.$G$3])" office:value-type="float" office:value="50.8366220013786" calcext:value-type="float">
            <text:p>50.83662200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3.548" calcext:value-type="float">
            <text:p>103.548</text:p>
          </table:table-cell>
          <table:table-cell office:value-type="float" office:value="40.2182" calcext:value-type="float">
            <text:p>40.2182</text:p>
          </table:table-cell>
          <table:table-cell office:value-type="float" office:value="131.47" calcext:value-type="float">
            <text:p>131.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8]" office:value-type="float" office:value="132.568" calcext:value-type="float">
            <text:p>132.568</text:p>
          </table:table-cell>
          <table:table-cell table:formula="of:=ABS(100*[.H138]/[.$G$3])" office:value-type="float" office:value="50.2079246169112" calcext:value-type="float">
            <text:p>50.20792461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.874" calcext:value-type="float">
            <text:p>136.874</text:p>
          </table:table-cell>
          <table:table-cell office:value-type="float" office:value="40.4197" calcext:value-type="float">
            <text:p>40.4197</text:p>
          </table:table-cell>
          <table:table-cell office:value-type="float" office:value="133.545" calcext:value-type="float">
            <text:p>133.5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39]" office:value-type="float" office:value="130.493" calcext:value-type="float">
            <text:p>130.493</text:p>
          </table:table-cell>
          <table:table-cell table:formula="of:=ABS(100*[.H139]/[.$G$3])" office:value-type="float" office:value="49.422052886327" calcext:value-type="float">
            <text:p>49.42205288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.891" calcext:value-type="float">
            <text:p>93.891</text:p>
          </table:table-cell>
          <table:table-cell office:value-type="float" office:value="40.7533" calcext:value-type="float">
            <text:p>40.7533</text:p>
          </table:table-cell>
          <table:table-cell office:value-type="float" office:value="135.36" calcext:value-type="float">
            <text:p>135.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0]" office:value-type="float" office:value="128.678" calcext:value-type="float">
            <text:p>128.678</text:p>
          </table:table-cell>
          <table:table-cell table:formula="of:=ABS(100*[.H140]/[.$G$3])" office:value-type="float" office:value="48.7346518304183" calcext:value-type="float">
            <text:p>48.73465183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1.974" calcext:value-type="float">
            <text:p>91.974</text:p>
          </table:table-cell>
          <table:table-cell office:value-type="float" office:value="41.0283" calcext:value-type="float">
            <text:p>41.0283</text:p>
          </table:table-cell>
          <table:table-cell office:value-type="float" office:value="136.465" calcext:value-type="float">
            <text:p>136.4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1]" office:value-type="float" office:value="127.573" calcext:value-type="float">
            <text:p>127.573</text:p>
          </table:table-cell>
          <table:table-cell table:formula="of:=ABS(100*[.H141]/[.$G$3])" office:value-type="float" office:value="48.316151463047" calcext:value-type="float">
            <text:p>48.3161514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.217" calcext:value-type="float">
            <text:p>96.217</text:p>
          </table:table-cell>
          <table:table-cell office:value-type="float" office:value="41.2546" calcext:value-type="float">
            <text:p>41.254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2]" office:value-type="float" office:value="124.038" calcext:value-type="float">
            <text:p>124.038</text:p>
          </table:table-cell>
          <table:table-cell table:formula="of:=ABS(100*[.H142]/[.$G$3])" office:value-type="float" office:value="46.9773290208228" calcext:value-type="float">
            <text:p>46.97732902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.4" calcext:value-type="float">
            <text:p>103.4</text:p>
          </table:table-cell>
          <table:table-cell office:value-type="float" office:value="41.5096" calcext:value-type="float">
            <text:p>41.5096</text:p>
          </table:table-cell>
          <table:table-cell office:value-type="float" office:value="147.398" calcext:value-type="float">
            <text:p>147.3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3]" office:value-type="float" office:value="116.64" calcext:value-type="float">
            <text:p>116.64</text:p>
          </table:table-cell>
          <table:table-cell table:formula="of:=ABS(100*[.H143]/[.$G$3])" office:value-type="float" office:value="44.1754595929374" calcext:value-type="float">
            <text:p>44.17545959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.411" calcext:value-type="float">
            <text:p>144.411</text:p>
          </table:table-cell>
          <table:table-cell office:value-type="float" office:value="41.845" calcext:value-type="float">
            <text:p>41.845</text:p>
          </table:table-cell>
          <table:table-cell office:value-type="float" office:value="151.498" calcext:value-type="float">
            <text:p>151.4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4]" office:value-type="float" office:value="112.54" calcext:value-type="float">
            <text:p>112.54</text:p>
          </table:table-cell>
          <table:table-cell table:formula="of:=ABS(100*[.H144]/[.$G$3])" office:value-type="float" office:value="42.6226527999758" calcext:value-type="float">
            <text:p>42.62265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.938" calcext:value-type="float">
            <text:p>107.938</text:p>
          </table:table-cell>
          <table:table-cell office:value-type="float" office:value="41.9568" calcext:value-type="float">
            <text:p>41.9568</text:p>
          </table:table-cell>
          <table:table-cell office:value-type="float" office:value="151.448" calcext:value-type="float">
            <text:p>151.4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5]" office:value-type="float" office:value="112.59" calcext:value-type="float">
            <text:p>112.59</text:p>
          </table:table-cell>
          <table:table-cell table:formula="of:=ABS(100*[.H145]/[.$G$3])" office:value-type="float" office:value="42.6415894681826" calcext:value-type="float">
            <text:p>42.64158946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.232" calcext:value-type="float">
            <text:p>108.232</text:p>
          </table:table-cell>
          <table:table-cell office:value-type="float" office:value="42.1068" calcext:value-type="float">
            <text:p>42.1068</text:p>
          </table:table-cell>
          <table:table-cell office:value-type="float" office:value="153.7" calcext:value-type="float">
            <text:p>153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6]" office:value-type="float" office:value="110.338" calcext:value-type="float">
            <text:p>110.338</text:p>
          </table:table-cell>
          <table:table-cell table:formula="of:=ABS(100*[.H146]/[.$G$3])" office:value-type="float" office:value="41.7886819321461" calcext:value-type="float">
            <text:p>41.78868193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.708" calcext:value-type="float">
            <text:p>103.708</text:p>
          </table:table-cell>
          <table:table-cell office:value-type="float" office:value="42.1775" calcext:value-type="float">
            <text:p>42.1775</text:p>
          </table:table-cell>
          <table:table-cell office:value-type="float" office:value="153.663" calcext:value-type="float">
            <text:p>153.6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7]" office:value-type="float" office:value="110.375" calcext:value-type="float">
            <text:p>110.375</text:p>
          </table:table-cell>
          <table:table-cell table:formula="of:=ABS(100*[.H147]/[.$G$3])" office:value-type="float" office:value="41.8026950666192" calcext:value-type="float">
            <text:p>41.80269506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.398" calcext:value-type="float">
            <text:p>97.398</text:p>
          </table:table-cell>
          <table:table-cell office:value-type="float" office:value="42.408" calcext:value-type="float">
            <text:p>42.408</text:p>
          </table:table-cell>
          <table:table-cell office:value-type="float" office:value="154.923" calcext:value-type="float">
            <text:p>154.9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8]" office:value-type="float" office:value="109.115" calcext:value-type="float">
            <text:p>109.115</text:p>
          </table:table-cell>
          <table:table-cell table:formula="of:=ABS(100*[.H148]/[.$G$3])" office:value-type="float" office:value="41.3254910278066" calcext:value-type="float">
            <text:p>41.32549102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.028" calcext:value-type="float">
            <text:p>97.028</text:p>
          </table:table-cell>
          <table:table-cell office:value-type="float" office:value="42.59" calcext:value-type="float">
            <text:p>42.59</text:p>
          </table:table-cell>
          <table:table-cell office:value-type="float" office:value="155.06" calcext:value-type="float">
            <text:p>155.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49]" office:value-type="float" office:value="108.978" calcext:value-type="float">
            <text:p>108.978</text:p>
          </table:table-cell>
          <table:table-cell table:formula="of:=ABS(100*[.H149]/[.$G$3])" office:value-type="float" office:value="41.2736045569198" calcext:value-type="float">
            <text:p>41.27360455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7.39" calcext:value-type="float">
            <text:p>107.39</text:p>
          </table:table-cell>
          <table:table-cell office:value-type="float" office:value="42.8464" calcext:value-type="float">
            <text:p>42.8464</text:p>
          </table:table-cell>
          <table:table-cell office:value-type="float" office:value="155.015" calcext:value-type="float">
            <text:p>155.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50]" office:value-type="float" office:value="109.023" calcext:value-type="float">
            <text:p>109.023</text:p>
          </table:table-cell>
          <table:table-cell table:formula="of:=ABS(100*[.H150]/[.$G$3])" office:value-type="float" office:value="41.290647558306" calcext:value-type="float">
            <text:p>41.29064755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.016" calcext:value-type="float">
            <text:p>103.016</text:p>
          </table:table-cell>
          <table:table-cell office:value-type="float" office:value="43.0948" calcext:value-type="float">
            <text:p>43.0948</text:p>
          </table:table-cell>
          <table:table-cell office:value-type="float" office:value="155.568" calcext:value-type="float">
            <text:p>155.5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1]" office:value-type="float" office:value="108.47" calcext:value-type="float">
            <text:p>108.47</text:p>
          </table:table-cell>
          <table:table-cell table:formula="of:=ABS(100*[.H151]/[.$G$3])" office:value-type="float" office:value="41.0812080079383" calcext:value-type="float">
            <text:p>41.0812080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9.479" calcext:value-type="float">
            <text:p>119.479</text:p>
          </table:table-cell>
          <table:table-cell office:value-type="float" office:value="43.3558" calcext:value-type="float">
            <text:p>43.3558</text:p>
          </table:table-cell>
          <table:table-cell office:value-type="float" office:value="156.023" calcext:value-type="float">
            <text:p>156.0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2]" office:value-type="float" office:value="108.015" calcext:value-type="float">
            <text:p>108.015</text:p>
          </table:table-cell>
          <table:table-cell table:formula="of:=ABS(100*[.H152]/[.$G$3])" office:value-type="float" office:value="40.9088843272559" calcext:value-type="float">
            <text:p>40.90888432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.51" calcext:value-type="float">
            <text:p>102.51</text:p>
          </table:table-cell>
          <table:table-cell office:value-type="float" office:value="43.6058" calcext:value-type="float">
            <text:p>43.6058</text:p>
          </table:table-cell>
          <table:table-cell office:value-type="float" office:value="156.818" calcext:value-type="float">
            <text:p>156.8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3]" office:value-type="float" office:value="107.22" calcext:value-type="float">
            <text:p>107.22</text:p>
          </table:table-cell>
          <table:table-cell table:formula="of:=ABS(100*[.H153]/[.$G$3])" office:value-type="float" office:value="40.607791302767" calcext:value-type="float">
            <text:p>40.60779130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2.497" calcext:value-type="float">
            <text:p>112.497</text:p>
          </table:table-cell>
          <table:table-cell office:value-type="float" office:value="43.8668" calcext:value-type="float">
            <text:p>43.8668</text:p>
          </table:table-cell>
          <table:table-cell office:value-type="float" office:value="157.65" calcext:value-type="float">
            <text:p>157.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4]" office:value-type="float" office:value="106.388" calcext:value-type="float">
            <text:p>106.388</text:p>
          </table:table-cell>
          <table:table-cell table:formula="of:=ABS(100*[.H154]/[.$G$3])" office:value-type="float" office:value="40.2926851438051" calcext:value-type="float">
            <text:p>40.29268514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.498" calcext:value-type="float">
            <text:p>105.498</text:p>
          </table:table-cell>
          <table:table-cell office:value-type="float" office:value="44.1361" calcext:value-type="float">
            <text:p>44.1361</text:p>
          </table:table-cell>
          <table:table-cell office:value-type="float" office:value="157.465" calcext:value-type="float">
            <text:p>157.4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5]" office:value-type="float" office:value="106.573" calcext:value-type="float">
            <text:p>106.573</text:p>
          </table:table-cell>
          <table:table-cell table:formula="of:=ABS(100*[.H155]/[.$G$3])" office:value-type="float" office:value="40.3627508161704" calcext:value-type="float">
            <text:p>40.3627508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44.4453" calcext:value-type="float">
            <text:p>44.4453</text:p>
          </table:table-cell>
          <table:table-cell office:value-type="float" office:value="157.568" calcext:value-type="float">
            <text:p>157.5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6]" office:value-type="float" office:value="106.47" calcext:value-type="float">
            <text:p>106.47</text:p>
          </table:table-cell>
          <table:table-cell table:formula="of:=ABS(100*[.H156]/[.$G$3])" office:value-type="float" office:value="40.3237412796643" calcext:value-type="float">
            <text:p>40.32374127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.443" calcext:value-type="float">
            <text:p>103.443</text:p>
          </table:table-cell>
          <table:table-cell office:value-type="float" office:value="44.7703" calcext:value-type="float">
            <text:p>44.7703</text:p>
          </table:table-cell>
          <table:table-cell office:value-type="float" office:value="159.113" calcext:value-type="float">
            <text:p>159.1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7]" office:value-type="float" office:value="104.925" calcext:value-type="float">
            <text:p>104.925</text:p>
          </table:table-cell>
          <table:table-cell table:formula="of:=ABS(100*[.H157]/[.$G$3])" office:value-type="float" office:value="39.7385982320727" calcext:value-type="float">
            <text:p>39.73859823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.146" calcext:value-type="float">
            <text:p>104.146</text:p>
          </table:table-cell>
          <table:table-cell office:value-type="float" office:value="45.1703" calcext:value-type="float">
            <text:p>45.1703</text:p>
          </table:table-cell>
          <table:table-cell office:value-type="float" office:value="159.56" calcext:value-type="float">
            <text:p>159.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8]" office:value-type="float" office:value="104.478" calcext:value-type="float">
            <text:p>104.478</text:p>
          </table:table-cell>
          <table:table-cell table:formula="of:=ABS(100*[.H158]/[.$G$3])" office:value-type="float" office:value="39.5693044183034" calcext:value-type="float">
            <text:p>39.56930441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.263" calcext:value-type="float">
            <text:p>112.263</text:p>
          </table:table-cell>
          <table:table-cell office:value-type="float" office:value="45.4216" calcext:value-type="float">
            <text:p>45.4216</text:p>
          </table:table-cell>
          <table:table-cell office:value-type="float" office:value="159.47" calcext:value-type="float">
            <text:p>159.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59]" office:value-type="float" office:value="104.568" calcext:value-type="float">
            <text:p>104.568</text:p>
          </table:table-cell>
          <table:table-cell table:formula="of:=ABS(100*[.H159]/[.$G$3])" office:value-type="float" office:value="39.6033904210758" calcext:value-type="float">
            <text:p>39.60339042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.977" calcext:value-type="float">
            <text:p>144.977</text:p>
          </table:table-cell>
          <table:table-cell office:value-type="float" office:value="45.7308" calcext:value-type="float">
            <text:p>45.7308</text:p>
          </table:table-cell>
          <table:table-cell office:value-type="float" office:value="160.503" calcext:value-type="float">
            <text:p>160.5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0]" office:value-type="float" office:value="103.535" calcext:value-type="float">
            <text:p>103.535</text:p>
          </table:table-cell>
          <table:table-cell table:formula="of:=ABS(100*[.H160]/[.$G$3])" office:value-type="float" office:value="39.2121588559223" calcext:value-type="float">
            <text:p>39.21215885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7.239" calcext:value-type="float">
            <text:p>107.239</text:p>
          </table:table-cell>
          <table:table-cell office:value-type="float" office:value="46.0103" calcext:value-type="float">
            <text:p>46.0103</text:p>
          </table:table-cell>
          <table:table-cell office:value-type="float" office:value="161.193" calcext:value-type="float">
            <text:p>161.19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1]" office:value-type="float" office:value="102.845" calcext:value-type="float">
            <text:p>102.845</text:p>
          </table:table-cell>
          <table:table-cell table:formula="of:=ABS(100*[.H161]/[.$G$3])" office:value-type="float" office:value="38.9508328346677" calcext:value-type="float">
            <text:p>38.95083283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.748" calcext:value-type="float">
            <text:p>111.748</text:p>
          </table:table-cell>
          <table:table-cell office:value-type="float" office:value="46.3265" calcext:value-type="float">
            <text:p>46.3265</text:p>
          </table:table-cell>
          <table:table-cell office:value-type="float" office:value="161.735" calcext:value-type="float">
            <text:p>161.7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2]" office:value-type="float" office:value="102.303" calcext:value-type="float">
            <text:p>102.303</text:p>
          </table:table-cell>
          <table:table-cell table:formula="of:=ABS(100*[.H162]/[.$G$3])" office:value-type="float" office:value="38.7455593513055" calcext:value-type="float">
            <text:p>38.74555935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8.297" calcext:value-type="float">
            <text:p>108.297</text:p>
          </table:table-cell>
          <table:table-cell office:value-type="float" office:value="46.6358" calcext:value-type="float">
            <text:p>46.6358</text:p>
          </table:table-cell>
          <table:table-cell office:value-type="float" office:value="162.3" calcext:value-type="float">
            <text:p>162.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3]" office:value-type="float" office:value="101.738" calcext:value-type="float">
            <text:p>101.738</text:p>
          </table:table-cell>
          <table:table-cell table:formula="of:=ABS(100*[.H163]/[.$G$3])" office:value-type="float" office:value="38.5315750005681" calcext:value-type="float">
            <text:p>38.5315750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7.842" calcext:value-type="float">
            <text:p>117.842</text:p>
          </table:table-cell>
          <table:table-cell office:value-type="float" office:value="46.8858" calcext:value-type="float">
            <text:p>46.8858</text:p>
          </table:table-cell>
          <table:table-cell office:value-type="float" office:value="162.763" calcext:value-type="float">
            <text:p>162.7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4]" office:value-type="float" office:value="101.275" calcext:value-type="float">
            <text:p>101.275</text:p>
          </table:table-cell>
          <table:table-cell table:formula="of:=ABS(100*[.H164]/[.$G$3])" office:value-type="float" office:value="38.3562214529727" calcext:value-type="float">
            <text:p>38.3562214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1.496" calcext:value-type="float">
            <text:p>111.496</text:p>
          </table:table-cell>
          <table:table-cell office:value-type="float" office:value="47.1122" calcext:value-type="float">
            <text:p>47.1122</text:p>
          </table:table-cell>
          <table:table-cell office:value-type="float" office:value="163.158" calcext:value-type="float">
            <text:p>163.1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5]" office:value-type="float" office:value="100.88" calcext:value-type="float">
            <text:p>100.88</text:p>
          </table:table-cell>
          <table:table-cell table:formula="of:=ABS(100*[.H165]/[.$G$3])" office:value-type="float" office:value="38.2066217741386" calcext:value-type="float">
            <text:p>38.20662177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.087" calcext:value-type="float">
            <text:p>104.087</text:p>
          </table:table-cell>
          <table:table-cell office:value-type="float" office:value="47.3872" calcext:value-type="float">
            <text:p>47.3872</text:p>
          </table:table-cell>
          <table:table-cell office:value-type="float" office:value="163.493" calcext:value-type="float">
            <text:p>163.49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6]" office:value-type="float" office:value="100.545" calcext:value-type="float">
            <text:p>100.545</text:p>
          </table:table-cell>
          <table:table-cell table:formula="of:=ABS(100*[.H166]/[.$G$3])" office:value-type="float" office:value="38.0797460971527" calcext:value-type="float">
            <text:p>38.07974609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.332" calcext:value-type="float">
            <text:p>114.332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163.823" calcext:value-type="float">
            <text:p>163.8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7]" office:value-type="float" office:value="100.215" calcext:value-type="float">
            <text:p>100.215</text:p>
          </table:table-cell>
          <table:table-cell table:formula="of:=ABS(100*[.H167]/[.$G$3])" office:value-type="float" office:value="37.9547640869875" calcext:value-type="float">
            <text:p>37.9547640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.474" calcext:value-type="float">
            <text:p>166.474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163.823" calcext:value-type="float">
            <text:p>163.8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8]" office:value-type="float" office:value="100.215" calcext:value-type="float">
            <text:p>100.215</text:p>
          </table:table-cell>
          <table:table-cell table:formula="of:=ABS(100*[.H168]/[.$G$3])" office:value-type="float" office:value="37.9547640869875" calcext:value-type="float">
            <text:p>37.9547640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7.525" calcext:value-type="float">
            <text:p>117.525</text:p>
          </table:table-cell>
          <table:table-cell office:value-type="float" office:value="47.9968" calcext:value-type="float">
            <text:p>47.9968</text:p>
          </table:table-cell>
          <table:table-cell office:value-type="float" office:value="165.043" calcext:value-type="float">
            <text:p>165.0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69]" office:value-type="float" office:value="98.995" calcext:value-type="float">
            <text:p>98.995</text:p>
          </table:table-cell>
          <table:table-cell table:formula="of:=ABS(100*[.H169]/[.$G$3])" office:value-type="float" office:value="37.4927093827404" calcext:value-type="float">
            <text:p>37.49270938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671" calcext:value-type="float">
            <text:p>134.671</text:p>
          </table:table-cell>
          <table:table-cell office:value-type="float" office:value="48.2729" calcext:value-type="float">
            <text:p>48.2729</text:p>
          </table:table-cell>
          <table:table-cell office:value-type="float" office:value="164.463" calcext:value-type="float">
            <text:p>164.4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0]" office:value-type="float" office:value="99.575" calcext:value-type="float">
            <text:p>99.575</text:p>
          </table:table-cell>
          <table:table-cell table:formula="of:=ABS(100*[.H170]/[.$G$3])" office:value-type="float" office:value="37.7123747339398" calcext:value-type="float">
            <text:p>37.71237473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6.692" calcext:value-type="float">
            <text:p>116.692</text:p>
          </table:table-cell>
          <table:table-cell office:value-type="float" office:value="48.5524" calcext:value-type="float">
            <text:p>48.5524</text:p>
          </table:table-cell>
          <table:table-cell office:value-type="float" office:value="168.008" calcext:value-type="float">
            <text:p>168.0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1]" office:value-type="float" office:value="96.03" calcext:value-type="float">
            <text:p>96.03</text:p>
          </table:table-cell>
          <table:table-cell table:formula="of:=ABS(100*[.H171]/[.$G$3])" office:value-type="float" office:value="36.3697649580742" calcext:value-type="float">
            <text:p>36.36976495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5.612" calcext:value-type="float">
            <text:p>125.612</text:p>
          </table:table-cell>
          <table:table-cell office:value-type="float" office:value="48.8524" calcext:value-type="float">
            <text:p>48.8524</text:p>
          </table:table-cell>
          <table:table-cell office:value-type="float" office:value="171.323" calcext:value-type="float">
            <text:p>171.3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2]" office:value-type="float" office:value="92.715" calcext:value-type="float">
            <text:p>92.715</text:p>
          </table:table-cell>
          <table:table-cell table:formula="of:=ABS(100*[.H172]/[.$G$3])" office:value-type="float" office:value="35.1142638559601" calcext:value-type="float">
            <text:p>35.1142638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6.563" calcext:value-type="float">
            <text:p>136.563</text:p>
          </table:table-cell>
          <table:table-cell office:value-type="float" office:value="49.144" calcext:value-type="float">
            <text:p>49.144</text:p>
          </table:table-cell>
          <table:table-cell office:value-type="float" office:value="172.753" calcext:value-type="float">
            <text:p>172.7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3]" office:value-type="float" office:value="91.285" calcext:value-type="float">
            <text:p>91.285</text:p>
          </table:table-cell>
          <table:table-cell table:formula="of:=ABS(100*[.H173]/[.$G$3])" office:value-type="float" office:value="34.5726751452442" calcext:value-type="float">
            <text:p>34.57267514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.415" calcext:value-type="float">
            <text:p>127.415</text:p>
          </table:table-cell>
          <table:table-cell office:value-type="float" office:value="49.4014" calcext:value-type="float">
            <text:p>49.4014</text:p>
          </table:table-cell>
          <table:table-cell office:value-type="float" office:value="173.203" calcext:value-type="float">
            <text:p>173.2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4]" office:value-type="float" office:value="90.835" calcext:value-type="float">
            <text:p>90.835</text:p>
          </table:table-cell>
          <table:table-cell table:formula="of:=ABS(100*[.H174]/[.$G$3])" office:value-type="float" office:value="34.4022451313826" calcext:value-type="float">
            <text:p>34.40224513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.907" calcext:value-type="float">
            <text:p>124.907</text:p>
          </table:table-cell>
          <table:table-cell office:value-type="float" office:value="49.7055" calcext:value-type="float">
            <text:p>49.7055</text:p>
          </table:table-cell>
          <table:table-cell office:value-type="float" office:value="175.025" calcext:value-type="float">
            <text:p>175.0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5]" office:value-type="float" office:value="89.013" calcext:value-type="float">
            <text:p>89.013</text:p>
          </table:table-cell>
          <table:table-cell table:formula="of:=ABS(100*[.H175]/[.$G$3])" office:value-type="float" office:value="33.712192941925" calcext:value-type="float">
            <text:p>33.71219294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0.446" calcext:value-type="float">
            <text:p>140.446</text:p>
          </table:table-cell>
          <table:table-cell office:value-type="float" office:value="50.0065" calcext:value-type="float">
            <text:p>50.0065</text:p>
          </table:table-cell>
          <table:table-cell office:value-type="float" office:value="175.708" calcext:value-type="float">
            <text:p>175.7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6]" office:value-type="float" office:value="88.33" calcext:value-type="float">
            <text:p>88.33</text:p>
          </table:table-cell>
          <table:table-cell table:formula="of:=ABS(100*[.H176]/[.$G$3])" office:value-type="float" office:value="33.4535180542195" calcext:value-type="float">
            <text:p>33.45351805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1.921" calcext:value-type="float">
            <text:p>121.921</text:p>
          </table:table-cell>
          <table:table-cell office:value-type="float" office:value="50.3076" calcext:value-type="float">
            <text:p>50.3076</text:p>
          </table:table-cell>
          <table:table-cell office:value-type="float" office:value="178.585" calcext:value-type="float">
            <text:p>178.5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7]" office:value-type="float" office:value="85.453" calcext:value-type="float">
            <text:p>85.453</text:p>
          </table:table-cell>
          <table:table-cell table:formula="of:=ABS(100*[.H177]/[.$G$3])" office:value-type="float" office:value="32.3639021655974" calcext:value-type="float">
            <text:p>32.36390216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.049" calcext:value-type="float">
            <text:p>123.049</text:p>
          </table:table-cell>
          <table:table-cell office:value-type="float" office:value="50.5871" calcext:value-type="float">
            <text:p>50.5871</text:p>
          </table:table-cell>
          <table:table-cell office:value-type="float" office:value="179.058" calcext:value-type="float">
            <text:p>179.0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8]" office:value-type="float" office:value="84.98" calcext:value-type="float">
            <text:p>84.98</text:p>
          </table:table-cell>
          <table:table-cell table:formula="of:=ABS(100*[.H178]/[.$G$3])" office:value-type="float" office:value="32.1847612843606" calcext:value-type="float">
            <text:p>32.18476128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6.728" calcext:value-type="float">
            <text:p>116.728</text:p>
          </table:table-cell>
          <table:table-cell office:value-type="float" office:value="50.9003" calcext:value-type="float">
            <text:p>50.9003</text:p>
          </table:table-cell>
          <table:table-cell office:value-type="float" office:value="179.055" calcext:value-type="float">
            <text:p>179.05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79]" office:value-type="float" office:value="84.983" calcext:value-type="float">
            <text:p>84.983</text:p>
          </table:table-cell>
          <table:table-cell table:formula="of:=ABS(100*[.H179]/[.$G$3])" office:value-type="float" office:value="32.185897484453" calcext:value-type="float">
            <text:p>32.18589748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.196" calcext:value-type="float">
            <text:p>177.196</text:p>
          </table:table-cell>
          <table:table-cell office:value-type="float" office:value="51.2339" calcext:value-type="float">
            <text:p>51.2339</text:p>
          </table:table-cell>
          <table:table-cell office:value-type="float" office:value="179.78" calcext:value-type="float">
            <text:p>179.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0]" office:value-type="float" office:value="84.258" calcext:value-type="float">
            <text:p>84.258</text:p>
          </table:table-cell>
          <table:table-cell table:formula="of:=ABS(100*[.H180]/[.$G$3])" office:value-type="float" office:value="31.9113157954537" calcext:value-type="float">
            <text:p>31.91131579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2.999" calcext:value-type="float">
            <text:p>122.999</text:p>
          </table:table-cell>
          <table:table-cell office:value-type="float" office:value="51.4996" calcext:value-type="float">
            <text:p>51.4996</text:p>
          </table:table-cell>
          <table:table-cell office:value-type="float" office:value="179.778" calcext:value-type="float">
            <text:p>179.7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1]" office:value-type="float" office:value="84.26" calcext:value-type="float">
            <text:p>84.26</text:p>
          </table:table-cell>
          <table:table-cell table:formula="of:=ABS(100*[.H181]/[.$G$3])" office:value-type="float" office:value="31.912073262182" calcext:value-type="float">
            <text:p>31.91207326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6.781" calcext:value-type="float">
            <text:p>136.781</text:p>
          </table:table-cell>
          <table:table-cell office:value-type="float" office:value="51.8007" calcext:value-type="float">
            <text:p>51.8007</text:p>
          </table:table-cell>
          <table:table-cell office:value-type="float" office:value="181.07" calcext:value-type="float">
            <text:p>181.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2]" office:value-type="float" office:value="82.968" calcext:value-type="float">
            <text:p>82.968</text:p>
          </table:table-cell>
          <table:table-cell table:formula="of:=ABS(100*[.H182]/[.$G$3])" office:value-type="float" office:value="31.422749755717" calcext:value-type="float">
            <text:p>31.42274975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.469" calcext:value-type="float">
            <text:p>123.469</text:p>
          </table:table-cell>
          <table:table-cell office:value-type="float" office:value="52.0857" calcext:value-type="float">
            <text:p>52.0857</text:p>
          </table:table-cell>
          <table:table-cell office:value-type="float" office:value="181.773" calcext:value-type="float">
            <text:p>181.77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3]" office:value-type="float" office:value="82.265" calcext:value-type="float">
            <text:p>82.265</text:p>
          </table:table-cell>
          <table:table-cell table:formula="of:=ABS(100*[.H183]/[.$G$3])" office:value-type="float" office:value="31.1565002007287" calcext:value-type="float">
            <text:p>31.15650020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2.826" calcext:value-type="float">
            <text:p>122.826</text:p>
          </table:table-cell>
          <table:table-cell office:value-type="float" office:value="52.355" calcext:value-type="float">
            <text:p>52.355</text:p>
          </table:table-cell>
          <table:table-cell office:value-type="float" office:value="182.223" calcext:value-type="float">
            <text:p>182.2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4]" office:value-type="float" office:value="81.815" calcext:value-type="float">
            <text:p>81.815</text:p>
          </table:table-cell>
          <table:table-cell table:formula="of:=ABS(100*[.H184]/[.$G$3])" office:value-type="float" office:value="30.986070186867" calcext:value-type="float">
            <text:p>30.98607018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.253" calcext:value-type="float">
            <text:p>121.253</text:p>
          </table:table-cell>
          <table:table-cell office:value-type="float" office:value="52.6062" calcext:value-type="float">
            <text:p>52.6062</text:p>
          </table:table-cell>
          <table:table-cell office:value-type="float" office:value="182.81" calcext:value-type="float">
            <text:p>182.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5]" office:value-type="float" office:value="81.228" calcext:value-type="float">
            <text:p>81.228</text:p>
          </table:table-cell>
          <table:table-cell table:formula="of:=ABS(100*[.H185]/[.$G$3])" office:value-type="float" office:value="30.7637537021186" calcext:value-type="float">
            <text:p>30.76375370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.199" calcext:value-type="float">
            <text:p>141.199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183.76" calcext:value-type="float">
            <text:p>183.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6]" office:value-type="float" office:value="80.278" calcext:value-type="float">
            <text:p>80.278</text:p>
          </table:table-cell>
          <table:table-cell table:formula="of:=ABS(100*[.H186]/[.$G$3])" office:value-type="float" office:value="30.4039570061885" calcext:value-type="float">
            <text:p>30.40395700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7.255" calcext:value-type="float">
            <text:p>127.255</text:p>
          </table:table-cell>
          <table:table-cell office:value-type="float" office:value="53.0812" calcext:value-type="float">
            <text:p>53.0812</text:p>
          </table:table-cell>
          <table:table-cell office:value-type="float" office:value="184.4" calcext:value-type="float">
            <text:p>184.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7]" office:value-type="float" office:value="79.638" calcext:value-type="float">
            <text:p>79.638</text:p>
          </table:table-cell>
          <table:table-cell table:formula="of:=ABS(100*[.H187]/[.$G$3])" office:value-type="float" office:value="30.1615676531408" calcext:value-type="float">
            <text:p>30.16156765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0.651" calcext:value-type="float">
            <text:p>170.651</text:p>
          </table:table-cell>
          <table:table-cell office:value-type="float" office:value="53.4072" calcext:value-type="float">
            <text:p>53.4072</text:p>
          </table:table-cell>
          <table:table-cell office:value-type="float" office:value="185.358" calcext:value-type="float">
            <text:p>185.3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8]" office:value-type="float" office:value="78.68" calcext:value-type="float">
            <text:p>78.68</text:p>
          </table:table-cell>
          <table:table-cell table:formula="of:=ABS(100*[.H188]/[.$G$3])" office:value-type="float" office:value="29.7987410902976" calcext:value-type="float">
            <text:p>29.79874109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8.769" calcext:value-type="float">
            <text:p>118.769</text:p>
          </table:table-cell>
          <table:table-cell office:value-type="float" office:value="53.6322" calcext:value-type="float">
            <text:p>53.6322</text:p>
          </table:table-cell>
          <table:table-cell office:value-type="float" office:value="185.355" calcext:value-type="float">
            <text:p>185.35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89]" office:value-type="float" office:value="78.683" calcext:value-type="float">
            <text:p>78.683</text:p>
          </table:table-cell>
          <table:table-cell table:formula="of:=ABS(100*[.H189]/[.$G$3])" office:value-type="float" office:value="29.79987729039" calcext:value-type="float">
            <text:p>29.79987729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.007" calcext:value-type="float">
            <text:p>121.007</text:p>
          </table:table-cell>
          <table:table-cell office:value-type="float" office:value="53.9117" calcext:value-type="float">
            <text:p>53.9117</text:p>
          </table:table-cell>
          <table:table-cell office:value-type="float" office:value="189.758" calcext:value-type="float">
            <text:p>189.7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0]" office:value-type="float" office:value="74.28" calcext:value-type="float">
            <text:p>74.28</text:p>
          </table:table-cell>
          <table:table-cell table:formula="of:=ABS(100*[.H190]/[.$G$3])" office:value-type="float" office:value="28.1323142880949" calcext:value-type="float">
            <text:p>28.13231428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9.072" calcext:value-type="float">
            <text:p>129.072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1]" office:value-type="float" office:value="73.335" calcext:value-type="float">
            <text:p>73.335</text:p>
          </table:table-cell>
          <table:table-cell table:formula="of:=ABS(100*[.H191]/[.$G$3])" office:value-type="float" office:value="27.7744112589855" calcext:value-type="float">
            <text:p>27.7744112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.487" calcext:value-type="float">
            <text:p>120.487</text:p>
          </table:table-cell>
          <table:table-cell office:value-type="float" office:value="54.3983" calcext:value-type="float">
            <text:p>54.3983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2]" office:value-type="float" office:value="73.335" calcext:value-type="float">
            <text:p>73.335</text:p>
          </table:table-cell>
          <table:table-cell table:formula="of:=ABS(100*[.H192]/[.$G$3])" office:value-type="float" office:value="27.7744112589855" calcext:value-type="float">
            <text:p>27.7744112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8.163" calcext:value-type="float">
            <text:p>128.163</text:p>
          </table:table-cell>
          <table:table-cell office:value-type="float" office:value="54.6833" calcext:value-type="float">
            <text:p>54.6833</text:p>
          </table:table-cell>
          <table:table-cell office:value-type="float" office:value="190.703" calcext:value-type="float">
            <text:p>190.7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3]" office:value-type="float" office:value="73.335" calcext:value-type="float">
            <text:p>73.335</text:p>
          </table:table-cell>
          <table:table-cell table:formula="of:=ABS(100*[.H193]/[.$G$3])" office:value-type="float" office:value="27.7744112589855" calcext:value-type="float">
            <text:p>27.7744112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.492" calcext:value-type="float">
            <text:p>125.492</text:p>
          </table:table-cell>
          <table:table-cell office:value-type="float" office:value="54.9296" calcext:value-type="float">
            <text:p>54.9296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4]" office:value-type="float" office:value="73.338" calcext:value-type="float">
            <text:p>73.338</text:p>
          </table:table-cell>
          <table:table-cell table:formula="of:=ABS(100*[.H194]/[.$G$3])" office:value-type="float" office:value="27.7755474590779" calcext:value-type="float">
            <text:p>27.77554745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7.735" calcext:value-type="float">
            <text:p>127.735</text:p>
          </table:table-cell>
          <table:table-cell office:value-type="float" office:value="55.2555" calcext:value-type="float">
            <text:p>55.2555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5]" office:value-type="float" office:value="73.338" calcext:value-type="float">
            <text:p>73.338</text:p>
          </table:table-cell>
          <table:table-cell table:formula="of:=ABS(100*[.H195]/[.$G$3])" office:value-type="float" office:value="27.7755474590779" calcext:value-type="float">
            <text:p>27.77554745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.368" calcext:value-type="float">
            <text:p>133.368</text:p>
          </table:table-cell>
          <table:table-cell office:value-type="float" office:value="55.5805" calcext:value-type="float">
            <text:p>55.5805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6]" office:value-type="float" office:value="73.338" calcext:value-type="float">
            <text:p>73.338</text:p>
          </table:table-cell>
          <table:table-cell table:formula="of:=ABS(100*[.H196]/[.$G$3])" office:value-type="float" office:value="27.7755474590779" calcext:value-type="float">
            <text:p>27.77554745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8.699" calcext:value-type="float">
            <text:p>128.699</text:p>
          </table:table-cell>
          <table:table-cell office:value-type="float" office:value="55.9055" calcext:value-type="float">
            <text:p>55.9055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7]" office:value-type="float" office:value="73.338" calcext:value-type="float">
            <text:p>73.338</text:p>
          </table:table-cell>
          <table:table-cell table:formula="of:=ABS(100*[.H197]/[.$G$3])" office:value-type="float" office:value="27.7755474590779" calcext:value-type="float">
            <text:p>27.77554745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8.878" calcext:value-type="float">
            <text:p>168.878</text:p>
          </table:table-cell>
          <table:table-cell office:value-type="float" office:value="56.1206" calcext:value-type="float">
            <text:p>56.1206</text:p>
          </table:table-cell>
          <table:table-cell office:value-type="float" office:value="190.7" calcext:value-type="float">
            <text:p>19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8]" office:value-type="float" office:value="73.338" calcext:value-type="float">
            <text:p>73.338</text:p>
          </table:table-cell>
          <table:table-cell table:formula="of:=ABS(100*[.H198]/[.$G$3])" office:value-type="float" office:value="27.7755474590779" calcext:value-type="float">
            <text:p>27.77554745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2.708" calcext:value-type="float">
            <text:p>172.708</text:p>
          </table:table-cell>
          <table:table-cell office:value-type="float" office:value="56.3442" calcext:value-type="float">
            <text:p>56.3442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99]" office:value-type="float" office:value="73.343" calcext:value-type="float">
            <text:p>73.343</text:p>
          </table:table-cell>
          <table:table-cell table:formula="of:=ABS(100*[.H199]/[.$G$3])" office:value-type="float" office:value="27.7774411258985" calcext:value-type="float">
            <text:p>27.77744112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.983" calcext:value-type="float">
            <text:p>124.983</text:p>
          </table:table-cell>
          <table:table-cell office:value-type="float" office:value="56.6237" calcext:value-type="float">
            <text:p>56.6237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200]" office:value-type="float" office:value="73.343" calcext:value-type="float">
            <text:p>73.343</text:p>
          </table:table-cell>
          <table:table-cell table:formula="of:=ABS(100*[.H200]/[.$G$3])" office:value-type="float" office:value="27.7774411258985" calcext:value-type="float">
            <text:p>27.7774411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.876" calcext:value-type="float">
            <text:p>121.876</text:p>
          </table:table-cell>
          <table:table-cell office:value-type="float" office:value="56.853" calcext:value-type="float">
            <text:p>56.85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201]" office:value-type="float" office:value="73.343" calcext:value-type="float">
            <text:p>73.343</text:p>
          </table:table-cell>
          <table:table-cell table:formula="of:=ABS(100*[.H201]/[.$G$3])" office:value-type="float" office:value="27.7774411258985" calcext:value-type="float">
            <text:p>27.77744112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.81" calcext:value-type="float">
            <text:p>124.81</text:p>
          </table:table-cell>
          <table:table-cell office:value-type="float" office:value="57.0845" calcext:value-type="float">
            <text:p>57.0845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$G$3]-[.D202]" office:value-type="float" office:value="73.343" calcext:value-type="float">
            <text:p>73.343</text:p>
          </table:table-cell>
          <table:table-cell table:formula="of:=ABS(100*[.H202]/[.$G$3])" office:value-type="float" office:value="27.7774411258985" calcext:value-type="float">
            <text:p>27.77744112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1.869" calcext:value-type="float">
            <text:p>171.869</text:p>
          </table:table-cell>
          <table:table-cell office:value-type="float" office:value="57.2813" calcext:value-type="float">
            <text:p>57.281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$G$3]-[.D203]" office:value-type="float" office:value="73.343" calcext:value-type="float">
            <text:p>73.343</text:p>
          </table:table-cell>
          <table:table-cell table:formula="of:=ABS(100*[.H203]/[.$G$3])" office:value-type="float" office:value="27.7774411258985" calcext:value-type="float">
            <text:p>27.77744112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0.195" calcext:value-type="float">
            <text:p>130.195</text:p>
          </table:table-cell>
          <table:table-cell office:value-type="float" office:value="57.5506" calcext:value-type="float">
            <text:p>57.5506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$G$3]-[.D204]" office:value-type="float" office:value="73.343" calcext:value-type="float">
            <text:p>73.343</text:p>
          </table:table-cell>
          <table:table-cell table:formula="of:=ABS(100*[.H204]/[.$G$3])" office:value-type="float" office:value="27.7774411258985" calcext:value-type="float">
            <text:p>27.77744112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2.261" calcext:value-type="float">
            <text:p>122.261</text:p>
          </table:table-cell>
          <table:table-cell office:value-type="float" office:value="57.7858" calcext:value-type="float">
            <text:p>57.7858</text:p>
          </table:table-cell>
          <table:table-cell office:value-type="float" office:value="190.648" calcext:value-type="float">
            <text:p>190.6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05]" office:value-type="float" office:value="73.39" calcext:value-type="float">
            <text:p>73.39</text:p>
          </table:table-cell>
          <table:table-cell table:formula="of:=ABS(100*[.H205]/[.$G$3])" office:value-type="float" office:value="27.795241594013" calcext:value-type="float">
            <text:p>27.7952415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1.836" calcext:value-type="float">
            <text:p>121.836</text:p>
          </table:table-cell>
          <table:table-cell office:value-type="float" office:value="58.134" calcext:value-type="float">
            <text:p>58.134</text:p>
          </table:table-cell>
          <table:table-cell office:value-type="float" office:value="190.65" calcext:value-type="float">
            <text:p>190.6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06]" office:value-type="float" office:value="73.388" calcext:value-type="float">
            <text:p>73.388</text:p>
          </table:table-cell>
          <table:table-cell table:formula="of:=ABS(100*[.H206]/[.$G$3])" office:value-type="float" office:value="27.7944841272847" calcext:value-type="float">
            <text:p>27.79448412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3.377" calcext:value-type="float">
            <text:p>143.377</text:p>
          </table:table-cell>
          <table:table-cell office:value-type="float" office:value="58.4381" calcext:value-type="float">
            <text:p>58.4381</text:p>
          </table:table-cell>
          <table:table-cell office:value-type="float" office:value="190.645" calcext:value-type="float">
            <text:p>190.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07]" office:value-type="float" office:value="73.393" calcext:value-type="float">
            <text:p>73.393</text:p>
          </table:table-cell>
          <table:table-cell table:formula="of:=ABS(100*[.H207]/[.$G$3])" office:value-type="float" office:value="27.7963777941054" calcext:value-type="float">
            <text:p>27.79637779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8.951" calcext:value-type="float">
            <text:p>118.951</text:p>
          </table:table-cell>
          <table:table-cell office:value-type="float" office:value="58.6881" calcext:value-type="float">
            <text:p>58.6881</text:p>
          </table:table-cell>
          <table:table-cell office:value-type="float" office:value="191.4" calcext:value-type="float">
            <text:p>191.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08]" office:value-type="float" office:value="72.638" calcext:value-type="float">
            <text:p>72.638</text:p>
          </table:table-cell>
          <table:table-cell table:formula="of:=ABS(100*[.H208]/[.$G$3])" office:value-type="float" office:value="27.510434104182" calcext:value-type="float">
            <text:p>27.51043410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2.342" calcext:value-type="float">
            <text:p>122.342</text:p>
          </table:table-cell>
          <table:table-cell office:value-type="float" office:value="58.9676" calcext:value-type="float">
            <text:p>58.9676</text:p>
          </table:table-cell>
          <table:table-cell office:value-type="float" office:value="191.4" calcext:value-type="float">
            <text:p>191.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09]" office:value-type="float" office:value="72.638" calcext:value-type="float">
            <text:p>72.638</text:p>
          </table:table-cell>
          <table:table-cell table:formula="of:=ABS(100*[.H209]/[.$G$3])" office:value-type="float" office:value="27.510434104182" calcext:value-type="float">
            <text:p>27.510434104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0.598" calcext:value-type="float">
            <text:p>120.598</text:p>
          </table:table-cell>
          <table:table-cell office:value-type="float" office:value="59.2226" calcext:value-type="float">
            <text:p>59.2226</text:p>
          </table:table-cell>
          <table:table-cell office:value-type="float" office:value="192.8" calcext:value-type="float">
            <text:p>192.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0]" office:value-type="float" office:value="71.238" calcext:value-type="float">
            <text:p>71.238</text:p>
          </table:table-cell>
          <table:table-cell table:formula="of:=ABS(100*[.H210]/[.$G$3])" office:value-type="float" office:value="26.9802073943902" calcext:value-type="float">
            <text:p>26.98020739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7.531" calcext:value-type="float">
            <text:p>127.531</text:p>
          </table:table-cell>
          <table:table-cell office:value-type="float" office:value="59.4738" calcext:value-type="float">
            <text:p>59.4738</text:p>
          </table:table-cell>
          <table:table-cell office:value-type="float" office:value="193.34" calcext:value-type="float">
            <text:p>193.3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1]" office:value-type="float" office:value="70.698" calcext:value-type="float">
            <text:p>70.698</text:p>
          </table:table-cell>
          <table:table-cell table:formula="of:=ABS(100*[.H211]/[.$G$3])" office:value-type="float" office:value="26.7756913777562" calcext:value-type="float">
            <text:p>26.77569137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.231" calcext:value-type="float">
            <text:p>140.231</text:p>
          </table:table-cell>
          <table:table-cell office:value-type="float" office:value="59.7738" calcext:value-type="float">
            <text:p>59.7738</text:p>
          </table:table-cell>
          <table:table-cell office:value-type="float" office:value="194.215" calcext:value-type="float">
            <text:p>194.2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2]" office:value-type="float" office:value="69.823" calcext:value-type="float">
            <text:p>69.823</text:p>
          </table:table-cell>
          <table:table-cell table:formula="of:=ABS(100*[.H212]/[.$G$3])" office:value-type="float" office:value="26.4442996841364" calcext:value-type="float">
            <text:p>26.44429968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9.621" calcext:value-type="float">
            <text:p>129.621</text:p>
          </table:table-cell>
          <table:table-cell office:value-type="float" office:value="60.0488" calcext:value-type="float">
            <text:p>60.0488</text:p>
          </table:table-cell>
          <table:table-cell office:value-type="float" office:value="194.685" calcext:value-type="float">
            <text:p>194.68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3]" office:value-type="float" office:value="69.353" calcext:value-type="float">
            <text:p>69.353</text:p>
          </table:table-cell>
          <table:table-cell table:formula="of:=ABS(100*[.H213]/[.$G$3])" office:value-type="float" office:value="26.266295002992" calcext:value-type="float">
            <text:p>26.266295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323" calcext:value-type="float">
            <text:p>121.323</text:p>
          </table:table-cell>
          <table:table-cell office:value-type="float" office:value="60.3738" calcext:value-type="float">
            <text:p>60.3738</text:p>
          </table:table-cell>
          <table:table-cell office:value-type="float" office:value="195.463" calcext:value-type="float">
            <text:p>195.46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4]" office:value-type="float" office:value="68.575" calcext:value-type="float">
            <text:p>68.575</text:p>
          </table:table-cell>
          <table:table-cell table:formula="of:=ABS(100*[.H214]/[.$G$3])" office:value-type="float" office:value="25.9716404456934" calcext:value-type="float">
            <text:p>25.97164044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9.969" calcext:value-type="float">
            <text:p>119.969</text:p>
          </table:table-cell>
          <table:table-cell office:value-type="float" office:value="60.6251" calcext:value-type="float">
            <text:p>60.6251</text:p>
          </table:table-cell>
          <table:table-cell office:value-type="float" office:value="195.873" calcext:value-type="float">
            <text:p>195.87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5]" office:value-type="float" office:value="68.165" calcext:value-type="float">
            <text:p>68.165</text:p>
          </table:table-cell>
          <table:table-cell table:formula="of:=ABS(100*[.H215]/[.$G$3])" office:value-type="float" office:value="25.8163597663973" calcext:value-type="float">
            <text:p>25.81635976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3.019" calcext:value-type="float">
            <text:p>133.019</text:p>
          </table:table-cell>
          <table:table-cell office:value-type="float" office:value="60.8943" calcext:value-type="float">
            <text:p>60.8943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6]" office:value-type="float" office:value="66.038" calcext:value-type="float">
            <text:p>66.038</text:p>
          </table:table-cell>
          <table:table-cell table:formula="of:=ABS(100*[.H216]/[.$G$3])" office:value-type="float" office:value="25.0107939008779" calcext:value-type="float">
            <text:p>25.01079390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9.947" calcext:value-type="float">
            <text:p>129.947</text:p>
          </table:table-cell>
          <table:table-cell office:value-type="float" office:value="61.1636" calcext:value-type="float">
            <text:p>61.1636</text:p>
          </table:table-cell>
          <table:table-cell office:value-type="float" office:value="198.865" calcext:value-type="float">
            <text:p>198.86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7]" office:value-type="float" office:value="65.173" calcext:value-type="float">
            <text:p>65.173</text:p>
          </table:table-cell>
          <table:table-cell table:formula="of:=ABS(100*[.H217]/[.$G$3])" office:value-type="float" office:value="24.6831895408994" calcext:value-type="float">
            <text:p>24.68318954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0.263" calcext:value-type="float">
            <text:p>120.263</text:p>
          </table:table-cell>
          <table:table-cell office:value-type="float" office:value="61.5136" calcext:value-type="float">
            <text:p>61.5136</text:p>
          </table:table-cell>
          <table:table-cell office:value-type="float" office:value="199.165" calcext:value-type="float">
            <text:p>199.16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8]" office:value-type="float" office:value="64.873" calcext:value-type="float">
            <text:p>64.873</text:p>
          </table:table-cell>
          <table:table-cell table:formula="of:=ABS(100*[.H218]/[.$G$3])" office:value-type="float" office:value="24.5695695316583" calcext:value-type="float">
            <text:p>24.56956953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7.074" calcext:value-type="float">
            <text:p>137.074</text:p>
          </table:table-cell>
          <table:table-cell office:value-type="float" office:value="61.8228" calcext:value-type="float">
            <text:p>61.8228</text:p>
          </table:table-cell>
          <table:table-cell office:value-type="float" office:value="199.165" calcext:value-type="float">
            <text:p>199.16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19]" office:value-type="float" office:value="64.873" calcext:value-type="float">
            <text:p>64.873</text:p>
          </table:table-cell>
          <table:table-cell table:formula="of:=ABS(100*[.H219]/[.$G$3])" office:value-type="float" office:value="24.5695695316583" calcext:value-type="float">
            <text:p>24.56956953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0.054" calcext:value-type="float">
            <text:p>120.054</text:p>
          </table:table-cell>
          <table:table-cell office:value-type="float" office:value="62.1516" calcext:value-type="float">
            <text:p>62.1516</text:p>
          </table:table-cell>
          <table:table-cell office:value-type="float" office:value="199.715" calcext:value-type="float">
            <text:p>199.7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20]" office:value-type="float" office:value="64.323" calcext:value-type="float">
            <text:p>64.323</text:p>
          </table:table-cell>
          <table:table-cell table:formula="of:=ABS(100*[.H220]/[.$G$3])" office:value-type="float" office:value="24.361266181383" calcext:value-type="float">
            <text:p>24.36126618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7.617" calcext:value-type="float">
            <text:p>117.617</text:p>
          </table:table-cell>
          <table:table-cell office:value-type="float" office:value="62.3979" calcext:value-type="float">
            <text:p>62.3979</text:p>
          </table:table-cell>
          <table:table-cell office:value-type="float" office:value="199.713" calcext:value-type="float">
            <text:p>199.7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21]" office:value-type="float" office:value="64.325" calcext:value-type="float">
            <text:p>64.325</text:p>
          </table:table-cell>
          <table:table-cell table:formula="of:=ABS(100*[.H221]/[.$G$3])" office:value-type="float" office:value="24.3620236481113" calcext:value-type="float">
            <text:p>24.36202364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4.77" calcext:value-type="float">
            <text:p>114.77</text:p>
          </table:table-cell>
          <table:table-cell office:value-type="float" office:value="62.7141" calcext:value-type="float">
            <text:p>62.7141</text:p>
          </table:table-cell>
          <table:table-cell office:value-type="float" office:value="199.995" calcext:value-type="float">
            <text:p>199.99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22]" office:value-type="float" office:value="64.043" calcext:value-type="float">
            <text:p>64.043</text:p>
          </table:table-cell>
          <table:table-cell table:formula="of:=ABS(100*[.H222]/[.$G$3])" office:value-type="float" office:value="24.2552208394246" calcext:value-type="float">
            <text:p>24.25522083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5.848" calcext:value-type="float">
            <text:p>125.848</text:p>
          </table:table-cell>
          <table:table-cell office:value-type="float" office:value="62.9499" calcext:value-type="float">
            <text:p>62.9499</text:p>
          </table:table-cell>
          <table:table-cell office:value-type="float" office:value="199.975" calcext:value-type="float">
            <text:p>199.9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23]" office:value-type="float" office:value="64.063" calcext:value-type="float">
            <text:p>64.063</text:p>
          </table:table-cell>
          <table:table-cell table:formula="of:=ABS(100*[.H223]/[.$G$3])" office:value-type="float" office:value="24.2627955067074" calcext:value-type="float">
            <text:p>24.26279550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1.412" calcext:value-type="float">
            <text:p>141.412</text:p>
          </table:table-cell>
          <table:table-cell office:value-type="float" office:value="63.1962" calcext:value-type="float">
            <text:p>63.1962</text:p>
          </table:table-cell>
          <table:table-cell office:value-type="float" office:value="199.955" calcext:value-type="float">
            <text:p>199.95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24]" office:value-type="float" office:value="64.083" calcext:value-type="float">
            <text:p>64.083</text:p>
          </table:table-cell>
          <table:table-cell table:formula="of:=ABS(100*[.H224]/[.$G$3])" office:value-type="float" office:value="24.2703701739901" calcext:value-type="float">
            <text:p>24.2703701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1.298" calcext:value-type="float">
            <text:p>121.298</text:p>
          </table:table-cell>
          <table:table-cell office:value-type="float" office:value="63.4462" calcext:value-type="float">
            <text:p>63.4462</text:p>
          </table:table-cell>
          <table:table-cell office:value-type="float" office:value="199.955" calcext:value-type="float">
            <text:p>199.95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G$3]-[.D225]" office:value-type="float" office:value="64.083" calcext:value-type="float">
            <text:p>64.083</text:p>
          </table:table-cell>
          <table:table-cell table:formula="of:=ABS(100*[.H225]/[.$G$3])" office:value-type="float" office:value="24.2703701739901" calcext:value-type="float">
            <text:p>24.2703701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0.386" calcext:value-type="float">
            <text:p>140.386</text:p>
          </table:table-cell>
          <table:table-cell office:value-type="float" office:value="63.7468" calcext:value-type="float">
            <text:p>63.7468</text:p>
          </table:table-cell>
          <table:table-cell office:value-type="float" office:value="199.955" calcext:value-type="float">
            <text:p>199.9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$G$3]-[.D226]" office:value-type="float" office:value="64.083" calcext:value-type="float">
            <text:p>64.083</text:p>
          </table:table-cell>
          <table:table-cell table:formula="of:=ABS(100*[.H226]/[.$G$3])" office:value-type="float" office:value="24.2703701739901" calcext:value-type="float">
            <text:p>24.2703701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8.768" calcext:value-type="float">
            <text:p>118.768</text:p>
          </table:table-cell>
          <table:table-cell office:value-type="float" office:value="64.0278" calcext:value-type="float">
            <text:p>64.0278</text:p>
          </table:table-cell>
          <table:table-cell office:value-type="float" office:value="199.915" calcext:value-type="float">
            <text:p>199.9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27]" office:value-type="float" office:value="64.123" calcext:value-type="float">
            <text:p>64.123</text:p>
          </table:table-cell>
          <table:table-cell table:formula="of:=ABS(100*[.H227]/[.$G$3])" office:value-type="float" office:value="24.2855195085556" calcext:value-type="float">
            <text:p>24.28551950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5.844" calcext:value-type="float">
            <text:p>125.844</text:p>
          </table:table-cell>
          <table:table-cell office:value-type="float" office:value="64.2852" calcext:value-type="float">
            <text:p>64.2852</text:p>
          </table:table-cell>
          <table:table-cell office:value-type="float" office:value="199.915" calcext:value-type="float">
            <text:p>199.9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28]" office:value-type="float" office:value="64.123" calcext:value-type="float">
            <text:p>64.123</text:p>
          </table:table-cell>
          <table:table-cell table:formula="of:=ABS(100*[.H228]/[.$G$3])" office:value-type="float" office:value="24.2855195085556" calcext:value-type="float">
            <text:p>24.28551950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2.997" calcext:value-type="float">
            <text:p>172.997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199.915" calcext:value-type="float">
            <text:p>199.9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29]" office:value-type="float" office:value="64.123" calcext:value-type="float">
            <text:p>64.123</text:p>
          </table:table-cell>
          <table:table-cell table:formula="of:=ABS(100*[.H229]/[.$G$3])" office:value-type="float" office:value="24.2855195085556" calcext:value-type="float">
            <text:p>24.285519508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.791" calcext:value-type="float">
            <text:p>138.791</text:p>
          </table:table-cell>
          <table:table-cell office:value-type="float" office:value="64.8446" calcext:value-type="float">
            <text:p>64.8446</text:p>
          </table:table-cell>
          <table:table-cell office:value-type="float" office:value="199.91" calcext:value-type="float">
            <text:p>199.9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0]" office:value-type="float" office:value="64.128" calcext:value-type="float">
            <text:p>64.128</text:p>
          </table:table-cell>
          <table:table-cell table:formula="of:=ABS(100*[.H230]/[.$G$3])" office:value-type="float" office:value="24.2874131753763" calcext:value-type="float">
            <text:p>24.28741317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1.934" calcext:value-type="float">
            <text:p>121.934</text:p>
          </table:table-cell>
          <table:table-cell office:value-type="float" office:value="65.1196" calcext:value-type="float">
            <text:p>65.1196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1]" office:value-type="float" office:value="64.13" calcext:value-type="float">
            <text:p>64.13</text:p>
          </table:table-cell>
          <table:table-cell table:formula="of:=ABS(100*[.H231]/[.$G$3])" office:value-type="float" office:value="24.2881706421046" calcext:value-type="float">
            <text:p>24.28817064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4.966" calcext:value-type="float">
            <text:p>134.966</text:p>
          </table:table-cell>
          <table:table-cell office:value-type="float" office:value="65.155" calcext:value-type="float">
            <text:p>65.155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2]" office:value-type="float" office:value="64.13" calcext:value-type="float">
            <text:p>64.13</text:p>
          </table:table-cell>
          <table:table-cell table:formula="of:=ABS(100*[.H232]/[.$G$3])" office:value-type="float" office:value="24.2881706421046" calcext:value-type="float">
            <text:p>24.28817064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3.284" calcext:value-type="float">
            <text:p>123.284</text:p>
          </table:table-cell>
          <table:table-cell office:value-type="float" office:value="65.2109" calcext:value-type="float">
            <text:p>65.2109</text:p>
          </table:table-cell>
          <table:table-cell office:value-type="float" office:value="199.905" calcext:value-type="float">
            <text:p>199.90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3]" office:value-type="float" office:value="64.133" calcext:value-type="float">
            <text:p>64.133</text:p>
          </table:table-cell>
          <table:table-cell table:formula="of:=ABS(100*[.H233]/[.$G$3])" office:value-type="float" office:value="24.289306842197" calcext:value-type="float">
            <text:p>24.28930684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9.259" calcext:value-type="float">
            <text:p>159.259</text:p>
          </table:table-cell>
          <table:table-cell office:value-type="float" office:value="65.3877" calcext:value-type="float">
            <text:p>65.3877</text:p>
          </table:table-cell>
          <table:table-cell office:value-type="float" office:value="199.91" calcext:value-type="float">
            <text:p>199.9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4]" office:value-type="float" office:value="64.128" calcext:value-type="float">
            <text:p>64.128</text:p>
          </table:table-cell>
          <table:table-cell table:formula="of:=ABS(100*[.H234]/[.$G$3])" office:value-type="float" office:value="24.2874131753763" calcext:value-type="float">
            <text:p>24.28741317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0.432" calcext:value-type="float">
            <text:p>120.432</text:p>
          </table:table-cell>
          <table:table-cell office:value-type="float" office:value="65.724" calcext:value-type="float">
            <text:p>65.724</text:p>
          </table:table-cell>
          <table:table-cell office:value-type="float" office:value="199.625" calcext:value-type="float">
            <text:p>199.6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5]" office:value-type="float" office:value="64.413" calcext:value-type="float">
            <text:p>64.413</text:p>
          </table:table-cell>
          <table:table-cell table:formula="of:=ABS(100*[.H235]/[.$G$3])" office:value-type="float" office:value="24.3953521841553" calcext:value-type="float">
            <text:p>24.395352184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1.932" calcext:value-type="float">
            <text:p>141.932</text:p>
          </table:table-cell>
          <table:table-cell office:value-type="float" office:value="66.0069" calcext:value-type="float">
            <text:p>66.0069</text:p>
          </table:table-cell>
          <table:table-cell office:value-type="float" office:value="200.055" calcext:value-type="float">
            <text:p>200.05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6]" office:value-type="float" office:value="63.983" calcext:value-type="float">
            <text:p>63.983</text:p>
          </table:table-cell>
          <table:table-cell table:formula="of:=ABS(100*[.H236]/[.$G$3])" office:value-type="float" office:value="24.2324968375764" calcext:value-type="float">
            <text:p>24.23249683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.71" calcext:value-type="float">
            <text:p>117.71</text:p>
          </table:table-cell>
          <table:table-cell office:value-type="float" office:value="66.2305" calcext:value-type="float">
            <text:p>66.2305</text:p>
          </table:table-cell>
          <table:table-cell office:value-type="float" office:value="200.043" calcext:value-type="float">
            <text:p>200.04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7]" office:value-type="float" office:value="63.995" calcext:value-type="float">
            <text:p>63.995</text:p>
          </table:table-cell>
          <table:table-cell table:formula="of:=ABS(100*[.H237]/[.$G$3])" office:value-type="float" office:value="24.2370416379461" calcext:value-type="float">
            <text:p>24.23704163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0.146" calcext:value-type="float">
            <text:p>120.146</text:p>
          </table:table-cell>
          <table:table-cell office:value-type="float" office:value="66.4366" calcext:value-type="float">
            <text:p>66.4366</text:p>
          </table:table-cell>
          <table:table-cell office:value-type="float" office:value="200.698" calcext:value-type="float">
            <text:p>200.69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8]" office:value-type="float" office:value="63.34" calcext:value-type="float">
            <text:p>63.34</text:p>
          </table:table-cell>
          <table:table-cell table:formula="of:=ABS(100*[.H238]/[.$G$3])" office:value-type="float" office:value="23.9889712844363" calcext:value-type="float">
            <text:p>23.98897128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66.6828" calcext:value-type="float">
            <text:p>66.6828</text:p>
          </table:table-cell>
          <table:table-cell office:value-type="float" office:value="201.375" calcext:value-type="float">
            <text:p>201.3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239]" office:value-type="float" office:value="62.663" calcext:value-type="float">
            <text:p>62.663</text:p>
          </table:table-cell>
          <table:table-cell table:formula="of:=ABS(100*[.H239]/[.$G$3])" office:value-type="float" office:value="23.7325687969156" calcext:value-type="float">
            <text:p>23.73256879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.131" calcext:value-type="float">
            <text:p>124.131</text:p>
          </table:table-cell>
          <table:table-cell office:value-type="float" office:value="66.9727" calcext:value-type="float">
            <text:p>66.9727</text:p>
          </table:table-cell>
          <table:table-cell office:value-type="float" office:value="201.488" calcext:value-type="float">
            <text:p>201.48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0]" office:value-type="float" office:value="62.55" calcext:value-type="float">
            <text:p>62.55</text:p>
          </table:table-cell>
          <table:table-cell table:formula="of:=ABS(100*[.H240]/[.$G$3])" office:value-type="float" office:value="23.6897719267681" calcext:value-type="float">
            <text:p>23.68977192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1.897" calcext:value-type="float">
            <text:p>121.897</text:p>
          </table:table-cell>
          <table:table-cell office:value-type="float" office:value="67.2578" calcext:value-type="float">
            <text:p>67.2578</text:p>
          </table:table-cell>
          <table:table-cell office:value-type="float" office:value="201.815" calcext:value-type="float">
            <text:p>201.8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1]" office:value-type="float" office:value="62.223" calcext:value-type="float">
            <text:p>62.223</text:p>
          </table:table-cell>
          <table:table-cell table:formula="of:=ABS(100*[.H241]/[.$G$3])" office:value-type="float" office:value="23.5659261166953" calcext:value-type="float">
            <text:p>23.56592611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5.014" calcext:value-type="float">
            <text:p>135.014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201.823" calcext:value-type="float">
            <text:p>201.8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2]" office:value-type="float" office:value="62.215" calcext:value-type="float">
            <text:p>62.215</text:p>
          </table:table-cell>
          <table:table-cell table:formula="of:=ABS(100*[.H242]/[.$G$3])" office:value-type="float" office:value="23.5628962497822" calcext:value-type="float">
            <text:p>23.56289624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9.02" calcext:value-type="float">
            <text:p>139.02</text:p>
          </table:table-cell>
          <table:table-cell office:value-type="float" office:value="67.8409" calcext:value-type="float">
            <text:p>67.8409</text:p>
          </table:table-cell>
          <table:table-cell office:value-type="float" office:value="201.823" calcext:value-type="float">
            <text:p>201.8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3]" office:value-type="float" office:value="62.215" calcext:value-type="float">
            <text:p>62.215</text:p>
          </table:table-cell>
          <table:table-cell table:formula="of:=ABS(100*[.H243]/[.$G$3])" office:value-type="float" office:value="23.5628962497822" calcext:value-type="float">
            <text:p>23.56289624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1.101" calcext:value-type="float">
            <text:p>121.101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4]" office:value-type="float" office:value="62.218" calcext:value-type="float">
            <text:p>62.218</text:p>
          </table:table-cell>
          <table:table-cell table:formula="of:=ABS(100*[.H244]/[.$G$3])" office:value-type="float" office:value="23.5640324498746" calcext:value-type="float">
            <text:p>23.564032449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5.036" calcext:value-type="float">
            <text:p>175.036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5]" office:value-type="float" office:value="62.218" calcext:value-type="float">
            <text:p>62.218</text:p>
          </table:table-cell>
          <table:table-cell table:formula="of:=ABS(100*[.H245]/[.$G$3])" office:value-type="float" office:value="23.5640324498746" calcext:value-type="float">
            <text:p>23.56403244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8.216" calcext:value-type="float">
            <text:p>188.216</text:p>
          </table:table-cell>
          <table:table-cell office:value-type="float" office:value="68.4181" calcext:value-type="float">
            <text:p>68.4181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6]" office:value-type="float" office:value="62.218" calcext:value-type="float">
            <text:p>62.218</text:p>
          </table:table-cell>
          <table:table-cell table:formula="of:=ABS(100*[.H246]/[.$G$3])" office:value-type="float" office:value="23.5640324498746" calcext:value-type="float">
            <text:p>23.56403244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.732" calcext:value-type="float">
            <text:p>124.732</text:p>
          </table:table-cell>
          <table:table-cell office:value-type="float" office:value="69.0482" calcext:value-type="float">
            <text:p>69.0482</text:p>
          </table:table-cell>
          <table:table-cell office:value-type="float" office:value="201.82" calcext:value-type="float">
            <text:p>201.8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7]" office:value-type="float" office:value="62.218" calcext:value-type="float">
            <text:p>62.218</text:p>
          </table:table-cell>
          <table:table-cell table:formula="of:=ABS(100*[.H247]/[.$G$3])" office:value-type="float" office:value="23.5640324498746" calcext:value-type="float">
            <text:p>23.56403244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8.955" calcext:value-type="float">
            <text:p>118.955</text:p>
          </table:table-cell>
          <table:table-cell office:value-type="float" office:value="69.3533" calcext:value-type="float">
            <text:p>69.3533</text:p>
          </table:table-cell>
          <table:table-cell office:value-type="float" office:value="202.333" calcext:value-type="float">
            <text:p>202.33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8]" office:value-type="float" office:value="61.705" calcext:value-type="float">
            <text:p>61.705</text:p>
          </table:table-cell>
          <table:table-cell table:formula="of:=ABS(100*[.H248]/[.$G$3])" office:value-type="float" office:value="23.3697422340724" calcext:value-type="float">
            <text:p>23.369742234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6.474" calcext:value-type="float">
            <text:p>116.474</text:p>
          </table:table-cell>
          <table:table-cell office:value-type="float" office:value="69.6046" calcext:value-type="float">
            <text:p>69.6046</text:p>
          </table:table-cell>
          <table:table-cell office:value-type="float" office:value="202.33" calcext:value-type="float">
            <text:p>202.3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49]" office:value-type="float" office:value="61.708" calcext:value-type="float">
            <text:p>61.708</text:p>
          </table:table-cell>
          <table:table-cell table:formula="of:=ABS(100*[.H249]/[.$G$3])" office:value-type="float" office:value="23.3708784341648" calcext:value-type="float">
            <text:p>23.37087843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5.734" calcext:value-type="float">
            <text:p>115.734</text:p>
          </table:table-cell>
          <table:table-cell office:value-type="float" office:value="69.8558" calcext:value-type="float">
            <text:p>69.8558</text:p>
          </table:table-cell>
          <table:table-cell office:value-type="float" office:value="202.328" calcext:value-type="float">
            <text:p>202.3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0]" office:value-type="float" office:value="61.71" calcext:value-type="float">
            <text:p>61.71</text:p>
          </table:table-cell>
          <table:table-cell table:formula="of:=ABS(100*[.H250]/[.$G$3])" office:value-type="float" office:value="23.3716359008931" calcext:value-type="float">
            <text:p>23.371635900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7.048" calcext:value-type="float">
            <text:p>117.048</text:p>
          </table:table-cell>
          <table:table-cell office:value-type="float" office:value="70.132" calcext:value-type="float">
            <text:p>70.132</text:p>
          </table:table-cell>
          <table:table-cell office:value-type="float" office:value="202.328" calcext:value-type="float">
            <text:p>202.3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1]" office:value-type="float" office:value="61.71" calcext:value-type="float">
            <text:p>61.71</text:p>
          </table:table-cell>
          <table:table-cell table:formula="of:=ABS(100*[.H251]/[.$G$3])" office:value-type="float" office:value="23.3716359008931" calcext:value-type="float">
            <text:p>23.37163590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.252" calcext:value-type="float">
            <text:p>142.252</text:p>
          </table:table-cell>
          <table:table-cell office:value-type="float" office:value="70.3869" calcext:value-type="float">
            <text:p>70.3869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2]" office:value-type="float" office:value="60.81" calcext:value-type="float">
            <text:p>60.81</text:p>
          </table:table-cell>
          <table:table-cell table:formula="of:=ABS(100*[.H252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0.471" calcext:value-type="float">
            <text:p>120.471</text:p>
          </table:table-cell>
          <table:table-cell office:value-type="float" office:value="70.6419" calcext:value-type="float">
            <text:p>70.6419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3]" office:value-type="float" office:value="60.81" calcext:value-type="float">
            <text:p>60.81</text:p>
          </table:table-cell>
          <table:table-cell table:formula="of:=ABS(100*[.H253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6.644" calcext:value-type="float">
            <text:p>126.644</text:p>
          </table:table-cell>
          <table:table-cell office:value-type="float" office:value="70.9029" calcext:value-type="float">
            <text:p>70.9029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4]" office:value-type="float" office:value="60.81" calcext:value-type="float">
            <text:p>60.81</text:p>
          </table:table-cell>
          <table:table-cell table:formula="of:=ABS(100*[.H254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6.548" calcext:value-type="float">
            <text:p>136.548</text:p>
          </table:table-cell>
          <table:table-cell office:value-type="float" office:value="71.1721" calcext:value-type="float">
            <text:p>71.1721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5]" office:value-type="float" office:value="60.81" calcext:value-type="float">
            <text:p>60.81</text:p>
          </table:table-cell>
          <table:table-cell table:formula="of:=ABS(100*[.H255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3.248" calcext:value-type="float">
            <text:p>113.248</text:p>
          </table:table-cell>
          <table:table-cell office:value-type="float" office:value="71.4721" calcext:value-type="float">
            <text:p>71.4721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6]" office:value-type="float" office:value="60.81" calcext:value-type="float">
            <text:p>60.81</text:p>
          </table:table-cell>
          <table:table-cell table:formula="of:=ABS(100*[.H256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7.964" calcext:value-type="float">
            <text:p>167.964</text:p>
          </table:table-cell>
          <table:table-cell office:value-type="float" office:value="71.7721" calcext:value-type="float">
            <text:p>71.7721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7]" office:value-type="float" office:value="60.81" calcext:value-type="float">
            <text:p>60.81</text:p>
          </table:table-cell>
          <table:table-cell table:formula="of:=ABS(100*[.H257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2.702" calcext:value-type="float">
            <text:p>132.702</text:p>
          </table:table-cell>
          <table:table-cell office:value-type="float" office:value="72.0234" calcext:value-type="float">
            <text:p>72.0234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8]" office:value-type="float" office:value="60.81" calcext:value-type="float">
            <text:p>60.81</text:p>
          </table:table-cell>
          <table:table-cell table:formula="of:=ABS(100*[.H258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5.911" calcext:value-type="float">
            <text:p>155.911</text:p>
          </table:table-cell>
          <table:table-cell office:value-type="float" office:value="72.3244" calcext:value-type="float">
            <text:p>72.3244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59]" office:value-type="float" office:value="60.81" calcext:value-type="float">
            <text:p>60.81</text:p>
          </table:table-cell>
          <table:table-cell table:formula="of:=ABS(100*[.H259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4.909" calcext:value-type="float">
            <text:p>124.909</text:p>
          </table:table-cell>
          <table:table-cell office:value-type="float" office:value="72.5794" calcext:value-type="float">
            <text:p>72.5794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0]" office:value-type="float" office:value="60.81" calcext:value-type="float">
            <text:p>60.81</text:p>
          </table:table-cell>
          <table:table-cell table:formula="of:=ABS(100*[.H260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3.046" calcext:value-type="float">
            <text:p>113.046</text:p>
          </table:table-cell>
          <table:table-cell office:value-type="float" office:value="72.9053" calcext:value-type="float">
            <text:p>72.9053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1]" office:value-type="float" office:value="60.81" calcext:value-type="float">
            <text:p>60.81</text:p>
          </table:table-cell>
          <table:table-cell table:formula="of:=ABS(100*[.H261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73.2313" calcext:value-type="float">
            <text:p>73.2313</text:p>
          </table:table-cell>
          <table:table-cell office:value-type="float" office:value="203.228" calcext:value-type="float">
            <text:p>203.2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2]" office:value-type="float" office:value="60.81" calcext:value-type="float">
            <text:p>60.81</text:p>
          </table:table-cell>
          <table:table-cell table:formula="of:=ABS(100*[.H262]/[.$G$3])" office:value-type="float" office:value="23.0307758731698" calcext:value-type="float">
            <text:p>23.03077587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6.233" calcext:value-type="float">
            <text:p>126.233</text:p>
          </table:table-cell>
          <table:table-cell office:value-type="float" office:value="73.5813" calcext:value-type="float">
            <text:p>73.5813</text:p>
          </table:table-cell>
          <table:table-cell office:value-type="float" office:value="203.6" calcext:value-type="float">
            <text:p>203.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3]" office:value-type="float" office:value="60.438" calcext:value-type="float">
            <text:p>60.438</text:p>
          </table:table-cell>
          <table:table-cell table:formula="of:=ABS(100*[.H263]/[.$G$3])" office:value-type="float" office:value="22.8898870617108" calcext:value-type="float">
            <text:p>22.88988706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4.64" calcext:value-type="float">
            <text:p>124.64</text:p>
          </table:table-cell>
          <table:table-cell office:value-type="float" office:value="73.9073" calcext:value-type="float">
            <text:p>73.9073</text:p>
          </table:table-cell>
          <table:table-cell office:value-type="float" office:value="203.593" calcext:value-type="float">
            <text:p>203.59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4]" office:value-type="float" office:value="60.445" calcext:value-type="float">
            <text:p>60.445</text:p>
          </table:table-cell>
          <table:table-cell table:formula="of:=ABS(100*[.H264]/[.$G$3])" office:value-type="float" office:value="22.8925381952598" calcext:value-type="float">
            <text:p>22.89253819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6.047" calcext:value-type="float">
            <text:p>136.047</text:p>
          </table:table-cell>
          <table:table-cell office:value-type="float" office:value="74.2831" calcext:value-type="float">
            <text:p>74.2831</text:p>
          </table:table-cell>
          <table:table-cell office:value-type="float" office:value="203.59" calcext:value-type="float">
            <text:p>203.5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5]" office:value-type="float" office:value="60.448" calcext:value-type="float">
            <text:p>60.448</text:p>
          </table:table-cell>
          <table:table-cell table:formula="of:=ABS(100*[.H265]/[.$G$3])" office:value-type="float" office:value="22.8936743953522" calcext:value-type="float">
            <text:p>22.893674395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6.422" calcext:value-type="float">
            <text:p>126.422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04.25" calcext:value-type="float">
            <text:p>204.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6]" office:value-type="float" office:value="59.788" calcext:value-type="float">
            <text:p>59.788</text:p>
          </table:table-cell>
          <table:table-cell table:formula="of:=ABS(100*[.H266]/[.$G$3])" office:value-type="float" office:value="22.6437103750218" calcext:value-type="float">
            <text:p>22.643710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5.316" calcext:value-type="float">
            <text:p>155.316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04.25" calcext:value-type="float">
            <text:p>204.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7]" office:value-type="float" office:value="59.788" calcext:value-type="float">
            <text:p>59.788</text:p>
          </table:table-cell>
          <table:table-cell table:formula="of:=ABS(100*[.H267]/[.$G$3])" office:value-type="float" office:value="22.6437103750218" calcext:value-type="float">
            <text:p>22.643710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.029" calcext:value-type="float">
            <text:p>122.029</text:p>
          </table:table-cell>
          <table:table-cell office:value-type="float" office:value="75.1364" calcext:value-type="float">
            <text:p>75.1364</text:p>
          </table:table-cell>
          <table:table-cell office:value-type="float" office:value="204.25" calcext:value-type="float">
            <text:p>204.2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268]" office:value-type="float" office:value="59.788" calcext:value-type="float">
            <text:p>59.788</text:p>
          </table:table-cell>
          <table:table-cell table:formula="of:=ABS(100*[.H268]/[.$G$3])" office:value-type="float" office:value="22.6437103750218" calcext:value-type="float">
            <text:p>22.643710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9.627" calcext:value-type="float">
            <text:p>129.627</text:p>
          </table:table-cell>
          <table:table-cell office:value-type="float" office:value="75.7025" calcext:value-type="float">
            <text:p>75.7025</text:p>
          </table:table-cell>
          <table:table-cell office:value-type="float" office:value="201.83" calcext:value-type="float">
            <text:p>201.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69]" office:value-type="float" office:value="62.208" calcext:value-type="float">
            <text:p>62.208</text:p>
          </table:table-cell>
          <table:table-cell table:formula="of:=ABS(100*[.H269]/[.$G$3])" office:value-type="float" office:value="23.5602451162333" calcext:value-type="float">
            <text:p>23.56024511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6.85" calcext:value-type="float">
            <text:p>126.85</text:p>
          </table:table-cell>
          <table:table-cell office:value-type="float" office:value="75.9288" calcext:value-type="float">
            <text:p>75.9288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0]" office:value-type="float" office:value="62.21" calcext:value-type="float">
            <text:p>62.21</text:p>
          </table:table-cell>
          <table:table-cell table:formula="of:=ABS(100*[.H270]/[.$G$3])" office:value-type="float" office:value="23.5610025829615" calcext:value-type="float">
            <text:p>23.5610025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5.033" calcext:value-type="float">
            <text:p>135.033</text:p>
          </table:table-cell>
          <table:table-cell office:value-type="float" office:value="76.1899" calcext:value-type="float">
            <text:p>76.1899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1]" office:value-type="float" office:value="62.21" calcext:value-type="float">
            <text:p>62.21</text:p>
          </table:table-cell>
          <table:table-cell table:formula="of:=ABS(100*[.H271]/[.$G$3])" office:value-type="float" office:value="23.5610025829615" calcext:value-type="float">
            <text:p>23.5610025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3.341" calcext:value-type="float">
            <text:p>123.341</text:p>
          </table:table-cell>
          <table:table-cell office:value-type="float" office:value="76.4694" calcext:value-type="float">
            <text:p>76.4694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2]" office:value-type="float" office:value="62.21" calcext:value-type="float">
            <text:p>62.21</text:p>
          </table:table-cell>
          <table:table-cell table:formula="of:=ABS(100*[.H272]/[.$G$3])" office:value-type="float" office:value="23.5610025829615" calcext:value-type="float">
            <text:p>23.5610025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3.095" calcext:value-type="float">
            <text:p>123.095</text:p>
          </table:table-cell>
          <table:table-cell office:value-type="float" office:value="76.7704" calcext:value-type="float">
            <text:p>76.7704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3]" office:value-type="float" office:value="62.21" calcext:value-type="float">
            <text:p>62.21</text:p>
          </table:table-cell>
          <table:table-cell table:formula="of:=ABS(100*[.H273]/[.$G$3])" office:value-type="float" office:value="23.5610025829615" calcext:value-type="float">
            <text:p>23.5610025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3.369" calcext:value-type="float">
            <text:p>123.369</text:p>
          </table:table-cell>
          <table:table-cell office:value-type="float" office:value="77.0992" calcext:value-type="float">
            <text:p>77.0992</text:p>
          </table:table-cell>
          <table:table-cell office:value-type="float" office:value="201.828" calcext:value-type="float">
            <text:p>201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4]" office:value-type="float" office:value="62.21" calcext:value-type="float">
            <text:p>62.21</text:p>
          </table:table-cell>
          <table:table-cell table:formula="of:=ABS(100*[.H274]/[.$G$3])" office:value-type="float" office:value="23.5610025829615" calcext:value-type="float">
            <text:p>23.5610025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77.4501" calcext:value-type="float">
            <text:p>77.4501</text:p>
          </table:table-cell>
          <table:table-cell office:value-type="float" office:value="203.8" calcext:value-type="float">
            <text:p>203.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5]" office:value-type="float" office:value="60.238" calcext:value-type="float">
            <text:p>60.238</text:p>
          </table:table-cell>
          <table:table-cell table:formula="of:=ABS(100*[.H275]/[.$G$3])" office:value-type="float" office:value="22.8141403888834" calcext:value-type="float">
            <text:p>22.81414038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6.849" calcext:value-type="float">
            <text:p>106.849</text:p>
          </table:table-cell>
          <table:table-cell office:value-type="float" office:value="77.7751" calcext:value-type="float">
            <text:p>77.7751</text:p>
          </table:table-cell>
          <table:table-cell office:value-type="float" office:value="206.173" calcext:value-type="float">
            <text:p>206.1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6]" office:value-type="float" office:value="57.865" calcext:value-type="float">
            <text:p>57.865</text:p>
          </table:table-cell>
          <table:table-cell table:formula="of:=ABS(100*[.H276]/[.$G$3])" office:value-type="float" office:value="21.9154061157864" calcext:value-type="float">
            <text:p>21.915406115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1.018" calcext:value-type="float">
            <text:p>121.018</text:p>
          </table:table-cell>
          <table:table-cell office:value-type="float" office:value="78.1287" calcext:value-type="float">
            <text:p>78.1287</text:p>
          </table:table-cell>
          <table:table-cell office:value-type="float" office:value="207.613" calcext:value-type="float">
            <text:p>207.6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7]" office:value-type="float" office:value="56.425" calcext:value-type="float">
            <text:p>56.425</text:p>
          </table:table-cell>
          <table:table-cell table:formula="of:=ABS(100*[.H277]/[.$G$3])" office:value-type="float" office:value="21.3700300714291" calcext:value-type="float">
            <text:p>21.37003007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5.605" calcext:value-type="float">
            <text:p>115.605</text:p>
          </table:table-cell>
          <table:table-cell office:value-type="float" office:value="78.3897" calcext:value-type="float">
            <text:p>78.3897</text:p>
          </table:table-cell>
          <table:table-cell office:value-type="float" office:value="208.683" calcext:value-type="float">
            <text:p>208.6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8]" office:value-type="float" office:value="55.355" calcext:value-type="float">
            <text:p>55.355</text:p>
          </table:table-cell>
          <table:table-cell table:formula="of:=ABS(100*[.H278]/[.$G$3])" office:value-type="float" office:value="20.9647853718025" calcext:value-type="float">
            <text:p>20.96478537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7.859" calcext:value-type="float">
            <text:p>127.859</text:p>
          </table:table-cell>
          <table:table-cell office:value-type="float" office:value="78.6446" calcext:value-type="float">
            <text:p>78.6446</text:p>
          </table:table-cell>
          <table:table-cell office:value-type="float" office:value="211.235" calcext:value-type="float">
            <text:p>211.2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79]" office:value-type="float" office:value="52.803" calcext:value-type="float">
            <text:p>52.803</text:p>
          </table:table-cell>
          <table:table-cell table:formula="of:=ABS(100*[.H279]/[.$G$3])" office:value-type="float" office:value="19.998257826525" calcext:value-type="float">
            <text:p>19.998257826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6.401" calcext:value-type="float">
            <text:p>126.401</text:p>
          </table:table-cell>
          <table:table-cell office:value-type="float" office:value="78.9104" calcext:value-type="float">
            <text:p>78.9104</text:p>
          </table:table-cell>
          <table:table-cell office:value-type="float" office:value="212.253" calcext:value-type="float">
            <text:p>212.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0]" office:value-type="float" office:value="51.785" calcext:value-type="float">
            <text:p>51.785</text:p>
          </table:table-cell>
          <table:table-cell table:formula="of:=ABS(100*[.H280]/[.$G$3])" office:value-type="float" office:value="19.6127072618335" calcext:value-type="float">
            <text:p>19.61270726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5.057" calcext:value-type="float">
            <text:p>125.057</text:p>
          </table:table-cell>
          <table:table-cell office:value-type="float" office:value="79.2266" calcext:value-type="float">
            <text:p>79.2266</text:p>
          </table:table-cell>
          <table:table-cell office:value-type="float" office:value="213.388" calcext:value-type="float">
            <text:p>213.3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1]" office:value-type="float" office:value="50.65" calcext:value-type="float">
            <text:p>50.65</text:p>
          </table:table-cell>
          <table:table-cell table:formula="of:=ABS(100*[.H281]/[.$G$3])" office:value-type="float" office:value="19.1828448935381" calcext:value-type="float">
            <text:p>19.18284489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5.197" calcext:value-type="float">
            <text:p>115.197</text:p>
          </table:table-cell>
          <table:table-cell office:value-type="float" office:value="79.5061" calcext:value-type="float">
            <text:p>79.5061</text:p>
          </table:table-cell>
          <table:table-cell office:value-type="float" office:value="214.67" calcext:value-type="float">
            <text:p>214.6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2]" office:value-type="float" office:value="49.368" calcext:value-type="float">
            <text:p>49.368</text:p>
          </table:table-cell>
          <table:table-cell table:formula="of:=ABS(100*[.H282]/[.$G$3])" office:value-type="float" office:value="18.6973087207145" calcext:value-type="float">
            <text:p>18.69730872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9.353" calcext:value-type="float">
            <text:p>119.353</text:p>
          </table:table-cell>
          <table:table-cell office:value-type="float" office:value="79.7823" calcext:value-type="float">
            <text:p>79.7823</text:p>
          </table:table-cell>
          <table:table-cell office:value-type="float" office:value="215.718" calcext:value-type="float">
            <text:p>215.7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3]" office:value-type="float" office:value="48.32" calcext:value-type="float">
            <text:p>48.32</text:p>
          </table:table-cell>
          <table:table-cell table:formula="of:=ABS(100*[.H283]/[.$G$3])" office:value-type="float" office:value="18.3003961550989" calcext:value-type="float">
            <text:p>18.30039615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2.357" calcext:value-type="float">
            <text:p>192.357</text:p>
          </table:table-cell>
          <table:table-cell office:value-type="float" office:value="80.0087" calcext:value-type="float">
            <text:p>80.0087</text:p>
          </table:table-cell>
          <table:table-cell office:value-type="float" office:value="216.548" calcext:value-type="float">
            <text:p>216.54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4]" office:value-type="float" office:value="47.49" calcext:value-type="float">
            <text:p>47.49</text:p>
          </table:table-cell>
          <table:table-cell table:formula="of:=ABS(100*[.H284]/[.$G$3])" office:value-type="float" office:value="17.9860474628652" calcext:value-type="float">
            <text:p>17.98604746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0.551" calcext:value-type="float">
            <text:p>120.551</text:p>
          </table:table-cell>
          <table:table-cell office:value-type="float" office:value="80.3097" calcext:value-type="float">
            <text:p>80.3097</text:p>
          </table:table-cell>
          <table:table-cell office:value-type="float" office:value="217.585" calcext:value-type="float">
            <text:p>217.5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5]" office:value-type="float" office:value="46.453" calcext:value-type="float">
            <text:p>46.453</text:p>
          </table:table-cell>
          <table:table-cell table:formula="of:=ABS(100*[.H285]/[.$G$3])" office:value-type="float" office:value="17.5933009642551" calcext:value-type="float">
            <text:p>17.59330096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80.4678" calcext:value-type="float">
            <text:p>80.4678</text:p>
          </table:table-cell>
          <table:table-cell office:value-type="float" office:value="218.313" calcext:value-type="float">
            <text:p>218.3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6]" office:value-type="float" office:value="45.725" calcext:value-type="float">
            <text:p>45.725</text:p>
          </table:table-cell>
          <table:table-cell table:formula="of:=ABS(100*[.H286]/[.$G$3])" office:value-type="float" office:value="17.3175830751634" calcext:value-type="float">
            <text:p>17.31758307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4.514" calcext:value-type="float">
            <text:p>174.514</text:p>
          </table:table-cell>
          <table:table-cell office:value-type="float" office:value="80.7529" calcext:value-type="float">
            <text:p>80.7529</text:p>
          </table:table-cell>
          <table:table-cell office:value-type="float" office:value="219.113" calcext:value-type="float">
            <text:p>219.1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7]" office:value-type="float" office:value="44.925" calcext:value-type="float">
            <text:p>44.925</text:p>
          </table:table-cell>
          <table:table-cell table:formula="of:=ABS(100*[.H287]/[.$G$3])" office:value-type="float" office:value="17.0145963838538" calcext:value-type="float">
            <text:p>17.01459638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7.957" calcext:value-type="float">
            <text:p>117.957</text:p>
          </table:table-cell>
          <table:table-cell office:value-type="float" office:value="80.843" calcext:value-type="float">
            <text:p>80.843</text:p>
          </table:table-cell>
          <table:table-cell office:value-type="float" office:value="219.113" calcext:value-type="float">
            <text:p>219.1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8]" office:value-type="float" office:value="44.925" calcext:value-type="float">
            <text:p>44.925</text:p>
          </table:table-cell>
          <table:table-cell table:formula="of:=ABS(100*[.H288]/[.$G$3])" office:value-type="float" office:value="17.0145963838538" calcext:value-type="float">
            <text:p>17.01459638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6.776" calcext:value-type="float">
            <text:p>166.776</text:p>
          </table:table-cell>
          <table:table-cell office:value-type="float" office:value="81.0198" calcext:value-type="float">
            <text:p>81.0198</text:p>
          </table:table-cell>
          <table:table-cell office:value-type="float" office:value="223.648" calcext:value-type="float">
            <text:p>223.64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89]" office:value-type="float" office:value="40.39" calcext:value-type="float">
            <text:p>40.39</text:p>
          </table:table-cell>
          <table:table-cell table:formula="of:=ABS(100*[.H289]/[.$G$3])" office:value-type="float" office:value="15.2970405774926" calcext:value-type="float">
            <text:p>15.29704057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.067" calcext:value-type="float">
            <text:p>141.067</text:p>
          </table:table-cell>
          <table:table-cell office:value-type="float" office:value="81.3448" calcext:value-type="float">
            <text:p>81.3448</text:p>
          </table:table-cell>
          <table:table-cell office:value-type="float" office:value="226.75" calcext:value-type="float">
            <text:p>226.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0]" office:value-type="float" office:value="37.288" calcext:value-type="float">
            <text:p>37.288</text:p>
          </table:table-cell>
          <table:table-cell table:formula="of:=ABS(100*[.H290]/[.$G$3])" office:value-type="float" office:value="14.1222096819397" calcext:value-type="float">
            <text:p>14.12220968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7.532" calcext:value-type="float">
            <text:p>117.532</text:p>
          </table:table-cell>
          <table:table-cell office:value-type="float" office:value="81.6243" calcext:value-type="float">
            <text:p>81.6243</text:p>
          </table:table-cell>
          <table:table-cell office:value-type="float" office:value="228.11" calcext:value-type="float">
            <text:p>228.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1]" office:value-type="float" office:value="35.928" calcext:value-type="float">
            <text:p>35.928</text:p>
          </table:table-cell>
          <table:table-cell table:formula="of:=ABS(100*[.H291]/[.$G$3])" office:value-type="float" office:value="13.6071323067134" calcext:value-type="float">
            <text:p>13.60713230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1.526" calcext:value-type="float">
            <text:p>131.526</text:p>
          </table:table-cell>
          <table:table-cell office:value-type="float" office:value="81.9004" calcext:value-type="float">
            <text:p>81.9004</text:p>
          </table:table-cell>
          <table:table-cell office:value-type="float" office:value="228.56" calcext:value-type="float">
            <text:p>228.5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2]" office:value-type="float" office:value="35.478" calcext:value-type="float">
            <text:p>35.478</text:p>
          </table:table-cell>
          <table:table-cell table:formula="of:=ABS(100*[.H292]/[.$G$3])" office:value-type="float" office:value="13.4367022928518" calcext:value-type="float">
            <text:p>13.43670229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4.376" calcext:value-type="float">
            <text:p>114.376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228.56" calcext:value-type="float">
            <text:p>228.5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3]" office:value-type="float" office:value="35.478" calcext:value-type="float">
            <text:p>35.478</text:p>
          </table:table-cell>
          <table:table-cell table:formula="of:=ABS(100*[.H293]/[.$G$3])" office:value-type="float" office:value="13.4367022928518" calcext:value-type="float">
            <text:p>13.436702292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5.895" calcext:value-type="float">
            <text:p>125.895</text:p>
          </table:table-cell>
          <table:table-cell office:value-type="float" office:value="82.4777" calcext:value-type="float">
            <text:p>82.4777</text:p>
          </table:table-cell>
          <table:table-cell office:value-type="float" office:value="228.56" calcext:value-type="float">
            <text:p>228.5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4]" office:value-type="float" office:value="35.478" calcext:value-type="float">
            <text:p>35.478</text:p>
          </table:table-cell>
          <table:table-cell table:formula="of:=ABS(100*[.H294]/[.$G$3])" office:value-type="float" office:value="13.4367022928518" calcext:value-type="float">
            <text:p>13.43670229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1.04" calcext:value-type="float">
            <text:p>121.04</text:p>
          </table:table-cell>
          <table:table-cell office:value-type="float" office:value="82.7469" calcext:value-type="float">
            <text:p>82.7469</text:p>
          </table:table-cell>
          <table:table-cell office:value-type="float" office:value="229.288" calcext:value-type="float">
            <text:p>229.2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5]" office:value-type="float" office:value="34.75" calcext:value-type="float">
            <text:p>34.75</text:p>
          </table:table-cell>
          <table:table-cell table:formula="of:=ABS(100*[.H295]/[.$G$3])" office:value-type="float" office:value="13.1609844037601" calcext:value-type="float">
            <text:p>13.16098440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1.647" calcext:value-type="float">
            <text:p>121.647</text:p>
          </table:table-cell>
          <table:table-cell office:value-type="float" office:value="83.0469" calcext:value-type="float">
            <text:p>83.0469</text:p>
          </table:table-cell>
          <table:table-cell office:value-type="float" office:value="229.288" calcext:value-type="float">
            <text:p>229.2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6]" office:value-type="float" office:value="34.75" calcext:value-type="float">
            <text:p>34.75</text:p>
          </table:table-cell>
          <table:table-cell table:formula="of:=ABS(100*[.H296]/[.$G$3])" office:value-type="float" office:value="13.1609844037601" calcext:value-type="float">
            <text:p>13.16098440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1.329" calcext:value-type="float">
            <text:p>161.329</text:p>
          </table:table-cell>
          <table:table-cell office:value-type="float" office:value="83.2931" calcext:value-type="float">
            <text:p>83.2931</text:p>
          </table:table-cell>
          <table:table-cell office:value-type="float" office:value="229.823" calcext:value-type="float">
            <text:p>229.8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7]" office:value-type="float" office:value="34.215" calcext:value-type="float">
            <text:p>34.215</text:p>
          </table:table-cell>
          <table:table-cell table:formula="of:=ABS(100*[.H297]/[.$G$3])" office:value-type="float" office:value="12.9583620539468" calcext:value-type="float">
            <text:p>12.95836205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1.604" calcext:value-type="float">
            <text:p>131.604</text:p>
          </table:table-cell>
          <table:table-cell office:value-type="float" office:value="83.5481" calcext:value-type="float">
            <text:p>83.5481</text:p>
          </table:table-cell>
          <table:table-cell office:value-type="float" office:value="229.823" calcext:value-type="float">
            <text:p>229.8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8]" office:value-type="float" office:value="34.215" calcext:value-type="float">
            <text:p>34.215</text:p>
          </table:table-cell>
          <table:table-cell table:formula="of:=ABS(100*[.H298]/[.$G$3])" office:value-type="float" office:value="12.9583620539468" calcext:value-type="float">
            <text:p>12.95836205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2.583" calcext:value-type="float">
            <text:p>122.583</text:p>
          </table:table-cell>
          <table:table-cell office:value-type="float" office:value="83.7993" calcext:value-type="float">
            <text:p>83.7993</text:p>
          </table:table-cell>
          <table:table-cell office:value-type="float" office:value="232.975" calcext:value-type="float">
            <text:p>232.9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299]" office:value-type="float" office:value="31.063" calcext:value-type="float">
            <text:p>31.063</text:p>
          </table:table-cell>
          <table:table-cell table:formula="of:=ABS(100*[.H299]/[.$G$3])" office:value-type="float" office:value="11.764594490187" calcext:value-type="float">
            <text:p>11.76459449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6.902" calcext:value-type="float">
            <text:p>126.902</text:p>
          </table:table-cell>
          <table:table-cell office:value-type="float" office:value="84.1156" calcext:value-type="float">
            <text:p>84.1156</text:p>
          </table:table-cell>
          <table:table-cell office:value-type="float" office:value="233.998" calcext:value-type="float">
            <text:p>233.9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0]" office:value-type="float" office:value="30.04" calcext:value-type="float">
            <text:p>30.04</text:p>
          </table:table-cell>
          <table:table-cell table:formula="of:=ABS(100*[.H300]/[.$G$3])" office:value-type="float" office:value="11.3771502586749" calcext:value-type="float">
            <text:p>11.37715025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1.406" calcext:value-type="float">
            <text:p>131.406</text:p>
          </table:table-cell>
          <table:table-cell office:value-type="float" office:value="84.4197" calcext:value-type="float">
            <text:p>84.4197</text:p>
          </table:table-cell>
          <table:table-cell office:value-type="float" office:value="235.135" calcext:value-type="float">
            <text:p>235.1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1]" office:value-type="float" office:value="28.903" calcext:value-type="float">
            <text:p>28.903</text:p>
          </table:table-cell>
          <table:table-cell table:formula="of:=ABS(100*[.H301]/[.$G$3])" office:value-type="float" office:value="10.9465304236511" calcext:value-type="float">
            <text:p>10.94653042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.203" calcext:value-type="float">
            <text:p>121.203</text:p>
          </table:table-cell>
          <table:table-cell office:value-type="float" office:value="84.6855" calcext:value-type="float">
            <text:p>84.6855</text:p>
          </table:table-cell>
          <table:table-cell office:value-type="float" office:value="236.193" calcext:value-type="float">
            <text:p>236.1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2]" office:value-type="float" office:value="27.845" calcext:value-type="float">
            <text:p>27.845</text:p>
          </table:table-cell>
          <table:table-cell table:formula="of:=ABS(100*[.H302]/[.$G$3])" office:value-type="float" office:value="10.5458305243942" calcext:value-type="float">
            <text:p>10.54583052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2.443" calcext:value-type="float">
            <text:p>122.443</text:p>
          </table:table-cell>
          <table:table-cell office:value-type="float" office:value="84.9781" calcext:value-type="float">
            <text:p>84.9781</text:p>
          </table:table-cell>
          <table:table-cell office:value-type="float" office:value="240.515" calcext:value-type="float">
            <text:p>240.5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3]" office:value-type="float" office:value="23.523" calcext:value-type="float">
            <text:p>23.523</text:p>
          </table:table-cell>
          <table:table-cell table:formula="of:=ABS(100*[.H303]/[.$G$3])" office:value-type="float" office:value="8.9089449245942" calcext:value-type="float">
            <text:p>8.90894492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3.732" calcext:value-type="float">
            <text:p>133.732</text:p>
          </table:table-cell>
          <table:table-cell office:value-type="float" office:value="85.233" calcext:value-type="float">
            <text:p>85.233</text:p>
          </table:table-cell>
          <table:table-cell office:value-type="float" office:value="242.47" calcext:value-type="float">
            <text:p>242.4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4]" office:value-type="float" office:value="21.568" calcext:value-type="float">
            <text:p>21.568</text:p>
          </table:table-cell>
          <table:table-cell table:formula="of:=ABS(100*[.H304]/[.$G$3])" office:value-type="float" office:value="8.1685211977064" calcext:value-type="float">
            <text:p>8.16852119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8.526" calcext:value-type="float">
            <text:p>138.526</text:p>
          </table:table-cell>
          <table:table-cell office:value-type="float" office:value="85.5341" calcext:value-type="float">
            <text:p>85.5341</text:p>
          </table:table-cell>
          <table:table-cell office:value-type="float" office:value="244.248" calcext:value-type="float">
            <text:p>244.24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5]" office:value-type="float" office:value="19.79" calcext:value-type="float">
            <text:p>19.79</text:p>
          </table:table-cell>
          <table:table-cell table:formula="of:=ABS(100*[.H305]/[.$G$3])" office:value-type="float" office:value="7.49513327627085" calcext:value-type="float">
            <text:p>7.495133276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6.733" calcext:value-type="float">
            <text:p>136.733</text:p>
          </table:table-cell>
          <table:table-cell office:value-type="float" office:value="85.8102" calcext:value-type="float">
            <text:p>85.8102</text:p>
          </table:table-cell>
          <table:table-cell office:value-type="float" office:value="245.668" calcext:value-type="float">
            <text:p>245.66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6]" office:value-type="float" office:value="18.37" calcext:value-type="float">
            <text:p>18.37</text:p>
          </table:table-cell>
          <table:table-cell table:formula="of:=ABS(100*[.H306]/[.$G$3])" office:value-type="float" office:value="6.95733189919633" calcext:value-type="float">
            <text:p>6.95733189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0.313" calcext:value-type="float">
            <text:p>120.313</text:p>
          </table:table-cell>
          <table:table-cell office:value-type="float" office:value="86.0712" calcext:value-type="float">
            <text:p>86.0712</text:p>
          </table:table-cell>
          <table:table-cell office:value-type="float" office:value="246.605" calcext:value-type="float">
            <text:p>246.6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7]" office:value-type="float" office:value="17.433" calcext:value-type="float">
            <text:p>17.433</text:p>
          </table:table-cell>
          <table:table-cell table:formula="of:=ABS(100*[.H307]/[.$G$3])" office:value-type="float" office:value="6.60245873699999" calcext:value-type="float">
            <text:p>6.60245873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4.331" calcext:value-type="float">
            <text:p>124.331</text:p>
          </table:table-cell>
          <table:table-cell office:value-type="float" office:value="86.3416" calcext:value-type="float">
            <text:p>86.3416</text:p>
          </table:table-cell>
          <table:table-cell office:value-type="float" office:value="246.593" calcext:value-type="float">
            <text:p>246.5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8]" office:value-type="float" office:value="17.445" calcext:value-type="float">
            <text:p>17.445</text:p>
          </table:table-cell>
          <table:table-cell table:formula="of:=ABS(100*[.H308]/[.$G$3])" office:value-type="float" office:value="6.60700353736963" calcext:value-type="float">
            <text:p>6.607003537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2.494" calcext:value-type="float">
            <text:p>132.494</text:p>
          </table:table-cell>
          <table:table-cell office:value-type="float" office:value="86.6458" calcext:value-type="float">
            <text:p>86.645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09]" office:value-type="float" office:value="17.053" calcext:value-type="float">
            <text:p>17.053</text:p>
          </table:table-cell>
          <table:table-cell table:formula="of:=ABS(100*[.H309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0.498" calcext:value-type="float">
            <text:p>120.498</text:p>
          </table:table-cell>
          <table:table-cell office:value-type="float" office:value="86.8958" calcext:value-type="float">
            <text:p>86.895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0]" office:value-type="float" office:value="17.053" calcext:value-type="float">
            <text:p>17.053</text:p>
          </table:table-cell>
          <table:table-cell table:formula="of:=ABS(100*[.H310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87.147" calcext:value-type="float">
            <text:p>87.14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1]" office:value-type="float" office:value="17.053" calcext:value-type="float">
            <text:p>17.053</text:p>
          </table:table-cell>
          <table:table-cell table:formula="of:=ABS(100*[.H311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7.083" calcext:value-type="float">
            <text:p>127.083</text:p>
          </table:table-cell>
          <table:table-cell office:value-type="float" office:value="87.397" calcext:value-type="float">
            <text:p>87.39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2]" office:value-type="float" office:value="17.053" calcext:value-type="float">
            <text:p>17.053</text:p>
          </table:table-cell>
          <table:table-cell table:formula="of:=ABS(100*[.H312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3.544" calcext:value-type="float">
            <text:p>123.544</text:p>
          </table:table-cell>
          <table:table-cell office:value-type="float" office:value="87.6765" calcext:value-type="float">
            <text:p>87.6765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3]" office:value-type="float" office:value="17.053" calcext:value-type="float">
            <text:p>17.053</text:p>
          </table:table-cell>
          <table:table-cell table:formula="of:=ABS(100*[.H313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8.302" calcext:value-type="float">
            <text:p>118.302</text:p>
          </table:table-cell>
          <table:table-cell office:value-type="float" office:value="87.9278" calcext:value-type="float">
            <text:p>87.927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4]" office:value-type="float" office:value="17.053" calcext:value-type="float">
            <text:p>17.053</text:p>
          </table:table-cell>
          <table:table-cell table:formula="of:=ABS(100*[.H314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88.1827" calcext:value-type="float">
            <text:p>88.182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5]" office:value-type="float" office:value="17.053" calcext:value-type="float">
            <text:p>17.053</text:p>
          </table:table-cell>
          <table:table-cell table:formula="of:=ABS(100*[.H315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0.156" calcext:value-type="float">
            <text:p>120.156</text:p>
          </table:table-cell>
          <table:table-cell office:value-type="float" office:value="88.4437" calcext:value-type="float">
            <text:p>88.4437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6]" office:value-type="float" office:value="17.053" calcext:value-type="float">
            <text:p>17.053</text:p>
          </table:table-cell>
          <table:table-cell table:formula="of:=ABS(100*[.H316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.02" calcext:value-type="float">
            <text:p>145.02</text:p>
          </table:table-cell>
          <table:table-cell office:value-type="float" office:value="88.6499" calcext:value-type="float">
            <text:p>88.6499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7]" office:value-type="float" office:value="17.053" calcext:value-type="float">
            <text:p>17.053</text:p>
          </table:table-cell>
          <table:table-cell table:formula="of:=ABS(100*[.H317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0.233" calcext:value-type="float">
            <text:p>130.233</text:p>
          </table:table-cell>
          <table:table-cell office:value-type="float" office:value="88.8804" calcext:value-type="float">
            <text:p>88.8804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318]" office:value-type="float" office:value="17.053" calcext:value-type="float">
            <text:p>17.053</text:p>
          </table:table-cell>
          <table:table-cell table:formula="of:=ABS(100*[.H318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.864" calcext:value-type="float">
            <text:p>121.864</text:p>
          </table:table-cell>
          <table:table-cell office:value-type="float" office:value="89.1292" calcext:value-type="float">
            <text:p>89.1292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19]" office:value-type="float" office:value="17.053" calcext:value-type="float">
            <text:p>17.053</text:p>
          </table:table-cell>
          <table:table-cell table:formula="of:=ABS(100*[.H319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9.04" calcext:value-type="float">
            <text:p>139.04</text:p>
          </table:table-cell>
          <table:table-cell office:value-type="float" office:value="89.3663" calcext:value-type="float">
            <text:p>89.3663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0]" office:value-type="float" office:value="17.053" calcext:value-type="float">
            <text:p>17.053</text:p>
          </table:table-cell>
          <table:table-cell table:formula="of:=ABS(100*[.H320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6.998" calcext:value-type="float">
            <text:p>186.998</text:p>
          </table:table-cell>
          <table:table-cell office:value-type="float" office:value="89.6674" calcext:value-type="float">
            <text:p>89.6674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1]" office:value-type="float" office:value="17.053" calcext:value-type="float">
            <text:p>17.053</text:p>
          </table:table-cell>
          <table:table-cell table:formula="of:=ABS(100*[.H321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4.835" calcext:value-type="float">
            <text:p>134.835</text:p>
          </table:table-cell>
          <table:table-cell office:value-type="float" office:value="89.9284" calcext:value-type="float">
            <text:p>89.9284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2]" office:value-type="float" office:value="17.053" calcext:value-type="float">
            <text:p>17.053</text:p>
          </table:table-cell>
          <table:table-cell table:formula="of:=ABS(100*[.H322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0.092" calcext:value-type="float">
            <text:p>110.092</text:p>
          </table:table-cell>
          <table:table-cell office:value-type="float" office:value="90.1188" calcext:value-type="float">
            <text:p>90.118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3]" office:value-type="float" office:value="17.053" calcext:value-type="float">
            <text:p>17.053</text:p>
          </table:table-cell>
          <table:table-cell table:formula="of:=ABS(100*[.H323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7.173" calcext:value-type="float">
            <text:p>117.173</text:p>
          </table:table-cell>
          <table:table-cell office:value-type="float" office:value="90.4188" calcext:value-type="float">
            <text:p>90.418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4]" office:value-type="float" office:value="17.053" calcext:value-type="float">
            <text:p>17.053</text:p>
          </table:table-cell>
          <table:table-cell table:formula="of:=ABS(100*[.H324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5.129" calcext:value-type="float">
            <text:p>135.129</text:p>
          </table:table-cell>
          <table:table-cell office:value-type="float" office:value="90.7438" calcext:value-type="float">
            <text:p>90.7438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5]" office:value-type="float" office:value="17.053" calcext:value-type="float">
            <text:p>17.053</text:p>
          </table:table-cell>
          <table:table-cell table:formula="of:=ABS(100*[.H325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90.8959" calcext:value-type="float">
            <text:p>90.8959</text:p>
          </table:table-cell>
          <table:table-cell office:value-type="float" office:value="246.985" calcext:value-type="float">
            <text:p>246.98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6]" office:value-type="float" office:value="17.053" calcext:value-type="float">
            <text:p>17.053</text:p>
          </table:table-cell>
          <table:table-cell table:formula="of:=ABS(100*[.H326]/[.$G$3])" office:value-type="float" office:value="6.45854005862792" calcext:value-type="float">
            <text:p>6.45854005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7.056" calcext:value-type="float">
            <text:p>117.056</text:p>
          </table:table-cell>
          <table:table-cell office:value-type="float" office:value="91.2872" calcext:value-type="float">
            <text:p>91.2872</text:p>
          </table:table-cell>
          <table:table-cell office:value-type="float" office:value="247.405" calcext:value-type="float">
            <text:p>247.40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7]" office:value-type="float" office:value="16.633" calcext:value-type="float">
            <text:p>16.633</text:p>
          </table:table-cell>
          <table:table-cell table:formula="of:=ABS(100*[.H327]/[.$G$3])" office:value-type="float" office:value="6.2994720456904" calcext:value-type="float">
            <text:p>6.29947204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2.041" calcext:value-type="float">
            <text:p>132.041</text:p>
          </table:table-cell>
          <table:table-cell office:value-type="float" office:value="91.6235" calcext:value-type="float">
            <text:p>91.6235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8]" office:value-type="float" office:value="15.378" calcext:value-type="float">
            <text:p>15.378</text:p>
          </table:table-cell>
          <table:table-cell table:formula="of:=ABS(100*[.H328]/[.$G$3])" office:value-type="float" office:value="5.82416167369849" calcext:value-type="float">
            <text:p>5.82416167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0.541" calcext:value-type="float">
            <text:p>130.541</text:p>
          </table:table-cell>
          <table:table-cell office:value-type="float" office:value="91.8785" calcext:value-type="float">
            <text:p>91.8785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29]" office:value-type="float" office:value="15.378" calcext:value-type="float">
            <text:p>15.378</text:p>
          </table:table-cell>
          <table:table-cell table:formula="of:=ABS(100*[.H329]/[.$G$3])" office:value-type="float" office:value="5.82416167369849" calcext:value-type="float">
            <text:p>5.82416167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3.781" calcext:value-type="float">
            <text:p>183.781</text:p>
          </table:table-cell>
          <table:table-cell office:value-type="float" office:value="92.0921" calcext:value-type="float">
            <text:p>92.0921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0]" office:value-type="float" office:value="15.378" calcext:value-type="float">
            <text:p>15.378</text:p>
          </table:table-cell>
          <table:table-cell table:formula="of:=ABS(100*[.H330]/[.$G$3])" office:value-type="float" office:value="5.82416167369849" calcext:value-type="float">
            <text:p>5.82416167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.263" calcext:value-type="float">
            <text:p>144.263</text:p>
          </table:table-cell>
          <table:table-cell office:value-type="float" office:value="92.3941" calcext:value-type="float">
            <text:p>92.3941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1]" office:value-type="float" office:value="15.378" calcext:value-type="float">
            <text:p>15.378</text:p>
          </table:table-cell>
          <table:table-cell table:formula="of:=ABS(100*[.H331]/[.$G$3])" office:value-type="float" office:value="5.82416167369849" calcext:value-type="float">
            <text:p>5.82416167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4.912" calcext:value-type="float">
            <text:p>114.912</text:p>
          </table:table-cell>
          <table:table-cell office:value-type="float" office:value="92.7104" calcext:value-type="float">
            <text:p>92.7104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2]" office:value-type="float" office:value="15.378" calcext:value-type="float">
            <text:p>15.378</text:p>
          </table:table-cell>
          <table:table-cell table:formula="of:=ABS(100*[.H332]/[.$G$3])" office:value-type="float" office:value="5.82416167369849" calcext:value-type="float">
            <text:p>5.82416167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8.945" calcext:value-type="float">
            <text:p>118.945</text:p>
          </table:table-cell>
          <table:table-cell office:value-type="float" office:value="93.0639" calcext:value-type="float">
            <text:p>93.0639</text:p>
          </table:table-cell>
          <table:table-cell office:value-type="float" office:value="248.66" calcext:value-type="float">
            <text:p>248.6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3]" office:value-type="float" office:value="15.378" calcext:value-type="float">
            <text:p>15.378</text:p>
          </table:table-cell>
          <table:table-cell table:formula="of:=ABS(100*[.H333]/[.$G$3])" office:value-type="float" office:value="5.82416167369849" calcext:value-type="float">
            <text:p>5.82416167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4.806" calcext:value-type="float">
            <text:p>114.806</text:p>
          </table:table-cell>
          <table:table-cell office:value-type="float" office:value="93.4139" calcext:value-type="float">
            <text:p>93.4139</text:p>
          </table:table-cell>
          <table:table-cell office:value-type="float" office:value="249.07" calcext:value-type="float">
            <text:p>249.0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4]" office:value-type="float" office:value="14.968" calcext:value-type="float">
            <text:p>14.968</text:p>
          </table:table-cell>
          <table:table-cell table:formula="of:=ABS(100*[.H334]/[.$G$3])" office:value-type="float" office:value="5.66888099440233" calcext:value-type="float">
            <text:p>5.66888099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2.587" calcext:value-type="float">
            <text:p>132.587</text:p>
          </table:table-cell>
          <table:table-cell office:value-type="float" office:value="93.6934" calcext:value-type="float">
            <text:p>93.6934</text:p>
          </table:table-cell>
          <table:table-cell office:value-type="float" office:value="249.07" calcext:value-type="float">
            <text:p>249.0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5]" office:value-type="float" office:value="14.968" calcext:value-type="float">
            <text:p>14.968</text:p>
          </table:table-cell>
          <table:table-cell table:formula="of:=ABS(100*[.H335]/[.$G$3])" office:value-type="float" office:value="5.66888099440233" calcext:value-type="float">
            <text:p>5.668880994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9.839" calcext:value-type="float">
            <text:p>189.839</text:p>
          </table:table-cell>
          <table:table-cell office:value-type="float" office:value="93.9592" calcext:value-type="float">
            <text:p>93.9592</text:p>
          </table:table-cell>
          <table:table-cell office:value-type="float" office:value="249.06" calcext:value-type="float">
            <text:p>249.0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6]" office:value-type="float" office:value="14.978" calcext:value-type="float">
            <text:p>14.978</text:p>
          </table:table-cell>
          <table:table-cell table:formula="of:=ABS(100*[.H336]/[.$G$3])" office:value-type="float" office:value="5.67266832804369" calcext:value-type="float">
            <text:p>5.6726683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0.002" calcext:value-type="float">
            <text:p>130.002</text:p>
          </table:table-cell>
          <table:table-cell office:value-type="float" office:value="94.1856" calcext:value-type="float">
            <text:p>94.1856</text:p>
          </table:table-cell>
          <table:table-cell office:value-type="float" office:value="249.03" calcext:value-type="float">
            <text:p>249.0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7]" office:value-type="float" office:value="15.008" calcext:value-type="float">
            <text:p>15.008</text:p>
          </table:table-cell>
          <table:table-cell table:formula="of:=ABS(100*[.H337]/[.$G$3])" office:value-type="float" office:value="5.6840303289678" calcext:value-type="float">
            <text:p>5.6840303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5.624" calcext:value-type="float">
            <text:p>115.624</text:p>
          </table:table-cell>
          <table:table-cell office:value-type="float" office:value="94.5672" calcext:value-type="float">
            <text:p>94.5672</text:p>
          </table:table-cell>
          <table:table-cell office:value-type="float" office:value="249.03" calcext:value-type="float">
            <text:p>249.0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8]" office:value-type="float" office:value="15.008" calcext:value-type="float">
            <text:p>15.008</text:p>
          </table:table-cell>
          <table:table-cell table:formula="of:=ABS(100*[.H338]/[.$G$3])" office:value-type="float" office:value="5.6840303289678" calcext:value-type="float">
            <text:p>5.6840303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2.047" calcext:value-type="float">
            <text:p>142.047</text:p>
          </table:table-cell>
          <table:table-cell office:value-type="float" office:value="95.1801" calcext:value-type="float">
            <text:p>95.1801</text:p>
          </table:table-cell>
          <table:table-cell office:value-type="float" office:value="249.07" calcext:value-type="float">
            <text:p>249.0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39]" office:value-type="float" office:value="14.968" calcext:value-type="float">
            <text:p>14.968</text:p>
          </table:table-cell>
          <table:table-cell table:formula="of:=ABS(100*[.H339]/[.$G$3])" office:value-type="float" office:value="5.66888099440233" calcext:value-type="float">
            <text:p>5.66888099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9.721" calcext:value-type="float">
            <text:p>119.721</text:p>
          </table:table-cell>
          <table:table-cell office:value-type="float" office:value="95.2861" calcext:value-type="float">
            <text:p>95.2861</text:p>
          </table:table-cell>
          <table:table-cell office:value-type="float" office:value="249.045" calcext:value-type="float">
            <text:p>249.0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$G$3]-[.D340]" office:value-type="float" office:value="14.993" calcext:value-type="float">
            <text:p>14.993</text:p>
          </table:table-cell>
          <table:table-cell table:formula="of:=ABS(100*[.H340]/[.$G$3])" office:value-type="float" office:value="5.67834932850575" calcext:value-type="float">
            <text:p>5.67834932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6.657" calcext:value-type="float">
            <text:p>156.657</text:p>
          </table:table-cell>
          <table:table-cell office:value-type="float" office:value="95.5386" calcext:value-type="float">
            <text:p>95.5386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1]" office:value-type="float" office:value="14.99" calcext:value-type="float">
            <text:p>14.99</text:p>
          </table:table-cell>
          <table:table-cell table:formula="of:=ABS(100*[.H341]/[.$G$3])" office:value-type="float" office:value="5.67721312841334" calcext:value-type="float">
            <text:p>5.67721312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2.504" calcext:value-type="float">
            <text:p>112.504</text:p>
          </table:table-cell>
          <table:table-cell office:value-type="float" office:value="95.8079" calcext:value-type="float">
            <text:p>95.8079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2]" office:value-type="float" office:value="14.99" calcext:value-type="float">
            <text:p>14.99</text:p>
          </table:table-cell>
          <table:table-cell table:formula="of:=ABS(100*[.H342]/[.$G$3])" office:value-type="float" office:value="5.67721312841334" calcext:value-type="float">
            <text:p>5.677213128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3.736" calcext:value-type="float">
            <text:p>133.736</text:p>
          </table:table-cell>
          <table:table-cell office:value-type="float" office:value="96.1089" calcext:value-type="float">
            <text:p>96.1089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3]" office:value-type="float" office:value="14.99" calcext:value-type="float">
            <text:p>14.99</text:p>
          </table:table-cell>
          <table:table-cell table:formula="of:=ABS(100*[.H343]/[.$G$3])" office:value-type="float" office:value="5.67721312841334" calcext:value-type="float">
            <text:p>5.67721312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8.136" calcext:value-type="float">
            <text:p>158.136</text:p>
          </table:table-cell>
          <table:table-cell office:value-type="float" office:value="96.1839" calcext:value-type="float">
            <text:p>96.1839</text:p>
          </table:table-cell>
          <table:table-cell office:value-type="float" office:value="249.018" calcext:value-type="float">
            <text:p>249.0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4]" office:value-type="float" office:value="15.02" calcext:value-type="float">
            <text:p>15.02</text:p>
          </table:table-cell>
          <table:table-cell table:formula="of:=ABS(100*[.H344]/[.$G$3])" office:value-type="float" office:value="5.68857512933745" calcext:value-type="float">
            <text:p>5.688575129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8.187" calcext:value-type="float">
            <text:p>118.187</text:p>
          </table:table-cell>
          <table:table-cell office:value-type="float" office:value="96.2398" calcext:value-type="float">
            <text:p>96.2398</text:p>
          </table:table-cell>
          <table:table-cell office:value-type="float" office:value="249.018" calcext:value-type="float">
            <text:p>249.0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5]" office:value-type="float" office:value="15.02" calcext:value-type="float">
            <text:p>15.02</text:p>
          </table:table-cell>
          <table:table-cell table:formula="of:=ABS(100*[.H345]/[.$G$3])" office:value-type="float" office:value="5.68857512933745" calcext:value-type="float">
            <text:p>5.688575129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6.341" calcext:value-type="float">
            <text:p>126.341</text:p>
          </table:table-cell>
          <table:table-cell office:value-type="float" office:value="96.5248" calcext:value-type="float">
            <text:p>96.5248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6]" office:value-type="float" office:value="15.025" calcext:value-type="float">
            <text:p>15.025</text:p>
          </table:table-cell>
          <table:table-cell table:formula="of:=ABS(100*[.H346]/[.$G$3])" office:value-type="float" office:value="5.69046879615813" calcext:value-type="float">
            <text:p>5.69046879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3.821" calcext:value-type="float">
            <text:p>133.821</text:p>
          </table:table-cell>
          <table:table-cell office:value-type="float" office:value="96.7748" calcext:value-type="float">
            <text:p>96.7748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7]" office:value-type="float" office:value="15.025" calcext:value-type="float">
            <text:p>15.025</text:p>
          </table:table-cell>
          <table:table-cell table:formula="of:=ABS(100*[.H347]/[.$G$3])" office:value-type="float" office:value="5.69046879615813" calcext:value-type="float">
            <text:p>5.69046879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1.004" calcext:value-type="float">
            <text:p>131.004</text:p>
          </table:table-cell>
          <table:table-cell office:value-type="float" office:value="97.0498" calcext:value-type="float">
            <text:p>97.0498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8]" office:value-type="float" office:value="15.025" calcext:value-type="float">
            <text:p>15.025</text:p>
          </table:table-cell>
          <table:table-cell table:formula="of:=ABS(100*[.H348]/[.$G$3])" office:value-type="float" office:value="5.69046879615813" calcext:value-type="float">
            <text:p>5.69046879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8.214" calcext:value-type="float">
            <text:p>128.214</text:p>
          </table:table-cell>
          <table:table-cell office:value-type="float" office:value="97.3011" calcext:value-type="float">
            <text:p>97.3011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49]" office:value-type="float" office:value="15.025" calcext:value-type="float">
            <text:p>15.025</text:p>
          </table:table-cell>
          <table:table-cell table:formula="of:=ABS(100*[.H349]/[.$G$3])" office:value-type="float" office:value="5.69046879615813" calcext:value-type="float">
            <text:p>5.69046879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9.837" calcext:value-type="float">
            <text:p>109.837</text:p>
          </table:table-cell>
          <table:table-cell office:value-type="float" office:value="97.4915" calcext:value-type="float">
            <text:p>97.4915</text:p>
          </table:table-cell>
          <table:table-cell office:value-type="float" office:value="249.013" calcext:value-type="float">
            <text:p>249.0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0]" office:value-type="float" office:value="15.025" calcext:value-type="float">
            <text:p>15.025</text:p>
          </table:table-cell>
          <table:table-cell table:formula="of:=ABS(100*[.H350]/[.$G$3])" office:value-type="float" office:value="5.69046879615813" calcext:value-type="float">
            <text:p>5.690468796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6.674" calcext:value-type="float">
            <text:p>126.674</text:p>
          </table:table-cell>
          <table:table-cell office:value-type="float" office:value="97.7956" calcext:value-type="float">
            <text:p>97.7956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1]" office:value-type="float" office:value="15.03" calcext:value-type="float">
            <text:p>15.03</text:p>
          </table:table-cell>
          <table:table-cell table:formula="of:=ABS(100*[.H351]/[.$G$3])" office:value-type="float" office:value="5.69236246297881" calcext:value-type="float">
            <text:p>5.6923624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.246" calcext:value-type="float">
            <text:p>119.246</text:p>
          </table:table-cell>
          <table:table-cell office:value-type="float" office:value="98.0469" calcext:value-type="float">
            <text:p>98.0469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2]" office:value-type="float" office:value="15.03" calcext:value-type="float">
            <text:p>15.03</text:p>
          </table:table-cell>
          <table:table-cell table:formula="of:=ABS(100*[.H352]/[.$G$3])" office:value-type="float" office:value="5.69236246297881" calcext:value-type="float">
            <text:p>5.6923624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7.023" calcext:value-type="float">
            <text:p>117.023</text:p>
          </table:table-cell>
          <table:table-cell office:value-type="float" office:value="98.2605" calcext:value-type="float">
            <text:p>98.2605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3]" office:value-type="float" office:value="15.03" calcext:value-type="float">
            <text:p>15.03</text:p>
          </table:table-cell>
          <table:table-cell table:formula="of:=ABS(100*[.H353]/[.$G$3])" office:value-type="float" office:value="5.69236246297881" calcext:value-type="float">
            <text:p>5.6923624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4.367" calcext:value-type="float">
            <text:p>164.367</text:p>
          </table:table-cell>
          <table:table-cell office:value-type="float" office:value="98.3164" calcext:value-type="float">
            <text:p>98.3164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4]" office:value-type="float" office:value="15.03" calcext:value-type="float">
            <text:p>15.03</text:p>
          </table:table-cell>
          <table:table-cell table:formula="of:=ABS(100*[.H354]/[.$G$3])" office:value-type="float" office:value="5.69236246297881" calcext:value-type="float">
            <text:p>5.6923624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8.109" calcext:value-type="float">
            <text:p>128.109</text:p>
          </table:table-cell>
          <table:table-cell office:value-type="float" office:value="98.5774" calcext:value-type="float">
            <text:p>98.5774</text:p>
          </table:table-cell>
          <table:table-cell office:value-type="float" office:value="249.008" calcext:value-type="float">
            <text:p>249.0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5]" office:value-type="float" office:value="15.03" calcext:value-type="float">
            <text:p>15.03</text:p>
          </table:table-cell>
          <table:table-cell table:formula="of:=ABS(100*[.H355]/[.$G$3])" office:value-type="float" office:value="5.69236246297881" calcext:value-type="float">
            <text:p>5.6923624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5.339" calcext:value-type="float">
            <text:p>125.339</text:p>
          </table:table-cell>
          <table:table-cell office:value-type="float" office:value="98.7835" calcext:value-type="float">
            <text:p>98.7835</text:p>
          </table:table-cell>
          <table:table-cell office:value-type="float" office:value="249.383" calcext:value-type="float">
            <text:p>249.38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6]" office:value-type="float" office:value="14.655" calcext:value-type="float">
            <text:p>14.655</text:p>
          </table:table-cell>
          <table:table-cell table:formula="of:=ABS(100*[.H356]/[.$G$3])" office:value-type="float" office:value="5.55033745142745" calcext:value-type="float">
            <text:p>5.55033745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4.296" calcext:value-type="float">
            <text:p>124.296</text:p>
          </table:table-cell>
          <table:table-cell office:value-type="float" office:value="98.9851" calcext:value-type="float">
            <text:p>98.9851</text:p>
          </table:table-cell>
          <table:table-cell office:value-type="float" office:value="249.383" calcext:value-type="float">
            <text:p>249.38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7]" office:value-type="float" office:value="14.655" calcext:value-type="float">
            <text:p>14.655</text:p>
          </table:table-cell>
          <table:table-cell table:formula="of:=ABS(100*[.H357]/[.$G$3])" office:value-type="float" office:value="5.55033745142745" calcext:value-type="float">
            <text:p>5.55033745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6.529" calcext:value-type="float">
            <text:p>126.529</text:p>
          </table:table-cell>
          <table:table-cell office:value-type="float" office:value="99.24" calcext:value-type="float">
            <text:p>99.24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8]" office:value-type="float" office:value="14.19" calcext:value-type="float">
            <text:p>14.19</text:p>
          </table:table-cell>
          <table:table-cell table:formula="of:=ABS(100*[.H358]/[.$G$3])" office:value-type="float" office:value="5.37422643710375" calcext:value-type="float">
            <text:p>5.374226437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4.033" calcext:value-type="float">
            <text:p>124.033</text:p>
          </table:table-cell>
          <table:table-cell office:value-type="float" office:value="99.501" calcext:value-type="float">
            <text:p>99.501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59]" office:value-type="float" office:value="14.19" calcext:value-type="float">
            <text:p>14.19</text:p>
          </table:table-cell>
          <table:table-cell table:formula="of:=ABS(100*[.H359]/[.$G$3])" office:value-type="float" office:value="5.37422643710375" calcext:value-type="float">
            <text:p>5.37422643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99.8021" calcext:value-type="float">
            <text:p>99.8021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60]" office:value-type="float" office:value="14.19" calcext:value-type="float">
            <text:p>14.19</text:p>
          </table:table-cell>
          <table:table-cell table:formula="of:=ABS(100*[.H360]/[.$G$3])" office:value-type="float" office:value="5.37422643710375" calcext:value-type="float">
            <text:p>5.37422643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3.315" calcext:value-type="float">
            <text:p>133.315</text:p>
          </table:table-cell>
          <table:table-cell office:value-type="float" office:value="100.104" calcext:value-type="float">
            <text:p>100.104</text:p>
          </table:table-cell>
          <table:table-cell office:value-type="float" office:value="249.848" calcext:value-type="float">
            <text:p>249.84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$G$3]-[.D361]" office:value-type="float" office:value="14.19" calcext:value-type="float">
            <text:p>14.19</text:p>
          </table:table-cell>
          <table:table-cell table:formula="of:=ABS(100*[.H361]/[.$G$3])" office:value-type="float" office:value="5.37422643710375" calcext:value-type="float">
            <text:p>5.37422643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0.987" calcext:value-type="float">
            <text:p>120.987</text:p>
          </table:table-cell>
          <table:table-cell office:value-type="float" office:value="100.484" calcext:value-type="float">
            <text:p>100.484</text:p>
          </table:table-cell>
          <table:table-cell office:value-type="float" office:value="250.22" calcext:value-type="float">
            <text:p>250.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362]" office:value-type="float" office:value="13.818" calcext:value-type="float">
            <text:p>13.818</text:p>
          </table:table-cell>
          <table:table-cell table:formula="of:=ABS(100*[.H362]/[.$G$3])" office:value-type="float" office:value="5.2333376256448" calcext:value-type="float">
            <text:p>5.23333762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9.01" calcext:value-type="float">
            <text:p>129.01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250.218" calcext:value-type="float">
            <text:p>250.2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363]" office:value-type="float" office:value="13.82" calcext:value-type="float">
            <text:p>13.82</text:p>
          </table:table-cell>
          <table:table-cell table:formula="of:=ABS(100*[.H363]/[.$G$3])" office:value-type="float" office:value="5.23409509237308" calcext:value-type="float">
            <text:p>5.23409509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5.71" calcext:value-type="float">
            <text:p>135.71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250.218" calcext:value-type="float">
            <text:p>250.2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364]" office:value-type="float" office:value="13.82" calcext:value-type="float">
            <text:p>13.82</text:p>
          </table:table-cell>
          <table:table-cell table:formula="of:=ABS(100*[.H364]/[.$G$3])" office:value-type="float" office:value="5.23409509237308" calcext:value-type="float">
            <text:p>5.23409509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0.961" calcext:value-type="float">
            <text:p>170.961</text:p>
          </table:table-cell>
          <table:table-cell office:value-type="float" office:value="101.175" calcext:value-type="float">
            <text:p>101.175</text:p>
          </table:table-cell>
          <table:table-cell office:value-type="float" office:value="250.223" calcext:value-type="float">
            <text:p>250.2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365]" office:value-type="float" office:value="13.815" calcext:value-type="float">
            <text:p>13.815</text:p>
          </table:table-cell>
          <table:table-cell table:formula="of:=ABS(100*[.H365]/[.$G$3])" office:value-type="float" office:value="5.23220142555238" calcext:value-type="float">
            <text:p>5.232201425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9.652" calcext:value-type="float">
            <text:p>119.652</text:p>
          </table:table-cell>
          <table:table-cell office:value-type="float" office:value="101.532" calcext:value-type="float">
            <text:p>101.532</text:p>
          </table:table-cell>
          <table:table-cell office:value-type="float" office:value="250.263" calcext:value-type="float">
            <text:p>250.26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366]" office:value-type="float" office:value="13.775" calcext:value-type="float">
            <text:p>13.775</text:p>
          </table:table-cell>
          <table:table-cell table:formula="of:=ABS(100*[.H366]/[.$G$3])" office:value-type="float" office:value="5.21705209098691" calcext:value-type="float">
            <text:p>5.21705209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2.451" calcext:value-type="float">
            <text:p>132.451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67]" office:value-type="float" office:value="13.813" calcext:value-type="float">
            <text:p>13.813</text:p>
          </table:table-cell>
          <table:table-cell table:formula="of:=ABS(100*[.H367]/[.$G$3])" office:value-type="float" office:value="5.23144395882411" calcext:value-type="float">
            <text:p>5.23144395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.276" calcext:value-type="float">
            <text:p>134.276</text:p>
          </table:table-cell>
          <table:table-cell office:value-type="float" office:value="102.082" calcext:value-type="float">
            <text:p>102.082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68]" office:value-type="float" office:value="13.813" calcext:value-type="float">
            <text:p>13.813</text:p>
          </table:table-cell>
          <table:table-cell table:formula="of:=ABS(100*[.H368]/[.$G$3])" office:value-type="float" office:value="5.23144395882411" calcext:value-type="float">
            <text:p>5.23144395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8.877" calcext:value-type="float">
            <text:p>118.877</text:p>
          </table:table-cell>
          <table:table-cell office:value-type="float" office:value="102.47" calcext:value-type="float">
            <text:p>102.47</text:p>
          </table:table-cell>
          <table:table-cell office:value-type="float" office:value="250.213" calcext:value-type="float">
            <text:p>250.21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69]" office:value-type="float" office:value="13.825" calcext:value-type="float">
            <text:p>13.825</text:p>
          </table:table-cell>
          <table:table-cell table:formula="of:=ABS(100*[.H369]/[.$G$3])" office:value-type="float" office:value="5.23598875919376" calcext:value-type="float">
            <text:p>5.23598875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102.47" calcext:value-type="float">
            <text:p>102.47</text:p>
          </table:table-cell>
          <table:table-cell office:value-type="float" office:value="250.208" calcext:value-type="float">
            <text:p>250.20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0]" office:value-type="float" office:value="13.83" calcext:value-type="float">
            <text:p>13.83</text:p>
          </table:table-cell>
          <table:table-cell table:formula="of:=ABS(100*[.H370]/[.$G$3])" office:value-type="float" office:value="5.23788242601444" calcext:value-type="float">
            <text:p>5.23788242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3.393" calcext:value-type="float">
            <text:p>133.393</text:p>
          </table:table-cell>
          <table:table-cell office:value-type="float" office:value="103.053" calcext:value-type="float">
            <text:p>103.053</text:p>
          </table:table-cell>
          <table:table-cell office:value-type="float" office:value="250.208" calcext:value-type="float">
            <text:p>250.20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1]" office:value-type="float" office:value="13.83" calcext:value-type="float">
            <text:p>13.83</text:p>
          </table:table-cell>
          <table:table-cell table:formula="of:=ABS(100*[.H371]/[.$G$3])" office:value-type="float" office:value="5.23788242601444" calcext:value-type="float">
            <text:p>5.2378824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5.617" calcext:value-type="float">
            <text:p>135.617</text:p>
          </table:table-cell>
          <table:table-cell office:value-type="float" office:value="103.388" calcext:value-type="float">
            <text:p>103.388</text:p>
          </table:table-cell>
          <table:table-cell office:value-type="float" office:value="250.205" calcext:value-type="float">
            <text:p>250.20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2]" office:value-type="float" office:value="13.833" calcext:value-type="float">
            <text:p>13.833</text:p>
          </table:table-cell>
          <table:table-cell table:formula="of:=ABS(100*[.H372]/[.$G$3])" office:value-type="float" office:value="5.23901862610685" calcext:value-type="float">
            <text:p>5.23901862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7.002" calcext:value-type="float">
            <text:p>117.002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250.198" calcext:value-type="float">
            <text:p>250.19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3]" office:value-type="float" office:value="13.84" calcext:value-type="float">
            <text:p>13.84</text:p>
          </table:table-cell>
          <table:table-cell table:formula="of:=ABS(100*[.H373]/[.$G$3])" office:value-type="float" office:value="5.24166975965581" calcext:value-type="float">
            <text:p>5.241669759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9.528" calcext:value-type="float">
            <text:p>109.528</text:p>
          </table:table-cell>
          <table:table-cell office:value-type="float" office:value="103.91" calcext:value-type="float">
            <text:p>103.91</text:p>
          </table:table-cell>
          <table:table-cell office:value-type="float" office:value="250.198" calcext:value-type="float">
            <text:p>250.19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4]" office:value-type="float" office:value="13.84" calcext:value-type="float">
            <text:p>13.84</text:p>
          </table:table-cell>
          <table:table-cell table:formula="of:=ABS(100*[.H374]/[.$G$3])" office:value-type="float" office:value="5.24166975965581" calcext:value-type="float">
            <text:p>5.241669759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6.533" calcext:value-type="float">
            <text:p>186.533</text:p>
          </table:table-cell>
          <table:table-cell office:value-type="float" office:value="103.91" calcext:value-type="float">
            <text:p>103.91</text:p>
          </table:table-cell>
          <table:table-cell office:value-type="float" office:value="250.198" calcext:value-type="float">
            <text:p>250.19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5]" office:value-type="float" office:value="13.84" calcext:value-type="float">
            <text:p>13.84</text:p>
          </table:table-cell>
          <table:table-cell table:formula="of:=ABS(100*[.H375]/[.$G$3])" office:value-type="float" office:value="5.24166975965581" calcext:value-type="float">
            <text:p>5.241669759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9.742" calcext:value-type="float">
            <text:p>109.742</text:p>
          </table:table-cell>
          <table:table-cell office:value-type="float" office:value="104.54" calcext:value-type="float">
            <text:p>104.54</text:p>
          </table:table-cell>
          <table:table-cell office:value-type="float" office:value="250.193" calcext:value-type="float">
            <text:p>250.19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6]" office:value-type="float" office:value="13.845" calcext:value-type="float">
            <text:p>13.845</text:p>
          </table:table-cell>
          <table:table-cell table:formula="of:=ABS(100*[.H376]/[.$G$3])" office:value-type="float" office:value="5.24356342647649" calcext:value-type="float">
            <text:p>5.24356342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7.753" calcext:value-type="float">
            <text:p>127.753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250.19" calcext:value-type="float">
            <text:p>250.1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7]" office:value-type="float" office:value="13.848" calcext:value-type="float">
            <text:p>13.848</text:p>
          </table:table-cell>
          <table:table-cell table:formula="of:=ABS(100*[.H377]/[.$G$3])" office:value-type="float" office:value="5.24469962656891" calcext:value-type="float">
            <text:p>5.244699626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8]" office:value-type="float" office:value="13.853" calcext:value-type="float">
            <text:p>13.853</text:p>
          </table:table-cell>
          <table:table-cell table:formula="of:=ABS(100*[.H378]/[.$G$3])" office:value-type="float" office:value="5.24659329338959" calcext:value-type="float">
            <text:p>5.24659329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4.53" calcext:value-type="float">
            <text:p>174.53</text:p>
          </table:table-cell>
          <table:table-cell office:value-type="float" office:value="105.377" calcext:value-type="float">
            <text:p>105.377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79]" office:value-type="float" office:value="13.853" calcext:value-type="float">
            <text:p>13.853</text:p>
          </table:table-cell>
          <table:table-cell table:formula="of:=ABS(100*[.H379]/[.$G$3])" office:value-type="float" office:value="5.24659329338959" calcext:value-type="float">
            <text:p>5.246593293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8.678" calcext:value-type="float">
            <text:p>118.678</text:p>
          </table:table-cell>
          <table:table-cell office:value-type="float" office:value="105.629" calcext:value-type="float">
            <text:p>105.629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0]" office:value-type="float" office:value="13.853" calcext:value-type="float">
            <text:p>13.853</text:p>
          </table:table-cell>
          <table:table-cell table:formula="of:=ABS(100*[.H380]/[.$G$3])" office:value-type="float" office:value="5.24659329338959" calcext:value-type="float">
            <text:p>5.24659329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5.894" calcext:value-type="float">
            <text:p>125.894</text:p>
          </table:table-cell>
          <table:table-cell office:value-type="float" office:value="105.88" calcext:value-type="float">
            <text:p>105.88</text:p>
          </table:table-cell>
          <table:table-cell office:value-type="float" office:value="250.185" calcext:value-type="float">
            <text:p>250.18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1]" office:value-type="float" office:value="13.853" calcext:value-type="float">
            <text:p>13.853</text:p>
          </table:table-cell>
          <table:table-cell table:formula="of:=ABS(100*[.H381]/[.$G$3])" office:value-type="float" office:value="5.24659329338959" calcext:value-type="float">
            <text:p>5.24659329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5.804" calcext:value-type="float">
            <text:p>125.804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250.675" calcext:value-type="float">
            <text:p>250.67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2]" office:value-type="float" office:value="13.363" calcext:value-type="float">
            <text:p>13.363</text:p>
          </table:table-cell>
          <table:table-cell table:formula="of:=ABS(100*[.H382]/[.$G$3])" office:value-type="float" office:value="5.06101394496247" calcext:value-type="float">
            <text:p>5.0610139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2.307" calcext:value-type="float">
            <text:p>122.307</text:p>
          </table:table-cell>
          <table:table-cell office:value-type="float" office:value="106.382" calcext:value-type="float">
            <text:p>106.382</text:p>
          </table:table-cell>
          <table:table-cell office:value-type="float" office:value="250.645" calcext:value-type="float">
            <text:p>250.64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3]" office:value-type="float" office:value="13.393" calcext:value-type="float">
            <text:p>13.393</text:p>
          </table:table-cell>
          <table:table-cell table:formula="of:=ABS(100*[.H383]/[.$G$3])" office:value-type="float" office:value="5.07237594588658" calcext:value-type="float">
            <text:p>5.07237594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1.407" calcext:value-type="float">
            <text:p>141.407</text:p>
          </table:table-cell>
          <table:table-cell office:value-type="float" office:value="106.682" calcext:value-type="float">
            <text:p>106.682</text:p>
          </table:table-cell>
          <table:table-cell office:value-type="float" office:value="250.61" calcext:value-type="float">
            <text:p>250.6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4]" office:value-type="float" office:value="13.428" calcext:value-type="float">
            <text:p>13.428</text:p>
          </table:table-cell>
          <table:table-cell table:formula="of:=ABS(100*[.H384]/[.$G$3])" office:value-type="float" office:value="5.08563161363137" calcext:value-type="float">
            <text:p>5.08563161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37.274" calcext:value-type="float">
            <text:p>137.274</text:p>
          </table:table-cell>
          <table:table-cell office:value-type="float" office:value="106.992" calcext:value-type="float">
            <text:p>106.992</text:p>
          </table:table-cell>
          <table:table-cell office:value-type="float" office:value="250.448" calcext:value-type="float">
            <text:p>250.44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5]" office:value-type="float" office:value="13.59" calcext:value-type="float">
            <text:p>13.59</text:p>
          </table:table-cell>
          <table:table-cell table:formula="of:=ABS(100*[.H385]/[.$G$3])" office:value-type="float" office:value="5.14698641862156" calcext:value-type="float">
            <text:p>5.14698641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6.881" calcext:value-type="float">
            <text:p>136.881</text:p>
          </table:table-cell>
          <table:table-cell office:value-type="float" office:value="107.253" calcext:value-type="float">
            <text:p>107.253</text:p>
          </table:table-cell>
          <table:table-cell office:value-type="float" office:value="250.435" calcext:value-type="float">
            <text:p>250.43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6]" office:value-type="float" office:value="13.603" calcext:value-type="float">
            <text:p>13.603</text:p>
          </table:table-cell>
          <table:table-cell table:formula="of:=ABS(100*[.H386]/[.$G$3])" office:value-type="float" office:value="5.15190995235535" calcext:value-type="float">
            <text:p>5.15190995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0.528" calcext:value-type="float">
            <text:p>120.528</text:p>
          </table:table-cell>
          <table:table-cell office:value-type="float" office:value="107.499" calcext:value-type="float">
            <text:p>107.499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7]" office:value-type="float" office:value="13.605" calcext:value-type="float">
            <text:p>13.605</text:p>
          </table:table-cell>
          <table:table-cell table:formula="of:=ABS(100*[.H387]/[.$G$3])" office:value-type="float" office:value="5.15266741908362" calcext:value-type="float">
            <text:p>5.152667419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0.937" calcext:value-type="float">
            <text:p>110.937</text:p>
          </table:table-cell>
          <table:table-cell office:value-type="float" office:value="107.778" calcext:value-type="float">
            <text:p>107.778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8]" office:value-type="float" office:value="13.605" calcext:value-type="float">
            <text:p>13.605</text:p>
          </table:table-cell>
          <table:table-cell table:formula="of:=ABS(100*[.H388]/[.$G$3])" office:value-type="float" office:value="5.15266741908362" calcext:value-type="float">
            <text:p>5.152667419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08.15" calcext:value-type="float">
            <text:p>108.15</text:p>
          </table:table-cell>
          <table:table-cell office:value-type="float" office:value="250.433" calcext:value-type="float">
            <text:p>250.4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89]" office:value-type="float" office:value="13.605" calcext:value-type="float">
            <text:p>13.605</text:p>
          </table:table-cell>
          <table:table-cell table:formula="of:=ABS(100*[.H389]/[.$G$3])" office:value-type="float" office:value="5.15266741908362" calcext:value-type="float">
            <text:p>5.152667419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1.193" calcext:value-type="float">
            <text:p>121.193</text:p>
          </table:table-cell>
          <table:table-cell office:value-type="float" office:value="108.587" calcext:value-type="float">
            <text:p>108.587</text:p>
          </table:table-cell>
          <table:table-cell office:value-type="float" office:value="250.805" calcext:value-type="float">
            <text:p>250.80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0]" office:value-type="float" office:value="13.233" calcext:value-type="float">
            <text:p>13.233</text:p>
          </table:table-cell>
          <table:table-cell table:formula="of:=ABS(100*[.H390]/[.$G$3])" office:value-type="float" office:value="5.01177860762466" calcext:value-type="float">
            <text:p>5.011778607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6.422" calcext:value-type="float">
            <text:p>116.422</text:p>
          </table:table-cell>
          <table:table-cell office:value-type="float" office:value="109.001" calcext:value-type="float">
            <text:p>109.001</text:p>
          </table:table-cell>
          <table:table-cell office:value-type="float" office:value="251.583" calcext:value-type="float">
            <text:p>251.58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1]" office:value-type="float" office:value="12.455" calcext:value-type="float">
            <text:p>12.455</text:p>
          </table:table-cell>
          <table:table-cell table:formula="of:=ABS(100*[.H391]/[.$G$3])" office:value-type="float" office:value="4.71712405032609" calcext:value-type="float">
            <text:p>4.71712405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9.27" calcext:value-type="float">
            <text:p>129.27</text:p>
          </table:table-cell>
          <table:table-cell office:value-type="float" office:value="109.501" calcext:value-type="float">
            <text:p>109.501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2]" office:value-type="float" office:value="4.00299999999999" calcext:value-type="float">
            <text:p>4.003</text:p>
          </table:table-cell>
          <table:table-cell table:formula="of:=ABS(100*[.H392]/[.$G$3])" office:value-type="float" office:value="1.51606965664033" calcext:value-type="float">
            <text:p>1.516069656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5.054" calcext:value-type="float">
            <text:p>115.054</text:p>
          </table:table-cell>
          <table:table-cell office:value-type="float" office:value="109.926" calcext:value-type="float">
            <text:p>109.926</text:p>
          </table:table-cell>
          <table:table-cell office:value-type="float" office:value="263.083" calcext:value-type="float">
            <text:p>263.08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3]" office:value-type="float" office:value="0.954999999999984" calcext:value-type="float">
            <text:p>0.955</text:p>
          </table:table-cell>
          <table:table-cell table:formula="of:=ABS(100*[.H393]/[.$G$3])" office:value-type="float" office:value="0.36169036275081" calcext:value-type="float">
            <text:p>0.36169036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10.14" calcext:value-type="float">
            <text:p>110.14</text:p>
          </table:table-cell>
          <table:table-cell office:value-type="float" office:value="263.035" calcext:value-type="float">
            <text:p>263.03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4]" office:value-type="float" office:value="1.00299999999999" calcext:value-type="float">
            <text:p>1.003</text:p>
          </table:table-cell>
          <table:table-cell table:formula="of:=ABS(100*[.H394]/[.$G$3])" office:value-type="float" office:value="0.379869564229386" calcext:value-type="float">
            <text:p>0.379869564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6.759" calcext:value-type="float">
            <text:p>136.759</text:p>
          </table:table-cell>
          <table:table-cell office:value-type="float" office:value="110.54" calcext:value-type="float">
            <text:p>110.54</text:p>
          </table:table-cell>
          <table:table-cell office:value-type="float" office:value="262.915" calcext:value-type="float">
            <text:p>262.91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5]" office:value-type="float" office:value="1.12299999999999" calcext:value-type="float">
            <text:p>1.123</text:p>
          </table:table-cell>
          <table:table-cell table:formula="of:=ABS(100*[.H395]/[.$G$3])" office:value-type="float" office:value="0.425317567925825" calcext:value-type="float">
            <text:p>0.42531756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.426" calcext:value-type="float">
            <text:p>144.426</text:p>
          </table:table-cell>
          <table:table-cell office:value-type="float" office:value="111.144" calcext:value-type="float">
            <text:p>111.144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6]" office:value-type="float" office:value="1" calcext:value-type="float">
            <text:p>1</text:p>
          </table:table-cell>
          <table:table-cell table:formula="of:=ABS(100*[.H396]/[.$G$3])" office:value-type="float" office:value="0.37873336413698" calcext:value-type="float">
            <text:p>0.378733364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111.533" calcext:value-type="float">
            <text:p>111.533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7]" office:value-type="float" office:value="1.01499999999999" calcext:value-type="float">
            <text:p>1.015</text:p>
          </table:table-cell>
          <table:table-cell table:formula="of:=ABS(100*[.H397]/[.$G$3])" office:value-type="float" office:value="0.38441436459903" calcext:value-type="float">
            <text:p>0.38441436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0.363" calcext:value-type="float">
            <text:p>130.363</text:p>
          </table:table-cell>
          <table:table-cell office:value-type="float" office:value="111.746" calcext:value-type="float">
            <text:p>111.746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8]" office:value-type="float" office:value="1.01499999999999" calcext:value-type="float">
            <text:p>1.015</text:p>
          </table:table-cell>
          <table:table-cell table:formula="of:=ABS(100*[.H398]/[.$G$3])" office:value-type="float" office:value="0.38441436459903" calcext:value-type="float">
            <text:p>0.38441436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4.634" calcext:value-type="float">
            <text:p>114.634</text:p>
          </table:table-cell>
          <table:table-cell office:value-type="float" office:value="111.96" calcext:value-type="float">
            <text:p>111.96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399]" office:value-type="float" office:value="1.01499999999999" calcext:value-type="float">
            <text:p>1.015</text:p>
          </table:table-cell>
          <table:table-cell table:formula="of:=ABS(100*[.H399]/[.$G$3])" office:value-type="float" office:value="0.38441436459903" calcext:value-type="float">
            <text:p>0.384414364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0.602" calcext:value-type="float">
            <text:p>130.602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$G$3]-[.D400]" office:value-type="float" office:value="1.01499999999999" calcext:value-type="float">
            <text:p>1.015</text:p>
          </table:table-cell>
          <table:table-cell table:formula="of:=ABS(100*[.H400]/[.$G$3])" office:value-type="float" office:value="0.38441436459903" calcext:value-type="float">
            <text:p>0.38441436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8.562" calcext:value-type="float">
            <text:p>118.562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1]" office:value-type="float" office:value="1" calcext:value-type="float">
            <text:p>1</text:p>
          </table:table-cell>
          <table:table-cell table:formula="of:=ABS(100*[.H401]/[.$G$3])" office:value-type="float" office:value="0.37873336413698" calcext:value-type="float">
            <text:p>0.37873336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4.424" calcext:value-type="float">
            <text:p>134.424</text:p>
          </table:table-cell>
          <table:table-cell office:value-type="float" office:value="112.467" calcext:value-type="float">
            <text:p>112.467</text:p>
          </table:table-cell>
          <table:table-cell office:value-type="float" office:value="263.038" calcext:value-type="float">
            <text:p>263.03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2]" office:value-type="float" office:value="1" calcext:value-type="float">
            <text:p>1</text:p>
          </table:table-cell>
          <table:table-cell table:formula="of:=ABS(100*[.H402]/[.$G$3])" office:value-type="float" office:value="0.37873336413698" calcext:value-type="float">
            <text:p>0.378733364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0.316" calcext:value-type="float">
            <text:p>160.316</text:p>
          </table:table-cell>
          <table:table-cell office:value-type="float" office:value="113.023" calcext:value-type="float">
            <text:p>113.023</text:p>
          </table:table-cell>
          <table:table-cell office:value-type="float" office:value="262.87" calcext:value-type="float">
            <text:p>262.8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3]" office:value-type="float" office:value="1.16800000000001" calcext:value-type="float">
            <text:p>1.168</text:p>
          </table:table-cell>
          <table:table-cell table:formula="of:=ABS(100*[.H403]/[.$G$3])" office:value-type="float" office:value="0.442360569311995" calcext:value-type="float">
            <text:p>0.442360569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8.086" calcext:value-type="float">
            <text:p>138.086</text:p>
          </table:table-cell>
          <table:table-cell office:value-type="float" office:value="113.023" calcext:value-type="float">
            <text:p>113.023</text:p>
          </table:table-cell>
          <table:table-cell office:value-type="float" office:value="262.87" calcext:value-type="float">
            <text:p>262.8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4]" office:value-type="float" office:value="1.16800000000001" calcext:value-type="float">
            <text:p>1.168</text:p>
          </table:table-cell>
          <table:table-cell table:formula="of:=ABS(100*[.H404]/[.$G$3])" office:value-type="float" office:value="0.442360569311995" calcext:value-type="float">
            <text:p>0.442360569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962" calcext:value-type="float">
            <text:p>108.962</text:p>
          </table:table-cell>
          <table:table-cell office:value-type="float" office:value="113.549" calcext:value-type="float">
            <text:p>113.549</text:p>
          </table:table-cell>
          <table:table-cell office:value-type="float" office:value="263.285" calcext:value-type="float">
            <text:p>263.28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5]" office:value-type="float" office:value="0.752999999999986" calcext:value-type="float">
            <text:p>0.753</text:p>
          </table:table-cell>
          <table:table-cell table:formula="of:=ABS(100*[.H405]/[.$G$3])" office:value-type="float" office:value="0.285186223195141" calcext:value-type="float">
            <text:p>0.28518622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8.648" calcext:value-type="float">
            <text:p>118.648</text:p>
          </table:table-cell>
          <table:table-cell office:value-type="float" office:value="113.824" calcext:value-type="float">
            <text:p>113.824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6]" office:value-type="float" office:value="-0.166999999999973" calcext:value-type="float">
            <text:p>-0.167</text:p>
          </table:table-cell>
          <table:table-cell table:formula="of:=ABS(100*[.H406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3.489" calcext:value-type="float">
            <text:p>133.489</text:p>
          </table:table-cell>
          <table:table-cell office:value-type="float" office:value="114.104" calcext:value-type="float">
            <text:p>114.104</text:p>
          </table:table-cell>
          <table:table-cell office:value-type="float" office:value="264.193" calcext:value-type="float">
            <text:p>264.1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7]" office:value-type="float" office:value="-0.154999999999973" calcext:value-type="float">
            <text:p>-0.155</text:p>
          </table:table-cell>
          <table:table-cell table:formula="of:=ABS(100*[.H407]/[.$G$3])" office:value-type="float" office:value="0.0587036714412216" calcext:value-type="float">
            <text:p>0.05870367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.092" calcext:value-type="float">
            <text:p>107.092</text:p>
          </table:table-cell>
          <table:table-cell office:value-type="float" office:value="114.379" calcext:value-type="float">
            <text:p>114.379</text:p>
          </table:table-cell>
          <table:table-cell office:value-type="float" office:value="264.19" calcext:value-type="float">
            <text:p>264.1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8]" office:value-type="float" office:value="-0.151999999999987" calcext:value-type="float">
            <text:p>-0.152</text:p>
          </table:table-cell>
          <table:table-cell table:formula="of:=ABS(100*[.H408]/[.$G$3])" office:value-type="float" office:value="0.057567471348816" calcext:value-type="float">
            <text:p>0.05756747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8.143" calcext:value-type="float">
            <text:p>138.143</text:p>
          </table:table-cell>
          <table:table-cell office:value-type="float" office:value="114.379" calcext:value-type="float">
            <text:p>114.379</text:p>
          </table:table-cell>
          <table:table-cell office:value-type="float" office:value="264.19" calcext:value-type="float">
            <text:p>264.1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09]" office:value-type="float" office:value="-0.151999999999987" calcext:value-type="float">
            <text:p>-0.152</text:p>
          </table:table-cell>
          <table:table-cell table:formula="of:=ABS(100*[.H409]/[.$G$3])" office:value-type="float" office:value="0.057567471348816" calcext:value-type="float">
            <text:p>0.05756747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9.057" calcext:value-type="float">
            <text:p>129.057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64.193" calcext:value-type="float">
            <text:p>264.1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0]" office:value-type="float" office:value="-0.154999999999973" calcext:value-type="float">
            <text:p>-0.155</text:p>
          </table:table-cell>
          <table:table-cell table:formula="of:=ABS(100*[.H410]/[.$G$3])" office:value-type="float" office:value="0.0587036714412216" calcext:value-type="float">
            <text:p>0.05870367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1.196" calcext:value-type="float">
            <text:p>141.196</text:p>
          </table:table-cell>
          <table:table-cell office:value-type="float" office:value="115.186" calcext:value-type="float">
            <text:p>115.186</text:p>
          </table:table-cell>
          <table:table-cell office:value-type="float" office:value="264.193" calcext:value-type="float">
            <text:p>264.1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1]" office:value-type="float" office:value="-0.154999999999973" calcext:value-type="float">
            <text:p>-0.155</text:p>
          </table:table-cell>
          <table:table-cell table:formula="of:=ABS(100*[.H411]/[.$G$3])" office:value-type="float" office:value="0.0587036714412216" calcext:value-type="float">
            <text:p>0.05870367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2.191" calcext:value-type="float">
            <text:p>122.191</text:p>
          </table:table-cell>
          <table:table-cell office:value-type="float" office:value="115.436" calcext:value-type="float">
            <text:p>115.436</text:p>
          </table:table-cell>
          <table:table-cell office:value-type="float" office:value="264.203" calcext:value-type="float">
            <text:p>264.20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2]" office:value-type="float" office:value="-0.164999999999964" calcext:value-type="float">
            <text:p>-0.165</text:p>
          </table:table-cell>
          <table:table-cell table:formula="of:=ABS(100*[.H412]/[.$G$3])" office:value-type="float" office:value="0.062491005082588" calcext:value-type="float">
            <text:p>0.06249100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1.959" calcext:value-type="float">
            <text:p>141.959</text:p>
          </table:table-cell>
          <table:table-cell office:value-type="float" office:value="115.686" calcext:value-type="float">
            <text:p>115.686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3]" office:value-type="float" office:value="-0.166999999999973" calcext:value-type="float">
            <text:p>-0.167</text:p>
          </table:table-cell>
          <table:table-cell table:formula="of:=ABS(100*[.H413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15.986" calcext:value-type="float">
            <text:p>115.986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4]" office:value-type="float" office:value="-0.166999999999973" calcext:value-type="float">
            <text:p>-0.167</text:p>
          </table:table-cell>
          <table:table-cell table:formula="of:=ABS(100*[.H414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.808" calcext:value-type="float">
            <text:p>145.808</text:p>
          </table:table-cell>
          <table:table-cell office:value-type="float" office:value="116.237" calcext:value-type="float">
            <text:p>116.237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5]" office:value-type="float" office:value="-0.166999999999973" calcext:value-type="float">
            <text:p>-0.167</text:p>
          </table:table-cell>
          <table:table-cell table:formula="of:=ABS(100*[.H415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1.059" calcext:value-type="float">
            <text:p>141.059</text:p>
          </table:table-cell>
          <table:table-cell office:value-type="float" office:value="116.463" calcext:value-type="float">
            <text:p>116.463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6]" office:value-type="float" office:value="-0.166999999999973" calcext:value-type="float">
            <text:p>-0.167</text:p>
          </table:table-cell>
          <table:table-cell table:formula="of:=ABS(100*[.H416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2.417" calcext:value-type="float">
            <text:p>142.417</text:p>
          </table:table-cell>
          <table:table-cell office:value-type="float" office:value="116.69" calcext:value-type="float">
            <text:p>116.6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7]" office:value-type="float" office:value="-0.166999999999973" calcext:value-type="float">
            <text:p>-0.167</text:p>
          </table:table-cell>
          <table:table-cell table:formula="of:=ABS(100*[.H417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9.312" calcext:value-type="float">
            <text:p>139.312</text:p>
          </table:table-cell>
          <table:table-cell office:value-type="float" office:value="116.969" calcext:value-type="float">
            <text:p>116.96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8]" office:value-type="float" office:value="-0.166999999999973" calcext:value-type="float">
            <text:p>-0.167</text:p>
          </table:table-cell>
          <table:table-cell table:formula="of:=ABS(100*[.H418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7.721" calcext:value-type="float">
            <text:p>117.721</text:p>
          </table:table-cell>
          <table:table-cell office:value-type="float" office:value="117.219" calcext:value-type="float">
            <text:p>117.21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19]" office:value-type="float" office:value="-0.166999999999973" calcext:value-type="float">
            <text:p>-0.167</text:p>
          </table:table-cell>
          <table:table-cell table:formula="of:=ABS(100*[.H419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6.152" calcext:value-type="float">
            <text:p>116.152</text:p>
          </table:table-cell>
          <table:table-cell office:value-type="float" office:value="117.396" calcext:value-type="float">
            <text:p>117.396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0]" office:value-type="float" office:value="-0.166999999999973" calcext:value-type="float">
            <text:p>-0.167</text:p>
          </table:table-cell>
          <table:table-cell table:formula="of:=ABS(100*[.H420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7.647" calcext:value-type="float">
            <text:p>117.647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1]" office:value-type="float" office:value="-0.166999999999973" calcext:value-type="float">
            <text:p>-0.167</text:p>
          </table:table-cell>
          <table:table-cell table:formula="of:=ABS(100*[.H421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2.754" calcext:value-type="float">
            <text:p>122.754</text:p>
          </table:table-cell>
          <table:table-cell office:value-type="float" office:value="117.899" calcext:value-type="float">
            <text:p>117.899</text:p>
          </table:table-cell>
          <table:table-cell office:value-type="float" office:value="264.205" calcext:value-type="float">
            <text:p>264.20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2]" office:value-type="float" office:value="-0.166999999999973" calcext:value-type="float">
            <text:p>-0.167</text:p>
          </table:table-cell>
          <table:table-cell table:formula="of:=ABS(100*[.H422]/[.$G$3])" office:value-type="float" office:value="0.0632484718108655" calcext:value-type="float">
            <text:p>0.06324847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8.682" calcext:value-type="float">
            <text:p>118.682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264.7" calcext:value-type="float">
            <text:p>264.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3]" office:value-type="float" office:value="-0.661999999999978" calcext:value-type="float">
            <text:p>-0.662</text:p>
          </table:table-cell>
          <table:table-cell table:formula="of:=ABS(100*[.H423]/[.$G$3])" office:value-type="float" office:value="0.250721487058672" calcext:value-type="float">
            <text:p>0.25072148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1.115" calcext:value-type="float">
            <text:p>111.115</text:p>
          </table:table-cell>
          <table:table-cell office:value-type="float" office:value="118.28" calcext:value-type="float">
            <text:p>118.28</text:p>
          </table:table-cell>
          <table:table-cell office:value-type="float" office:value="265.003" calcext:value-type="float">
            <text:p>265.00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4]" office:value-type="float" office:value="-0.964999999999975" calcext:value-type="float">
            <text:p>-0.965</text:p>
          </table:table-cell>
          <table:table-cell table:formula="of:=ABS(100*[.H424]/[.$G$3])" office:value-type="float" office:value="0.365477696392176" calcext:value-type="float">
            <text:p>0.36547769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2.907" calcext:value-type="float">
            <text:p>122.907</text:p>
          </table:table-cell>
          <table:table-cell office:value-type="float" office:value="118.53" calcext:value-type="float">
            <text:p>118.53</text:p>
          </table:table-cell>
          <table:table-cell office:value-type="float" office:value="265.88" calcext:value-type="float">
            <text:p>265.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5]" office:value-type="float" office:value="-1.84199999999998" calcext:value-type="float">
            <text:p>-1.842</text:p>
          </table:table-cell>
          <table:table-cell table:formula="of:=ABS(100*[.H425]/[.$G$3])" office:value-type="float" office:value="0.697626856740312" calcext:value-type="float">
            <text:p>0.697626856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2.242" calcext:value-type="float">
            <text:p>112.242</text:p>
          </table:table-cell>
          <table:table-cell office:value-type="float" office:value="118.731" calcext:value-type="float">
            <text:p>118.731</text:p>
          </table:table-cell>
          <table:table-cell office:value-type="float" office:value="265.603" calcext:value-type="float">
            <text:p>265.60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6]" office:value-type="float" office:value="-1.565" calcext:value-type="float">
            <text:p>-1.565</text:p>
          </table:table-cell>
          <table:table-cell table:formula="of:=ABS(100*[.H426]/[.$G$3])" office:value-type="float" office:value="0.592717714874373" calcext:value-type="float">
            <text:p>0.59271771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1.453" calcext:value-type="float">
            <text:p>131.453</text:p>
          </table:table-cell>
          <table:table-cell office:value-type="float" office:value="119.007" calcext:value-type="float">
            <text:p>119.007</text:p>
          </table:table-cell>
          <table:table-cell office:value-type="float" office:value="265.558" calcext:value-type="float">
            <text:p>265.5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7]" office:value-type="float" office:value="-1.51999999999998" calcext:value-type="float">
            <text:p>-1.52</text:p>
          </table:table-cell>
          <table:table-cell table:formula="of:=ABS(100*[.H427]/[.$G$3])" office:value-type="float" office:value="0.575674713488203" calcext:value-type="float">
            <text:p>0.57567471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8.431" calcext:value-type="float">
            <text:p>128.431</text:p>
          </table:table-cell>
          <table:table-cell office:value-type="float" office:value="119.259" calcext:value-type="float">
            <text:p>119.259</text:p>
          </table:table-cell>
          <table:table-cell office:value-type="float" office:value="266.62" calcext:value-type="float">
            <text:p>266.6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8]" office:value-type="float" office:value="-2.58199999999999" calcext:value-type="float">
            <text:p>-2.582</text:p>
          </table:table-cell>
          <table:table-cell table:formula="of:=ABS(100*[.H428]/[.$G$3])" office:value-type="float" office:value="0.977889546201681" calcext:value-type="float">
            <text:p>0.977889546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7.596" calcext:value-type="float">
            <text:p>187.596</text:p>
          </table:table-cell>
          <table:table-cell office:value-type="float" office:value="119.484" calcext:value-type="float">
            <text:p>119.484</text:p>
          </table:table-cell>
          <table:table-cell office:value-type="float" office:value="266.875" calcext:value-type="float">
            <text:p>266.87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29]" office:value-type="float" office:value="-2.83699999999999" calcext:value-type="float">
            <text:p>-2.837</text:p>
          </table:table-cell>
          <table:table-cell table:formula="of:=ABS(100*[.H429]/[.$G$3])" office:value-type="float" office:value="1.07446655405661" calcext:value-type="float">
            <text:p>1.074466554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9.306" calcext:value-type="float">
            <text:p>169.306</text:p>
          </table:table-cell>
          <table:table-cell office:value-type="float" office:value="119.735" calcext:value-type="float">
            <text:p>119.735</text:p>
          </table:table-cell>
          <table:table-cell office:value-type="float" office:value="266.158" calcext:value-type="float">
            <text:p>266.1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30]" office:value-type="float" office:value="-2.12" calcext:value-type="float">
            <text:p>-2.12</text:p>
          </table:table-cell>
          <table:table-cell table:formula="of:=ABS(100*[.H430]/[.$G$3])" office:value-type="float" office:value="0.8029147319704" calcext:value-type="float">
            <text:p>0.8029147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6.516" calcext:value-type="float">
            <text:p>126.516</text:p>
          </table:table-cell>
          <table:table-cell office:value-type="float" office:value="119.961" calcext:value-type="float">
            <text:p>119.961</text:p>
          </table:table-cell>
          <table:table-cell office:value-type="float" office:value="266.428" calcext:value-type="float">
            <text:p>266.4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31]" office:value-type="float" office:value="-2.38999999999999" calcext:value-type="float">
            <text:p>-2.39</text:p>
          </table:table-cell>
          <table:table-cell table:formula="of:=ABS(100*[.H431]/[.$G$3])" office:value-type="float" office:value="0.905172740287378" calcext:value-type="float">
            <text:p>0.905172740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20.241" calcext:value-type="float">
            <text:p>120.241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32]" office:value-type="float" office:value="-2.77699999999999" calcext:value-type="float">
            <text:p>-2.777</text:p>
          </table:table-cell>
          <table:table-cell table:formula="of:=ABS(100*[.H432]/[.$G$3])" office:value-type="float" office:value="1.05174255220839" calcext:value-type="float">
            <text:p>1.051742552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1.264" calcext:value-type="float">
            <text:p>131.264</text:p>
          </table:table-cell>
          <table:table-cell office:value-type="float" office:value="120.471" calcext:value-type="float">
            <text:p>120.471</text:p>
          </table:table-cell>
          <table:table-cell office:value-type="float" office:value="265.758" calcext:value-type="float">
            <text:p>265.7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33]" office:value-type="float" office:value="-1.71999999999997" calcext:value-type="float">
            <text:p>-1.72</text:p>
          </table:table-cell>
          <table:table-cell table:formula="of:=ABS(100*[.H433]/[.$G$3])" office:value-type="float" office:value="0.651421386315595" calcext:value-type="float">
            <text:p>0.651421386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6.755" calcext:value-type="float">
            <text:p>116.755</text:p>
          </table:table-cell>
          <table:table-cell office:value-type="float" office:value="120.772" calcext:value-type="float">
            <text:p>120.772</text:p>
          </table:table-cell>
          <table:table-cell office:value-type="float" office:value="265.735" calcext:value-type="float">
            <text:p>265.73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34]" office:value-type="float" office:value="-1.697" calcext:value-type="float">
            <text:p>-1.697</text:p>
          </table:table-cell>
          <table:table-cell table:formula="of:=ABS(100*[.H434]/[.$G$3])" office:value-type="float" office:value="0.642710518940457" calcext:value-type="float">
            <text:p>0.642710518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9.974" calcext:value-type="float">
            <text:p>129.974</text:p>
          </table:table-cell>
          <table:table-cell office:value-type="float" office:value="121.048" calcext:value-type="float">
            <text:p>121.048</text:p>
          </table:table-cell>
          <table:table-cell office:value-type="float" office:value="267.27" calcext:value-type="float">
            <text:p>267.2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$G$3]-[.D435]" office:value-type="float" office:value="-3.23199999999997" calcext:value-type="float">
            <text:p>-3.232</text:p>
          </table:table-cell>
          <table:table-cell table:formula="of:=ABS(100*[.H435]/[.$G$3])" office:value-type="float" office:value="1.22406623289071" calcext:value-type="float">
            <text:p>1.22406623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4.405" calcext:value-type="float">
            <text:p>134.405</text:p>
          </table:table-cell>
          <table:table-cell office:value-type="float" office:value="121.591" calcext:value-type="float">
            <text:p>121.591</text:p>
          </table:table-cell>
          <table:table-cell office:value-type="float" office:value="264.275" calcext:value-type="float">
            <text:p>264.27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$G$3]-[.D436]" office:value-type="float" office:value="-0.236999999999966" calcext:value-type="float">
            <text:p>-0.237</text:p>
          </table:table-cell>
          <table:table-cell table:formula="of:=ABS(100*[.H436]/[.$G$3])" office:value-type="float" office:value="0.0897598073004516" calcext:value-type="float">
            <text:p>0.089759807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4.641" calcext:value-type="float">
            <text:p>134.641</text:p>
          </table:table-cell>
          <table:table-cell office:value-type="float" office:value="121.838" calcext:value-type="float">
            <text:p>121.838</text:p>
          </table:table-cell>
          <table:table-cell office:value-type="float" office:value="264.16" calcext:value-type="float">
            <text:p>264.1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37]" office:value-type="float" office:value="-0.122000000000014" calcext:value-type="float">
            <text:p>-0.122</text:p>
          </table:table-cell>
          <table:table-cell table:formula="of:=ABS(100*[.H437]/[.$G$3])" office:value-type="float" office:value="0.0462054704247169" calcext:value-type="float">
            <text:p>0.046205470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7.947" calcext:value-type="float">
            <text:p>117.947</text:p>
          </table:table-cell>
          <table:table-cell office:value-type="float" office:value="122.064" calcext:value-type="float">
            <text:p>122.064</text:p>
          </table:table-cell>
          <table:table-cell office:value-type="float" office:value="262.77" calcext:value-type="float">
            <text:p>262.7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38]" office:value-type="float" office:value="1.26800000000003" calcext:value-type="float">
            <text:p>1.268</text:p>
          </table:table-cell>
          <table:table-cell table:formula="of:=ABS(100*[.H438]/[.$G$3])" office:value-type="float" office:value="0.480233905725702" calcext:value-type="float">
            <text:p>0.48023390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8.348" calcext:value-type="float">
            <text:p>198.348</text:p>
          </table:table-cell>
          <table:table-cell office:value-type="float" office:value="122.364" calcext:value-type="float">
            <text:p>122.364</text:p>
          </table:table-cell>
          <table:table-cell office:value-type="float" office:value="263.338" calcext:value-type="float">
            <text:p>263.3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39]" office:value-type="float" office:value="0.699999999999989" calcext:value-type="float">
            <text:p>0.7</text:p>
          </table:table-cell>
          <table:table-cell table:formula="of:=ABS(100*[.H439]/[.$G$3])" office:value-type="float" office:value="0.265113354895882" calcext:value-type="float">
            <text:p>0.265113354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6.727" calcext:value-type="float">
            <text:p>136.727</text:p>
          </table:table-cell>
          <table:table-cell office:value-type="float" office:value="122.591" calcext:value-type="float">
            <text:p>122.591</text:p>
          </table:table-cell>
          <table:table-cell office:value-type="float" office:value="263.565" calcext:value-type="float">
            <text:p>263.56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0]" office:value-type="float" office:value="0.473000000000013" calcext:value-type="float">
            <text:p>0.473</text:p>
          </table:table-cell>
          <table:table-cell table:formula="of:=ABS(100*[.H440]/[.$G$3])" office:value-type="float" office:value="0.179140881236797" calcext:value-type="float">
            <text:p>0.17914088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3.281" calcext:value-type="float">
            <text:p>123.281</text:p>
          </table:table-cell>
          <table:table-cell office:value-type="float" office:value="122.916" calcext:value-type="float">
            <text:p>122.916</text:p>
          </table:table-cell>
          <table:table-cell office:value-type="float" office:value="263.5" calcext:value-type="float">
            <text:p>263.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1]" office:value-type="float" office:value="0.538000000000011" calcext:value-type="float">
            <text:p>0.538</text:p>
          </table:table-cell>
          <table:table-cell table:formula="of:=ABS(100*[.H441]/[.$G$3])" office:value-type="float" office:value="0.2037585499057" calcext:value-type="float">
            <text:p>0.20375854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6.256" calcext:value-type="float">
            <text:p>116.256</text:p>
          </table:table-cell>
          <table:table-cell office:value-type="float" office:value="123.192" calcext:value-type="float">
            <text:p>123.192</text:p>
          </table:table-cell>
          <table:table-cell office:value-type="float" office:value="266.38" calcext:value-type="float">
            <text:p>266.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2]" office:value-type="float" office:value="-2.34199999999998" calcext:value-type="float">
            <text:p>-2.342</text:p>
          </table:table-cell>
          <table:table-cell table:formula="of:=ABS(100*[.H442]/[.$G$3])" office:value-type="float" office:value="0.886993538808802" calcext:value-type="float">
            <text:p>0.886993538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0.219" calcext:value-type="float">
            <text:p>130.219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264.623" calcext:value-type="float">
            <text:p>264.62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3]" office:value-type="float" office:value="-0.58499999999998" calcext:value-type="float">
            <text:p>-0.585</text:p>
          </table:table-cell>
          <table:table-cell table:formula="of:=ABS(100*[.H443]/[.$G$3])" office:value-type="float" office:value="0.221559018020126" calcext:value-type="float">
            <text:p>0.221559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9.216" calcext:value-type="float">
            <text:p>139.216</text:p>
          </table:table-cell>
          <table:table-cell office:value-type="float" office:value="123.718" calcext:value-type="float">
            <text:p>123.718</text:p>
          </table:table-cell>
          <table:table-cell office:value-type="float" office:value="264.153" calcext:value-type="float">
            <text:p>264.15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4]" office:value-type="float" office:value="-0.115000000000009" calcext:value-type="float">
            <text:p>-0.115</text:p>
          </table:table-cell>
          <table:table-cell table:formula="of:=ABS(100*[.H444]/[.$G$3])" office:value-type="float" office:value="0.0435543368757562" calcext:value-type="float">
            <text:p>0.043554336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2.736" calcext:value-type="float">
            <text:p>132.736</text:p>
          </table:table-cell>
          <table:table-cell office:value-type="float" office:value="123.968" calcext:value-type="float">
            <text:p>123.968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5]" office:value-type="float" office:value="-0.007000000000005" calcext:value-type="float">
            <text:p>-0.007</text:p>
          </table:table-cell>
          <table:table-cell table:formula="of:=ABS(100*[.H445]/[.$G$3])" office:value-type="float" office:value="0.00265113354896076" calcext:value-type="float">
            <text:p>0.00265113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7.657" calcext:value-type="float">
            <text:p>107.657</text:p>
          </table:table-cell>
          <table:table-cell office:value-type="float" office:value="124.11" calcext:value-type="float">
            <text:p>124.11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6]" office:value-type="float" office:value="-0.007000000000005" calcext:value-type="float">
            <text:p>-0.007</text:p>
          </table:table-cell>
          <table:table-cell table:formula="of:=ABS(100*[.H446]/[.$G$3])" office:value-type="float" office:value="0.00265113354896076" calcext:value-type="float">
            <text:p>0.00265113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6.89" calcext:value-type="float">
            <text:p>126.89</text:p>
          </table:table-cell>
          <table:table-cell office:value-type="float" office:value="124.323" calcext:value-type="float">
            <text:p>124.323</text:p>
          </table:table-cell>
          <table:table-cell office:value-type="float" office:value="264.045" calcext:value-type="float">
            <text:p>264.04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7]" office:value-type="float" office:value="-0.007000000000005" calcext:value-type="float">
            <text:p>-0.007</text:p>
          </table:table-cell>
          <table:table-cell table:formula="of:=ABS(100*[.H447]/[.$G$3])" office:value-type="float" office:value="0.00265113354896076" calcext:value-type="float">
            <text:p>0.00265113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0.438" calcext:value-type="float">
            <text:p>120.438</text:p>
          </table:table-cell>
          <table:table-cell office:value-type="float" office:value="124.584" calcext:value-type="float">
            <text:p>124.584</text:p>
          </table:table-cell>
          <table:table-cell office:value-type="float" office:value="264.04" calcext:value-type="float">
            <text:p>264.0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8]" office:value-type="float" office:value="-0.00200000000000955" calcext:value-type="float">
            <text:p>-0.002</text:p>
          </table:table-cell>
          <table:table-cell table:formula="of:=ABS(100*[.H448]/[.$G$3])" office:value-type="float" office:value="0.000757466728277577" calcext:value-type="float">
            <text:p>0.00075746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124.864" calcext:value-type="float">
            <text:p>124.864</text:p>
          </table:table-cell>
          <table:table-cell office:value-type="float" office:value="264.035" calcext:value-type="float">
            <text:p>264.03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49]" office:value-type="float" office:value="0.0029999999999859" calcext:value-type="float">
            <text:p>0.003</text:p>
          </table:table-cell>
          <table:table-cell table:formula="of:=ABS(100*[.H449]/[.$G$3])" office:value-type="float" office:value="0.0011362000924056" calcext:value-type="float">
            <text:p>0.00113620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6.417" calcext:value-type="float">
            <text:p>136.417</text:p>
          </table:table-cell>
          <table:table-cell office:value-type="float" office:value="125.115" calcext:value-type="float">
            <text:p>125.115</text:p>
          </table:table-cell>
          <table:table-cell office:value-type="float" office:value="264.033" calcext:value-type="float">
            <text:p>264.0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50]" office:value-type="float" office:value="0.00499999999999545" calcext:value-type="float">
            <text:p>0.005</text:p>
          </table:table-cell>
          <table:table-cell table:formula="of:=ABS(100*[.H450]/[.$G$3])" office:value-type="float" office:value="0.00189366682068318" calcext:value-type="float">
            <text:p>0.001893666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3.132" calcext:value-type="float">
            <text:p>113.132</text:p>
          </table:table-cell>
          <table:table-cell office:value-type="float" office:value="125.366" calcext:value-type="float">
            <text:p>125.366</text:p>
          </table:table-cell>
          <table:table-cell office:value-type="float" office:value="264.03" calcext:value-type="float">
            <text:p>264.0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51]" office:value-type="float" office:value="0.0080000000000382" calcext:value-type="float">
            <text:p>0.008</text:p>
          </table:table-cell>
          <table:table-cell table:formula="of:=ABS(100*[.H451]/[.$G$3])" office:value-type="float" office:value="0.00302986691311031" calcext:value-type="float">
            <text:p>0.00302986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3.241" calcext:value-type="float">
            <text:p>113.241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264.03" calcext:value-type="float">
            <text:p>264.0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52]" office:value-type="float" office:value="0.0080000000000382" calcext:value-type="float">
            <text:p>0.008</text:p>
          </table:table-cell>
          <table:table-cell table:formula="of:=ABS(100*[.H452]/[.$G$3])" office:value-type="float" office:value="0.00302986691311031" calcext:value-type="float">
            <text:p>0.003029866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3.145" calcext:value-type="float">
            <text:p>173.145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264.038" calcext:value-type="float">
            <text:p>264.0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$G$3]-[.D453]" office:value-type="float" office:value="0" calcext:value-type="float">
            <text:p>0</text:p>
          </table:table-cell>
          <table:table-cell table:formula="of:=ABS(100*[.H453]/[.$G$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6:44:54.789392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6T16:54:05.568780610</dc:date>
    <meta:editing-duration>PT1M15S</meta:editing-duration>
    <meta:editing-cycles>4</meta:editing-cycles>
    <meta:document-statistic meta:table-count="1" meta:cell-count="31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453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53" chart:class="chart:scatter">
            <chart:domain table:cell-range-address="Sheet1.C3:Sheet1.C453"/>
            <chart:data-point chart:repeated="4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5">
                <text:p>1.125</text:p>
                <draw:g>
                  <svg:desc>Sheet1.C3:Sheet1.C453</svg:desc>
                </draw:g>
              </table:table-cell>
              <table:table-cell office:value-type="float" office:value="8.435">
                <text:p>8.435</text:p>
                <draw:g>
                  <svg:desc>Sheet1.D3:Sheet1.D4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604">
                <text:p>1.42604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66">
                <text:p>1.88566</text:p>
              </table:table-cell>
              <table:table-cell office:value-type="float" office:value="8.8625">
                <text:p>8.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188">
                <text:p>2.13188</text:p>
              </table:table-cell>
              <table:table-cell office:value-type="float" office:value="8.8625">
                <text:p>8.8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6729">
                <text:p>2.46729</text:p>
              </table:table-cell>
              <table:table-cell office:value-type="float" office:value="9.995">
                <text:p>9.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732">
                <text:p>2.80732</text:p>
              </table:table-cell>
              <table:table-cell office:value-type="float" office:value="10.4625">
                <text:p>10.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3233">
                <text:p>3.13233</text:p>
              </table:table-cell>
              <table:table-cell office:value-type="float" office:value="11.2825">
                <text:p>11.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58">
                <text:p>3.40158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8109">
                <text:p>3.68109</text:p>
              </table:table-cell>
              <table:table-cell office:value-type="float" office:value="12.4425">
                <text:p>12.4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3234">
                <text:p>3.93234</text:p>
              </table:table-cell>
              <table:table-cell office:value-type="float" office:value="19.5425">
                <text:p>19.5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234">
                <text:p>4.18234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1116">
                <text:p>4.51116</text:p>
              </table:table-cell>
              <table:table-cell office:value-type="float" office:value="26.3725">
                <text:p>26.3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6611">
                <text:p>4.76611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7535">
                <text:p>5.07535</text:p>
              </table:table-cell>
              <table:table-cell office:value-type="float" office:value="28.6175">
                <text:p>28.6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4461">
                <text:p>5.34461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5384">
                <text:p>5.65384</text:p>
              </table:table-cell>
              <table:table-cell office:value-type="float" office:value="31.045">
                <text:p>31.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5999">
                <text:p>5.85999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6078">
                <text:p>6.26078</text:p>
              </table:table-cell>
              <table:table-cell office:value-type="float" office:value="33.6775">
                <text:p>33.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6182">
                <text:p>6.56182</text:p>
              </table:table-cell>
              <table:table-cell office:value-type="float" office:value="34.6525">
                <text:p>34.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81182">
                <text:p>6.81182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4536">
                <text:p>7.14536</text:p>
              </table:table-cell>
              <table:table-cell office:value-type="float" office:value="36.8525">
                <text:p>36.8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2149">
                <text:p>7.42149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9649">
                <text:p>7.6964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7149">
                <text:p>7.97149</text:p>
              </table:table-cell>
              <table:table-cell office:value-type="float" office:value="48.215">
                <text:p>48.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3725">
                <text:p>8.23725</text:p>
              </table:table-cell>
              <table:table-cell office:value-type="float" office:value="49.5825">
                <text:p>49.5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7728">
                <text:p>8.57728</text:p>
              </table:table-cell>
              <table:table-cell office:value-type="float" office:value="50.4075">
                <text:p>50.4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3829">
                <text:p>8.83829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14752">
                <text:p>9.14752</text:p>
              </table:table-cell>
              <table:table-cell office:value-type="float" office:value="52.455">
                <text:p>52.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7801">
                <text:p>9.37801</text:p>
              </table:table-cell>
              <table:table-cell office:value-type="float" office:value="53.085">
                <text:p>53.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0301">
                <text:p>9.70301</text:p>
              </table:table-cell>
              <table:table-cell office:value-type="float" office:value="57.0975">
                <text:p>57.0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335">
                <text:p>9.9335</text:p>
              </table:table-cell>
              <table:table-cell office:value-type="float" office:value="57.7625">
                <text:p>57.7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595">
                <text:p>10.2595</text:p>
              </table:table-cell>
              <table:table-cell office:value-type="float" office:value="59.1125">
                <text:p>59.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5356">
                <text:p>10.5356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92">
                <text:p>10.7492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041">
                <text:p>11.0041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2163">
                <text:p>11.2163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737">
                <text:p>11.4737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987">
                <text:p>11.7987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0499">
                <text:p>12.0499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249">
                <text:p>12.3249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499">
                <text:p>12.6499</text:p>
              </table:table-cell>
              <table:table-cell office:value-type="float" office:value="59.0375">
                <text:p>59.0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012">
                <text:p>12.9012</text:p>
              </table:table-cell>
              <table:table-cell office:value-type="float" office:value="59.035">
                <text:p>59.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524">
                <text:p>13.1524</text:p>
              </table:table-cell>
              <table:table-cell office:value-type="float" office:value="59.035">
                <text:p>59.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524">
                <text:p>13.4524</text:p>
              </table:table-cell>
              <table:table-cell office:value-type="float" office:value="59.0275">
                <text:p>59.0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033">
                <text:p>13.8033</text:p>
              </table:table-cell>
              <table:table-cell office:value-type="float" office:value="59.025">
                <text:p>59.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321">
                <text:p>14.1321</text:p>
              </table:table-cell>
              <table:table-cell office:value-type="float" office:value="59.025">
                <text:p>59.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4857">
                <text:p>14.4857</text:p>
              </table:table-cell>
              <table:table-cell office:value-type="float" office:value="59.5125">
                <text:p>59.5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116">
                <text:p>14.8116</text:p>
              </table:table-cell>
              <table:table-cell office:value-type="float" office:value="59.495">
                <text:p>59.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366">
                <text:p>15.1366</text:p>
              </table:table-cell>
              <table:table-cell office:value-type="float" office:value="59.5125">
                <text:p>59.5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875">
                <text:p>15.4875</text:p>
              </table:table-cell>
              <table:table-cell office:value-type="float" office:value="60.2575">
                <text:p>60.2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125">
                <text:p>15.8125</text:p>
              </table:table-cell>
              <table:table-cell office:value-type="float" office:value="60.8025">
                <text:p>60.8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375">
                <text:p>16.037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625">
                <text:p>16.3625</text:p>
              </table:table-cell>
              <table:table-cell office:value-type="float" office:value="61.3125">
                <text:p>61.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885">
                <text:p>16.6885</text:p>
              </table:table-cell>
              <table:table-cell office:value-type="float" office:value="61.6775">
                <text:p>61.6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135">
                <text:p>17.0135</text:p>
              </table:table-cell>
              <table:table-cell office:value-type="float" office:value="62.295">
                <text:p>62.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2647">
                <text:p>17.2647</text:p>
              </table:table-cell>
              <table:table-cell office:value-type="float" office:value="62.295">
                <text:p>62.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5409">
                <text:p>17.5409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659">
                <text:p>17.7659</text:p>
              </table:table-cell>
              <table:table-cell office:value-type="float" office:value="65.6975">
                <text:p>65.6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947">
                <text:p>18.0947</text:p>
              </table:table-cell>
              <table:table-cell office:value-type="float" office:value="66.3925">
                <text:p>66.3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252">
                <text:p>18.3252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5267">
                <text:p>18.5267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8017">
                <text:p>18.8017</text:p>
              </table:table-cell>
              <table:table-cell office:value-type="float" office:value="70.0175">
                <text:p>70.0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306">
                <text:p>19.1306</text:p>
              </table:table-cell>
              <table:table-cell office:value-type="float" office:value="71.1475">
                <text:p>71.1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4306">
                <text:p>19.4306</text:p>
              </table:table-cell>
              <table:table-cell office:value-type="float" office:value="71.91">
                <text:p>71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7101">
                <text:p>19.7101</text:p>
              </table:table-cell>
              <table:table-cell office:value-type="float" office:value="71.605">
                <text:p>71.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0111">
                <text:p>20.0111</text:p>
              </table:table-cell>
              <table:table-cell office:value-type="float" office:value="73.4925">
                <text:p>73.4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3111">
                <text:p>20.3111</text:p>
              </table:table-cell>
              <table:table-cell office:value-type="float" office:value="73.0775">
                <text:p>73.0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6447">
                <text:p>20.6447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9457">
                <text:p>20.9457</text:p>
              </table:table-cell>
              <table:table-cell office:value-type="float" office:value="74.8325">
                <text:p>74.8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2619">
                <text:p>21.2619</text:p>
              </table:table-cell>
              <table:table-cell office:value-type="float" office:value="75.985">
                <text:p>75.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5381">
                <text:p>21.5381</text:p>
              </table:table-cell>
              <table:table-cell office:value-type="float" office:value="75.4375">
                <text:p>75.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793">
                <text:p>21.793</text:p>
              </table:table-cell>
              <table:table-cell office:value-type="float" office:value="76.1975">
                <text:p>76.1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0504">
                <text:p>22.0504</text:p>
              </table:table-cell>
              <table:table-cell office:value-type="float" office:value="76.2675">
                <text:p>76.2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3666">
                <text:p>22.3666</text:p>
              </table:table-cell>
              <table:table-cell office:value-type="float" office:value="79.94">
                <text:p>79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7002">
                <text:p>22.7002</text:p>
              </table:table-cell>
              <table:table-cell office:value-type="float" office:value="80.575">
                <text:p>80.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261">
                <text:p>23.0261</text:p>
              </table:table-cell>
              <table:table-cell office:value-type="float" office:value="80.575">
                <text:p>80.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2774">
                <text:p>23.2774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6033">
                <text:p>23.6033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8095">
                <text:p>23.8095</text:p>
              </table:table-cell>
              <table:table-cell office:value-type="float" office:value="81.71">
                <text:p>81.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1105">
                <text:p>24.1105</text:p>
              </table:table-cell>
              <table:table-cell office:value-type="float" office:value="82.7425">
                <text:p>82.7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4855">
                <text:p>24.4855</text:p>
              </table:table-cell>
              <table:table-cell office:value-type="float" office:value="82.7425">
                <text:p>82.7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7465">
                <text:p>24.7465</text:p>
              </table:table-cell>
              <table:table-cell office:value-type="float" office:value="82.7425">
                <text:p>82.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9965">
                <text:p>24.9965</text:p>
              </table:table-cell>
              <table:table-cell office:value-type="float" office:value="83.1075">
                <text:p>83.1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3007">
                <text:p>25.3007</text:p>
              </table:table-cell>
              <table:table-cell office:value-type="float" office:value="83.1075">
                <text:p>83.1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5835">
                <text:p>25.583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9123">
                <text:p>25.912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586">
                <text:p>26.158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4196">
                <text:p>26.4196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6806">
                <text:p>26.680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0056">
                <text:p>27.0056</text:p>
              </table:table-cell>
              <table:table-cell office:value-type="float" office:value="90.6925">
                <text:p>90.6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2361">
                <text:p>27.2361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4497">
                <text:p>27.4497</text:p>
              </table:table-cell>
              <table:table-cell office:value-type="float" office:value="91.1875">
                <text:p>91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6633">
                <text:p>27.6633</text:p>
              </table:table-cell>
              <table:table-cell office:value-type="float" office:value="91.1875">
                <text:p>91.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8938">
                <text:p>27.8938</text:p>
              </table:table-cell>
              <table:table-cell office:value-type="float" office:value="91.18">
                <text:p>91.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1856">
                <text:p>28.1856</text:p>
              </table:table-cell>
              <table:table-cell office:value-type="float" office:value="91.2825">
                <text:p>91.2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5323">
                <text:p>28.5323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9276">
                <text:p>28.9276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1886">
                <text:p>29.1886</text:p>
              </table:table-cell>
              <table:table-cell office:value-type="float" office:value="91.3125">
                <text:p>91.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3886">
                <text:p>29.3886</text:p>
              </table:table-cell>
              <table:table-cell office:value-type="float" office:value="91.3125">
                <text:p>91.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6496">
                <text:p>29.6496</text:p>
              </table:table-cell>
              <table:table-cell office:value-type="float" office:value="91.3125">
                <text:p>91.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8996">
                <text:p>29.8996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1606">
                <text:p>30.1606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4616">
                <text:p>30.4616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7129">
                <text:p>30.7129</text:p>
              </table:table-cell>
              <table:table-cell office:value-type="float" office:value="91.9125">
                <text:p>91.9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0953">
                <text:p>31.0953</text:p>
              </table:table-cell>
              <table:table-cell office:value-type="float" office:value="93.0625">
                <text:p>93.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3466">
                <text:p>31.3466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6216">
                <text:p>31.6216</text:p>
              </table:table-cell>
              <table:table-cell office:value-type="float" office:value="99.5025">
                <text:p>99.5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9466">
                <text:p>31.9466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2558">
                <text:p>32.2558</text:p>
              </table:table-cell>
              <table:table-cell office:value-type="float" office:value="103.128">
                <text:p>103.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5568">
                <text:p>32.5568</text:p>
              </table:table-cell>
              <table:table-cell office:value-type="float" office:value="104.37">
                <text:p>104.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8081">
                <text:p>32.8081</text:p>
              </table:table-cell>
              <table:table-cell office:value-type="float" office:value="104.63">
                <text:p>104.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1091">
                <text:p>33.1091</text:p>
              </table:table-cell>
              <table:table-cell office:value-type="float" office:value="106.433">
                <text:p>106.4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4133">
                <text:p>33.4133</text:p>
              </table:table-cell>
              <table:table-cell office:value-type="float" office:value="110.028">
                <text:p>110.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6682">
                <text:p>33.6682</text:p>
              </table:table-cell>
              <table:table-cell office:value-type="float" office:value="109.088">
                <text:p>109.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0635">
                <text:p>34.0635</text:p>
              </table:table-cell>
              <table:table-cell office:value-type="float" office:value="109.475">
                <text:p>109.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3656">
                <text:p>34.3656</text:p>
              </table:table-cell>
              <table:table-cell office:value-type="float" office:value="109.908">
                <text:p>109.9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7537">
                <text:p>34.7537</text:p>
              </table:table-cell>
              <table:table-cell office:value-type="float" office:value="110.925">
                <text:p>110.9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9801">
                <text:p>34.9801</text:p>
              </table:table-cell>
              <table:table-cell office:value-type="float" office:value="110.628">
                <text:p>110.6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2301">
                <text:p>35.2301</text:p>
              </table:table-cell>
              <table:table-cell office:value-type="float" office:value="111.695">
                <text:p>111.6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5463">
                <text:p>35.5463</text:p>
              </table:table-cell>
              <table:table-cell office:value-type="float" office:value="111.898">
                <text:p>111.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8224">
                <text:p>35.8224</text:p>
              </table:table-cell>
              <table:table-cell office:value-type="float" office:value="111.603">
                <text:p>111.6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0737">
                <text:p>36.0737</text:p>
              </table:table-cell>
              <table:table-cell office:value-type="float" office:value="111.488">
                <text:p>111.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3899">
                <text:p>36.3899</text:p>
              </table:table-cell>
              <table:table-cell office:value-type="float" office:value="112.048">
                <text:p>112.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7061">
                <text:p>36.7061</text:p>
              </table:table-cell>
              <table:table-cell office:value-type="float" office:value="112.57">
                <text:p>112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0072">
                <text:p>37.0072</text:p>
              </table:table-cell>
              <table:table-cell office:value-type="float" office:value="112.415">
                <text:p>112.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3331">
                <text:p>37.3331</text:p>
              </table:table-cell>
              <table:table-cell office:value-type="float" office:value="113.388">
                <text:p>113.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6081">
                <text:p>37.6081</text:p>
              </table:table-cell>
              <table:table-cell office:value-type="float" office:value="113.753">
                <text:p>113.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8843">
                <text:p>37.8843</text:p>
              </table:table-cell>
              <table:table-cell office:value-type="float" office:value="114.78">
                <text:p>114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1604">
                <text:p>38.1604</text:p>
              </table:table-cell>
              <table:table-cell office:value-type="float" office:value="115.365">
                <text:p>115.3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5362">
                <text:p>38.5362</text:p>
              </table:table-cell>
              <table:table-cell office:value-type="float" office:value="115.245">
                <text:p>115.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8373">
                <text:p>38.8373</text:p>
              </table:table-cell>
              <table:table-cell office:value-type="float" office:value="117.67">
                <text:p>117.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1065">
                <text:p>39.1065</text:p>
              </table:table-cell>
              <table:table-cell office:value-type="float" office:value="116.998">
                <text:p>116.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4076">
                <text:p>39.4076</text:p>
              </table:table-cell>
              <table:table-cell office:value-type="float" office:value="123.693">
                <text:p>123.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6625">
                <text:p>39.6625</text:p>
              </table:table-cell>
              <table:table-cell office:value-type="float" office:value="126.71">
                <text:p>126.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942">
                <text:p>39.942</text:p>
              </table:table-cell>
              <table:table-cell office:value-type="float" office:value="129.81">
                <text:p>129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2182">
                <text:p>40.2182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4197">
                <text:p>40.4197</text:p>
              </table:table-cell>
              <table:table-cell office:value-type="float" office:value="133.545">
                <text:p>133.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7533">
                <text:p>40.7533</text:p>
              </table:table-cell>
              <table:table-cell office:value-type="float" office:value="135.36">
                <text:p>135.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0283">
                <text:p>41.0283</text:p>
              </table:table-cell>
              <table:table-cell office:value-type="float" office:value="136.465">
                <text:p>136.4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2546">
                <text:p>41.25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5096">
                <text:p>41.5096</text:p>
              </table:table-cell>
              <table:table-cell office:value-type="float" office:value="147.398">
                <text:p>147.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.845">
                <text:p>41.845</text:p>
              </table:table-cell>
              <table:table-cell office:value-type="float" office:value="151.498">
                <text:p>151.4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9568">
                <text:p>41.9568</text:p>
              </table:table-cell>
              <table:table-cell office:value-type="float" office:value="151.448">
                <text:p>151.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.1068">
                <text:p>42.1068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1775">
                <text:p>42.1775</text:p>
              </table:table-cell>
              <table:table-cell office:value-type="float" office:value="153.663">
                <text:p>153.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408">
                <text:p>42.408</text:p>
              </table:table-cell>
              <table:table-cell office:value-type="float" office:value="154.923">
                <text:p>154.9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.59">
                <text:p>42.59</text:p>
              </table:table-cell>
              <table:table-cell office:value-type="float" office:value="155.06">
                <text:p>155.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8464">
                <text:p>42.8464</text:p>
              </table:table-cell>
              <table:table-cell office:value-type="float" office:value="155.015">
                <text:p>155.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0948">
                <text:p>43.0948</text:p>
              </table:table-cell>
              <table:table-cell office:value-type="float" office:value="155.568">
                <text:p>155.5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3558">
                <text:p>43.3558</text:p>
              </table:table-cell>
              <table:table-cell office:value-type="float" office:value="156.023">
                <text:p>156.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6058">
                <text:p>43.6058</text:p>
              </table:table-cell>
              <table:table-cell office:value-type="float" office:value="156.818">
                <text:p>156.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8668">
                <text:p>43.8668</text:p>
              </table:table-cell>
              <table:table-cell office:value-type="float" office:value="157.65">
                <text:p>157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1361">
                <text:p>44.1361</text:p>
              </table:table-cell>
              <table:table-cell office:value-type="float" office:value="157.465">
                <text:p>157.4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4453">
                <text:p>44.4453</text:p>
              </table:table-cell>
              <table:table-cell office:value-type="float" office:value="157.568">
                <text:p>157.5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7703">
                <text:p>44.7703</text:p>
              </table:table-cell>
              <table:table-cell office:value-type="float" office:value="159.113">
                <text:p>159.1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1703">
                <text:p>45.1703</text:p>
              </table:table-cell>
              <table:table-cell office:value-type="float" office:value="159.56">
                <text:p>159.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4216">
                <text:p>45.4216</text:p>
              </table:table-cell>
              <table:table-cell office:value-type="float" office:value="159.47">
                <text:p>159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7308">
                <text:p>45.7308</text:p>
              </table:table-cell>
              <table:table-cell office:value-type="float" office:value="160.503">
                <text:p>160.5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.0103">
                <text:p>46.0103</text:p>
              </table:table-cell>
              <table:table-cell office:value-type="float" office:value="161.193">
                <text:p>161.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.3265">
                <text:p>46.3265</text:p>
              </table:table-cell>
              <table:table-cell office:value-type="float" office:value="161.735">
                <text:p>161.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6358">
                <text:p>46.6358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8858">
                <text:p>46.8858</text:p>
              </table:table-cell>
              <table:table-cell office:value-type="float" office:value="162.763">
                <text:p>162.7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.1122">
                <text:p>47.1122</text:p>
              </table:table-cell>
              <table:table-cell office:value-type="float" office:value="163.158">
                <text:p>163.1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3872">
                <text:p>47.3872</text:p>
              </table:table-cell>
              <table:table-cell office:value-type="float" office:value="163.493">
                <text:p>163.4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6122">
                <text:p>47.6122</text:p>
              </table:table-cell>
              <table:table-cell office:value-type="float" office:value="163.823">
                <text:p>163.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6122">
                <text:p>47.6122</text:p>
              </table:table-cell>
              <table:table-cell office:value-type="float" office:value="163.823">
                <text:p>163.8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9968">
                <text:p>47.9968</text:p>
              </table:table-cell>
              <table:table-cell office:value-type="float" office:value="165.043">
                <text:p>165.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.2729">
                <text:p>48.2729</text:p>
              </table:table-cell>
              <table:table-cell office:value-type="float" office:value="164.463">
                <text:p>164.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5524">
                <text:p>48.5524</text:p>
              </table:table-cell>
              <table:table-cell office:value-type="float" office:value="168.008">
                <text:p>168.0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8524">
                <text:p>48.8524</text:p>
              </table:table-cell>
              <table:table-cell office:value-type="float" office:value="171.323">
                <text:p>171.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.144">
                <text:p>49.144</text:p>
              </table:table-cell>
              <table:table-cell office:value-type="float" office:value="172.753">
                <text:p>172.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.4014">
                <text:p>49.4014</text:p>
              </table:table-cell>
              <table:table-cell office:value-type="float" office:value="173.203">
                <text:p>173.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.7055">
                <text:p>49.7055</text:p>
              </table:table-cell>
              <table:table-cell office:value-type="float" office:value="175.025">
                <text:p>175.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0065">
                <text:p>50.0065</text:p>
              </table:table-cell>
              <table:table-cell office:value-type="float" office:value="175.708">
                <text:p>175.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3076">
                <text:p>50.3076</text:p>
              </table:table-cell>
              <table:table-cell office:value-type="float" office:value="178.585">
                <text:p>178.5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5871">
                <text:p>50.5871</text:p>
              </table:table-cell>
              <table:table-cell office:value-type="float" office:value="179.058">
                <text:p>179.0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9003">
                <text:p>50.9003</text:p>
              </table:table-cell>
              <table:table-cell office:value-type="float" office:value="179.055">
                <text:p>179.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.2339">
                <text:p>51.2339</text:p>
              </table:table-cell>
              <table:table-cell office:value-type="float" office:value="179.78">
                <text:p>179.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4996">
                <text:p>51.4996</text:p>
              </table:table-cell>
              <table:table-cell office:value-type="float" office:value="179.778">
                <text:p>179.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8007">
                <text:p>51.8007</text:p>
              </table:table-cell>
              <table:table-cell office:value-type="float" office:value="181.07">
                <text:p>181.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0857">
                <text:p>52.0857</text:p>
              </table:table-cell>
              <table:table-cell office:value-type="float" office:value="181.773">
                <text:p>181.7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355">
                <text:p>52.355</text:p>
              </table:table-cell>
              <table:table-cell office:value-type="float" office:value="182.223">
                <text:p>182.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6062">
                <text:p>52.6062</text:p>
              </table:table-cell>
              <table:table-cell office:value-type="float" office:value="182.81">
                <text:p>182.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8562">
                <text:p>52.8562</text:p>
              </table:table-cell>
              <table:table-cell office:value-type="float" office:value="183.76">
                <text:p>183.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.0812">
                <text:p>53.0812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4072">
                <text:p>53.4072</text:p>
              </table:table-cell>
              <table:table-cell office:value-type="float" office:value="185.358">
                <text:p>185.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6322">
                <text:p>53.6322</text:p>
              </table:table-cell>
              <table:table-cell office:value-type="float" office:value="185.355">
                <text:p>185.3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9117">
                <text:p>53.9117</text:p>
              </table:table-cell>
              <table:table-cell office:value-type="float" office:value="189.758">
                <text:p>189.7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1133">
                <text:p>54.1133</text:p>
              </table:table-cell>
              <table:table-cell office:value-type="float" office:value="190.703">
                <text:p>190.7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.3983">
                <text:p>54.3983</text:p>
              </table:table-cell>
              <table:table-cell office:value-type="float" office:value="190.703">
                <text:p>190.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6833">
                <text:p>54.6833</text:p>
              </table:table-cell>
              <table:table-cell office:value-type="float" office:value="190.703">
                <text:p>190.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.9296">
                <text:p>54.9296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.2555">
                <text:p>55.255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5805">
                <text:p>55.580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9055">
                <text:p>55.9055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.1206">
                <text:p>56.1206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.3442">
                <text:p>56.3442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6237">
                <text:p>56.6237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853">
                <text:p>56.853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.0845">
                <text:p>57.0845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.2813">
                <text:p>57.2813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.5506">
                <text:p>57.5506</text:p>
              </table:table-cell>
              <table:table-cell office:value-type="float" office:value="190.695">
                <text:p>190.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7858">
                <text:p>57.7858</text:p>
              </table:table-cell>
              <table:table-cell office:value-type="float" office:value="190.648">
                <text:p>190.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.134">
                <text:p>58.134</text:p>
              </table:table-cell>
              <table:table-cell office:value-type="float" office:value="190.65">
                <text:p>190.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4381">
                <text:p>58.4381</text:p>
              </table:table-cell>
              <table:table-cell office:value-type="float" office:value="190.645">
                <text:p>190.6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6881">
                <text:p>58.6881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9676">
                <text:p>58.9676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2226">
                <text:p>59.2226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4738">
                <text:p>59.4738</text:p>
              </table:table-cell>
              <table:table-cell office:value-type="float" office:value="193.34">
                <text:p>193.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7738">
                <text:p>59.7738</text:p>
              </table:table-cell>
              <table:table-cell office:value-type="float" office:value="194.215">
                <text:p>194.2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.0488">
                <text:p>60.0488</text:p>
              </table:table-cell>
              <table:table-cell office:value-type="float" office:value="194.685">
                <text:p>194.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.3738">
                <text:p>60.3738</text:p>
              </table:table-cell>
              <table:table-cell office:value-type="float" office:value="195.463">
                <text:p>195.4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.6251">
                <text:p>60.6251</text:p>
              </table:table-cell>
              <table:table-cell office:value-type="float" office:value="195.873">
                <text:p>195.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8943">
                <text:p>60.89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1636">
                <text:p>61.1636</text:p>
              </table:table-cell>
              <table:table-cell office:value-type="float" office:value="198.865">
                <text:p>198.8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5136">
                <text:p>61.5136</text:p>
              </table:table-cell>
              <table:table-cell office:value-type="float" office:value="199.165">
                <text:p>199.1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8228">
                <text:p>61.8228</text:p>
              </table:table-cell>
              <table:table-cell office:value-type="float" office:value="199.165">
                <text:p>199.1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.1516">
                <text:p>62.1516</text:p>
              </table:table-cell>
              <table:table-cell office:value-type="float" office:value="199.715">
                <text:p>199.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.3979">
                <text:p>62.3979</text:p>
              </table:table-cell>
              <table:table-cell office:value-type="float" office:value="199.713">
                <text:p>199.7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7141">
                <text:p>62.7141</text:p>
              </table:table-cell>
              <table:table-cell office:value-type="float" office:value="199.995">
                <text:p>199.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9499">
                <text:p>62.9499</text:p>
              </table:table-cell>
              <table:table-cell office:value-type="float" office:value="199.975">
                <text:p>199.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.1962">
                <text:p>63.1962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.4462">
                <text:p>63.4462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7468">
                <text:p>63.7468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0278">
                <text:p>64.0278</text:p>
              </table:table-cell>
              <table:table-cell office:value-type="float" office:value="199.915">
                <text:p>199.9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2852">
                <text:p>64.2852</text:p>
              </table:table-cell>
              <table:table-cell office:value-type="float" office:value="199.915">
                <text:p>199.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5425">
                <text:p>64.5425</text:p>
              </table:table-cell>
              <table:table-cell office:value-type="float" office:value="199.915">
                <text:p>199.9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8446">
                <text:p>64.8446</text:p>
              </table:table-cell>
              <table:table-cell office:value-type="float" office:value="199.91">
                <text:p>199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.1196">
                <text:p>65.1196</text:p>
              </table:table-cell>
              <table:table-cell office:value-type="float" office:value="199.908">
                <text:p>199.9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.155">
                <text:p>65.155</text:p>
              </table:table-cell>
              <table:table-cell office:value-type="float" office:value="199.908">
                <text:p>199.9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.2109">
                <text:p>65.2109</text:p>
              </table:table-cell>
              <table:table-cell office:value-type="float" office:value="199.905">
                <text:p>199.9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3877">
                <text:p>65.3877</text:p>
              </table:table-cell>
              <table:table-cell office:value-type="float" office:value="199.91">
                <text:p>199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724">
                <text:p>65.724</text:p>
              </table:table-cell>
              <table:table-cell office:value-type="float" office:value="199.625">
                <text:p>199.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.0069">
                <text:p>66.0069</text:p>
              </table:table-cell>
              <table:table-cell office:value-type="float" office:value="200.055">
                <text:p>200.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.2305">
                <text:p>66.2305</text:p>
              </table:table-cell>
              <table:table-cell office:value-type="float" office:value="200.043">
                <text:p>200.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.4366">
                <text:p>66.4366</text:p>
              </table:table-cell>
              <table:table-cell office:value-type="float" office:value="200.698">
                <text:p>200.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6828">
                <text:p>66.6828</text:p>
              </table:table-cell>
              <table:table-cell office:value-type="float" office:value="201.375">
                <text:p>201.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9727">
                <text:p>66.9727</text:p>
              </table:table-cell>
              <table:table-cell office:value-type="float" office:value="201.488">
                <text:p>201.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7.2578">
                <text:p>67.2578</text:p>
              </table:table-cell>
              <table:table-cell office:value-type="float" office:value="201.815">
                <text:p>201.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.5493">
                <text:p>67.5493</text:p>
              </table:table-cell>
              <table:table-cell office:value-type="float" office:value="201.823">
                <text:p>201.8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8409">
                <text:p>67.8409</text:p>
              </table:table-cell>
              <table:table-cell office:value-type="float" office:value="201.823">
                <text:p>201.8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.1668">
                <text:p>68.1668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1668">
                <text:p>68.1668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4181">
                <text:p>68.4181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0482">
                <text:p>69.0482</text:p>
              </table:table-cell>
              <table:table-cell office:value-type="float" office:value="201.82">
                <text:p>201.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.3533">
                <text:p>69.3533</text:p>
              </table:table-cell>
              <table:table-cell office:value-type="float" office:value="202.333">
                <text:p>202.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.6046">
                <text:p>69.6046</text:p>
              </table:table-cell>
              <table:table-cell office:value-type="float" office:value="202.33">
                <text:p>202.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8558">
                <text:p>69.8558</text:p>
              </table:table-cell>
              <table:table-cell office:value-type="float" office:value="202.328">
                <text:p>202.3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.132">
                <text:p>70.132</text:p>
              </table:table-cell>
              <table:table-cell office:value-type="float" office:value="202.328">
                <text:p>202.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3869">
                <text:p>70.3869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.6419">
                <text:p>70.6419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9029">
                <text:p>70.9029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1.1721">
                <text:p>71.1721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1.4721">
                <text:p>71.4721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.7721">
                <text:p>71.7721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.0234">
                <text:p>72.0234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.3244">
                <text:p>72.3244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.5794">
                <text:p>72.5794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.9053">
                <text:p>72.9053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.2313">
                <text:p>73.2313</text:p>
              </table:table-cell>
              <table:table-cell office:value-type="float" office:value="203.228">
                <text:p>203.2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.5813">
                <text:p>73.5813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.9073">
                <text:p>73.9073</text:p>
              </table:table-cell>
              <table:table-cell office:value-type="float" office:value="203.593">
                <text:p>203.5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.2831">
                <text:p>74.2831</text:p>
              </table:table-cell>
              <table:table-cell office:value-type="float" office:value="203.59">
                <text:p>203.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.5841">
                <text:p>74.5841</text:p>
              </table:table-cell>
              <table:table-cell office:value-type="float" office:value="204.25">
                <text:p>204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5841">
                <text:p>74.5841</text:p>
              </table:table-cell>
              <table:table-cell office:value-type="float" office:value="204.25">
                <text:p>204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.1364">
                <text:p>75.1364</text:p>
              </table:table-cell>
              <table:table-cell office:value-type="float" office:value="204.25">
                <text:p>204.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.7025">
                <text:p>75.7025</text:p>
              </table:table-cell>
              <table:table-cell office:value-type="float" office:value="201.83">
                <text:p>201.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.9288">
                <text:p>75.9288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1899">
                <text:p>76.1899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.4694">
                <text:p>76.4694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.7704">
                <text:p>76.7704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.0992">
                <text:p>77.0992</text:p>
              </table:table-cell>
              <table:table-cell office:value-type="float" office:value="201.828">
                <text:p>201.8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.4501">
                <text:p>77.4501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7751">
                <text:p>77.7751</text:p>
              </table:table-cell>
              <table:table-cell office:value-type="float" office:value="206.173">
                <text:p>206.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.1287">
                <text:p>78.1287</text:p>
              </table:table-cell>
              <table:table-cell office:value-type="float" office:value="207.613">
                <text:p>207.6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.3897">
                <text:p>78.3897</text:p>
              </table:table-cell>
              <table:table-cell office:value-type="float" office:value="208.683">
                <text:p>208.6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.6446">
                <text:p>78.6446</text:p>
              </table:table-cell>
              <table:table-cell office:value-type="float" office:value="211.235">
                <text:p>211.2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9104">
                <text:p>78.9104</text:p>
              </table:table-cell>
              <table:table-cell office:value-type="float" office:value="212.253">
                <text:p>212.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2266">
                <text:p>79.2266</text:p>
              </table:table-cell>
              <table:table-cell office:value-type="float" office:value="213.388">
                <text:p>213.3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5061">
                <text:p>79.5061</text:p>
              </table:table-cell>
              <table:table-cell office:value-type="float" office:value="214.67">
                <text:p>214.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.7823">
                <text:p>79.7823</text:p>
              </table:table-cell>
              <table:table-cell office:value-type="float" office:value="215.718">
                <text:p>215.7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.0087">
                <text:p>80.0087</text:p>
              </table:table-cell>
              <table:table-cell office:value-type="float" office:value="216.548">
                <text:p>216.5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.3097">
                <text:p>80.3097</text:p>
              </table:table-cell>
              <table:table-cell office:value-type="float" office:value="217.585">
                <text:p>217.5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.4678">
                <text:p>80.4678</text:p>
              </table:table-cell>
              <table:table-cell office:value-type="float" office:value="218.313">
                <text:p>218.3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.7529">
                <text:p>80.7529</text:p>
              </table:table-cell>
              <table:table-cell office:value-type="float" office:value="219.113">
                <text:p>219.1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.843">
                <text:p>80.843</text:p>
              </table:table-cell>
              <table:table-cell office:value-type="float" office:value="219.113">
                <text:p>219.1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0198">
                <text:p>81.0198</text:p>
              </table:table-cell>
              <table:table-cell office:value-type="float" office:value="223.648">
                <text:p>223.6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.3448">
                <text:p>81.3448</text:p>
              </table:table-cell>
              <table:table-cell office:value-type="float" office:value="226.75">
                <text:p>226.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.6243">
                <text:p>81.6243</text:p>
              </table:table-cell>
              <table:table-cell office:value-type="float" office:value="228.11">
                <text:p>228.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9004">
                <text:p>81.9004</text:p>
              </table:table-cell>
              <table:table-cell office:value-type="float" office:value="228.56">
                <text:p>228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.2166">
                <text:p>82.2166</text:p>
              </table:table-cell>
              <table:table-cell office:value-type="float" office:value="228.56">
                <text:p>228.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.4777">
                <text:p>82.4777</text:p>
              </table:table-cell>
              <table:table-cell office:value-type="float" office:value="228.56">
                <text:p>228.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.7469">
                <text:p>82.7469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.0469">
                <text:p>83.0469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.2931">
                <text:p>83.2931</text:p>
              </table:table-cell>
              <table:table-cell office:value-type="float" office:value="229.823">
                <text:p>229.8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5481">
                <text:p>83.5481</text:p>
              </table:table-cell>
              <table:table-cell office:value-type="float" office:value="229.823">
                <text:p>229.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7993">
                <text:p>83.7993</text:p>
              </table:table-cell>
              <table:table-cell office:value-type="float" office:value="232.975">
                <text:p>232.9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.1156">
                <text:p>84.1156</text:p>
              </table:table-cell>
              <table:table-cell office:value-type="float" office:value="233.998">
                <text:p>233.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.4197">
                <text:p>84.4197</text:p>
              </table:table-cell>
              <table:table-cell office:value-type="float" office:value="235.135">
                <text:p>235.1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6855">
                <text:p>84.6855</text:p>
              </table:table-cell>
              <table:table-cell office:value-type="float" office:value="236.193">
                <text:p>236.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9781">
                <text:p>84.9781</text:p>
              </table:table-cell>
              <table:table-cell office:value-type="float" office:value="240.515">
                <text:p>240.5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.233">
                <text:p>85.233</text:p>
              </table:table-cell>
              <table:table-cell office:value-type="float" office:value="242.47">
                <text:p>242.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5341">
                <text:p>85.5341</text:p>
              </table:table-cell>
              <table:table-cell office:value-type="float" office:value="244.248">
                <text:p>244.2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.8102">
                <text:p>85.8102</text:p>
              </table:table-cell>
              <table:table-cell office:value-type="float" office:value="245.668">
                <text:p>245.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.0712">
                <text:p>86.0712</text:p>
              </table:table-cell>
              <table:table-cell office:value-type="float" office:value="246.605">
                <text:p>246.6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.3416">
                <text:p>86.3416</text:p>
              </table:table-cell>
              <table:table-cell office:value-type="float" office:value="246.593">
                <text:p>246.5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.6458">
                <text:p>86.645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8958">
                <text:p>86.895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.147">
                <text:p>87.14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.397">
                <text:p>87.39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.6765">
                <text:p>87.6765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9278">
                <text:p>87.927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8.1827">
                <text:p>88.182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.4437">
                <text:p>88.4437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.6499">
                <text:p>88.6499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.8804">
                <text:p>88.8804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.1292">
                <text:p>89.1292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.3663">
                <text:p>89.3663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.6674">
                <text:p>89.6674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.9284">
                <text:p>89.9284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.1188">
                <text:p>90.118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.4188">
                <text:p>90.418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.7438">
                <text:p>90.7438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8959">
                <text:p>90.8959</text:p>
              </table:table-cell>
              <table:table-cell office:value-type="float" office:value="246.985">
                <text:p>246.9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.2872">
                <text:p>91.2872</text:p>
              </table:table-cell>
              <table:table-cell office:value-type="float" office:value="247.405">
                <text:p>247.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1.6235">
                <text:p>91.6235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8785">
                <text:p>91.8785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.0921">
                <text:p>92.0921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.3941">
                <text:p>92.3941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.7104">
                <text:p>92.7104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.0639">
                <text:p>93.0639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.4139">
                <text:p>93.4139</text:p>
              </table:table-cell>
              <table:table-cell office:value-type="float" office:value="249.07">
                <text:p>249.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.6934">
                <text:p>93.6934</text:p>
              </table:table-cell>
              <table:table-cell office:value-type="float" office:value="249.07">
                <text:p>249.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.9592">
                <text:p>93.9592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.1856">
                <text:p>94.1856</text:p>
              </table:table-cell>
              <table:table-cell office:value-type="float" office:value="249.03">
                <text:p>249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4.5672">
                <text:p>94.5672</text:p>
              </table:table-cell>
              <table:table-cell office:value-type="float" office:value="249.03">
                <text:p>249.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.1801">
                <text:p>95.1801</text:p>
              </table:table-cell>
              <table:table-cell office:value-type="float" office:value="249.07">
                <text:p>249.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.2861">
                <text:p>95.2861</text:p>
              </table:table-cell>
              <table:table-cell office:value-type="float" office:value="249.045">
                <text:p>249.0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.5386">
                <text:p>95.5386</text:p>
              </table:table-cell>
              <table:table-cell office:value-type="float" office:value="249.048">
                <text:p>249.0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.8079">
                <text:p>95.8079</text:p>
              </table:table-cell>
              <table:table-cell office:value-type="float" office:value="249.048">
                <text:p>249.0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6.1089">
                <text:p>96.1089</text:p>
              </table:table-cell>
              <table:table-cell office:value-type="float" office:value="249.048">
                <text:p>249.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.1839">
                <text:p>96.1839</text:p>
              </table:table-cell>
              <table:table-cell office:value-type="float" office:value="249.018">
                <text:p>249.0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6.2398">
                <text:p>96.2398</text:p>
              </table:table-cell>
              <table:table-cell office:value-type="float" office:value="249.018">
                <text:p>249.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.5248">
                <text:p>96.5248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.7748">
                <text:p>96.7748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7.0498">
                <text:p>97.0498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7.3011">
                <text:p>97.3011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7.4915">
                <text:p>97.4915</text:p>
              </table:table-cell>
              <table:table-cell office:value-type="float" office:value="249.013">
                <text:p>249.0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.7956">
                <text:p>97.7956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8.0469">
                <text:p>98.0469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8.2605">
                <text:p>98.2605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.3164">
                <text:p>98.3164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5774">
                <text:p>98.5774</text:p>
              </table:table-cell>
              <table:table-cell office:value-type="float" office:value="249.008">
                <text:p>249.0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7835">
                <text:p>98.7835</text:p>
              </table:table-cell>
              <table:table-cell office:value-type="float" office:value="249.383">
                <text:p>249.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9851">
                <text:p>98.9851</text:p>
              </table:table-cell>
              <table:table-cell office:value-type="float" office:value="249.383">
                <text:p>249.3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.24">
                <text:p>99.24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501">
                <text:p>99.501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8021">
                <text:p>99.8021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.104">
                <text:p>100.104</text:p>
              </table:table-cell>
              <table:table-cell office:value-type="float" office:value="249.848">
                <text:p>249.8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484">
                <text:p>100.484</text:p>
              </table:table-cell>
              <table:table-cell office:value-type="float" office:value="250.22">
                <text:p>250.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714">
                <text:p>100.714</text:p>
              </table:table-cell>
              <table:table-cell office:value-type="float" office:value="250.218">
                <text:p>250.2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714">
                <text:p>100.714</text:p>
              </table:table-cell>
              <table:table-cell office:value-type="float" office:value="250.218">
                <text:p>250.2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.175">
                <text:p>101.175</text:p>
              </table:table-cell>
              <table:table-cell office:value-type="float" office:value="250.223">
                <text:p>250.2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.532">
                <text:p>101.532</text:p>
              </table:table-cell>
              <table:table-cell office:value-type="float" office:value="250.263">
                <text:p>250.2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812">
                <text:p>101.812</text:p>
              </table:table-cell>
              <table:table-cell office:value-type="float" office:value="250.225">
                <text:p>250.2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.082">
                <text:p>102.082</text:p>
              </table:table-cell>
              <table:table-cell office:value-type="float" office:value="250.225">
                <text:p>250.2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47">
                <text:p>102.47</text:p>
              </table:table-cell>
              <table:table-cell office:value-type="float" office:value="250.213">
                <text:p>250.2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47">
                <text:p>102.47</text:p>
              </table:table-cell>
              <table:table-cell office:value-type="float" office:value="250.208">
                <text:p>250.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3.053">
                <text:p>103.053</text:p>
              </table:table-cell>
              <table:table-cell office:value-type="float" office:value="250.208">
                <text:p>250.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.388">
                <text:p>103.388</text:p>
              </table:table-cell>
              <table:table-cell office:value-type="float" office:value="250.205">
                <text:p>250.2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.704">
                <text:p>103.704</text:p>
              </table:table-cell>
              <table:table-cell office:value-type="float" office:value="250.198">
                <text:p>250.1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91">
                <text:p>103.91</text:p>
              </table:table-cell>
              <table:table-cell office:value-type="float" office:value="250.198">
                <text:p>250.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91">
                <text:p>103.91</text:p>
              </table:table-cell>
              <table:table-cell office:value-type="float" office:value="250.198">
                <text:p>250.1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4.54">
                <text:p>104.54</text:p>
              </table:table-cell>
              <table:table-cell office:value-type="float" office:value="250.193">
                <text:p>250.1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801">
                <text:p>104.801</text:p>
              </table:table-cell>
              <table:table-cell office:value-type="float" office:value="250.19">
                <text:p>250.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801">
                <text:p>104.801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5.377">
                <text:p>105.377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629">
                <text:p>105.629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88">
                <text:p>105.88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.156">
                <text:p>106.156</text:p>
              </table:table-cell>
              <table:table-cell office:value-type="float" office:value="250.675">
                <text:p>250.6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.382">
                <text:p>106.382</text:p>
              </table:table-cell>
              <table:table-cell office:value-type="float" office:value="250.645">
                <text:p>250.6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682">
                <text:p>106.682</text:p>
              </table:table-cell>
              <table:table-cell office:value-type="float" office:value="250.61">
                <text:p>250.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992">
                <text:p>106.992</text:p>
              </table:table-cell>
              <table:table-cell office:value-type="float" office:value="250.448">
                <text:p>250.4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7.253">
                <text:p>107.253</text:p>
              </table:table-cell>
              <table:table-cell office:value-type="float" office:value="250.435">
                <text:p>250.4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7.499">
                <text:p>107.499</text:p>
              </table:table-cell>
              <table:table-cell office:value-type="float" office:value="250.433">
                <text:p>250.4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778">
                <text:p>107.778</text:p>
              </table:table-cell>
              <table:table-cell office:value-type="float" office:value="250.433">
                <text:p>250.4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8.15">
                <text:p>108.15</text:p>
              </table:table-cell>
              <table:table-cell office:value-type="float" office:value="250.433">
                <text:p>250.4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8.587">
                <text:p>108.587</text:p>
              </table:table-cell>
              <table:table-cell office:value-type="float" office:value="250.805">
                <text:p>250.8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9.001">
                <text:p>109.001</text:p>
              </table:table-cell>
              <table:table-cell office:value-type="float" office:value="251.583">
                <text:p>251.5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9.501">
                <text:p>109.501</text:p>
              </table:table-cell>
              <table:table-cell office:value-type="float" office:value="260.035">
                <text:p>260.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.926">
                <text:p>109.926</text:p>
              </table:table-cell>
              <table:table-cell office:value-type="float" office:value="263.083">
                <text:p>263.0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.14">
                <text:p>110.14</text:p>
              </table:table-cell>
              <table:table-cell office:value-type="float" office:value="263.035">
                <text:p>263.0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.54">
                <text:p>110.54</text:p>
              </table:table-cell>
              <table:table-cell office:value-type="float" office:value="262.915">
                <text:p>262.9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1.144">
                <text:p>111.144</text:p>
              </table:table-cell>
              <table:table-cell office:value-type="float" office:value="263.038">
                <text:p>263.0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1.533">
                <text:p>111.533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1.746">
                <text:p>111.746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1.96">
                <text:p>111.96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2.215">
                <text:p>112.215</text:p>
              </table:table-cell>
              <table:table-cell office:value-type="float" office:value="263.023">
                <text:p>263.0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.215">
                <text:p>112.215</text:p>
              </table:table-cell>
              <table:table-cell office:value-type="float" office:value="263.038">
                <text:p>263.0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2.467">
                <text:p>112.467</text:p>
              </table:table-cell>
              <table:table-cell office:value-type="float" office:value="263.038">
                <text:p>263.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3.023">
                <text:p>113.023</text:p>
              </table:table-cell>
              <table:table-cell office:value-type="float" office:value="262.87">
                <text:p>262.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3.023">
                <text:p>113.023</text:p>
              </table:table-cell>
              <table:table-cell office:value-type="float" office:value="262.87">
                <text:p>262.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3.549">
                <text:p>113.549</text:p>
              </table:table-cell>
              <table:table-cell office:value-type="float" office:value="263.285">
                <text:p>263.2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.824">
                <text:p>113.824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.104">
                <text:p>114.104</text:p>
              </table:table-cell>
              <table:table-cell office:value-type="float" office:value="264.193">
                <text:p>264.1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.379">
                <text:p>114.379</text:p>
              </table:table-cell>
              <table:table-cell office:value-type="float" office:value="264.19">
                <text:p>264.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.379">
                <text:p>114.379</text:p>
              </table:table-cell>
              <table:table-cell office:value-type="float" office:value="264.19">
                <text:p>264.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4.931">
                <text:p>114.931</text:p>
              </table:table-cell>
              <table:table-cell office:value-type="float" office:value="264.193">
                <text:p>264.1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5.186">
                <text:p>115.186</text:p>
              </table:table-cell>
              <table:table-cell office:value-type="float" office:value="264.193">
                <text:p>264.1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5.436">
                <text:p>115.436</text:p>
              </table:table-cell>
              <table:table-cell office:value-type="float" office:value="264.203">
                <text:p>264.2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5.686">
                <text:p>115.68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.986">
                <text:p>115.98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.237">
                <text:p>116.237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6.463">
                <text:p>116.463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6.69">
                <text:p>116.6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6.969">
                <text:p>116.96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7.219">
                <text:p>117.21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.396">
                <text:p>117.39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7.647">
                <text:p>117.647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7.899">
                <text:p>117.899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8.105">
                <text:p>118.105</text:p>
              </table:table-cell>
              <table:table-cell office:value-type="float" office:value="264.7">
                <text:p>264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8.28">
                <text:p>118.28</text:p>
              </table:table-cell>
              <table:table-cell office:value-type="float" office:value="265.003">
                <text:p>265.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8.53">
                <text:p>118.53</text:p>
              </table:table-cell>
              <table:table-cell office:value-type="float" office:value="265.88">
                <text:p>265.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8.731">
                <text:p>118.731</text:p>
              </table:table-cell>
              <table:table-cell office:value-type="float" office:value="265.603">
                <text:p>265.6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.007">
                <text:p>119.007</text:p>
              </table:table-cell>
              <table:table-cell office:value-type="float" office:value="265.558">
                <text:p>265.5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.259">
                <text:p>119.259</text:p>
              </table:table-cell>
              <table:table-cell office:value-type="float" office:value="266.62">
                <text:p>266.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.484">
                <text:p>119.484</text:p>
              </table:table-cell>
              <table:table-cell office:value-type="float" office:value="266.875">
                <text:p>266.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.735">
                <text:p>119.735</text:p>
              </table:table-cell>
              <table:table-cell office:value-type="float" office:value="266.158">
                <text:p>266.1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.961">
                <text:p>119.961</text:p>
              </table:table-cell>
              <table:table-cell office:value-type="float" office:value="266.428">
                <text:p>266.4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.241">
                <text:p>120.241</text:p>
              </table:table-cell>
              <table:table-cell office:value-type="float" office:value="266.815">
                <text:p>266.8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.471">
                <text:p>120.471</text:p>
              </table:table-cell>
              <table:table-cell office:value-type="float" office:value="265.758">
                <text:p>265.7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.772">
                <text:p>120.772</text:p>
              </table:table-cell>
              <table:table-cell office:value-type="float" office:value="265.735">
                <text:p>265.7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1.048">
                <text:p>121.048</text:p>
              </table:table-cell>
              <table:table-cell office:value-type="float" office:value="267.27">
                <text:p>267.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1.591">
                <text:p>121.591</text:p>
              </table:table-cell>
              <table:table-cell office:value-type="float" office:value="264.275">
                <text:p>264.2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1.838">
                <text:p>121.838</text:p>
              </table:table-cell>
              <table:table-cell office:value-type="float" office:value="264.16">
                <text:p>264.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2.064">
                <text:p>122.064</text:p>
              </table:table-cell>
              <table:table-cell office:value-type="float" office:value="262.77">
                <text:p>262.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.364">
                <text:p>122.364</text:p>
              </table:table-cell>
              <table:table-cell office:value-type="float" office:value="263.338">
                <text:p>263.3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2.591">
                <text:p>122.591</text:p>
              </table:table-cell>
              <table:table-cell office:value-type="float" office:value="263.565">
                <text:p>263.5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2.916">
                <text:p>122.916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3.192">
                <text:p>123.192</text:p>
              </table:table-cell>
              <table:table-cell office:value-type="float" office:value="266.38">
                <text:p>266.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3.443">
                <text:p>123.443</text:p>
              </table:table-cell>
              <table:table-cell office:value-type="float" office:value="264.623">
                <text:p>264.6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3.718">
                <text:p>123.718</text:p>
              </table:table-cell>
              <table:table-cell office:value-type="float" office:value="264.153">
                <text:p>264.1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.968">
                <text:p>123.968</text:p>
              </table:table-cell>
              <table:table-cell office:value-type="float" office:value="264.045">
                <text:p>264.0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4.11">
                <text:p>124.11</text:p>
              </table:table-cell>
              <table:table-cell office:value-type="float" office:value="264.045">
                <text:p>264.0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4.323">
                <text:p>124.323</text:p>
              </table:table-cell>
              <table:table-cell office:value-type="float" office:value="264.045">
                <text:p>264.0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4.584">
                <text:p>124.584</text:p>
              </table:table-cell>
              <table:table-cell office:value-type="float" office:value="264.04">
                <text:p>264.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.864">
                <text:p>124.864</text:p>
              </table:table-cell>
              <table:table-cell office:value-type="float" office:value="264.035">
                <text:p>264.0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5.115">
                <text:p>125.115</text:p>
              </table:table-cell>
              <table:table-cell office:value-type="float" office:value="264.033">
                <text:p>264.0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5.366">
                <text:p>125.366</text:p>
              </table:table-cell>
              <table:table-cell office:value-type="float" office:value="264.03">
                <text:p>264.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5.616">
                <text:p>125.616</text:p>
              </table:table-cell>
              <table:table-cell office:value-type="float" office:value="264.03">
                <text:p>264.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5.616">
                <text:p>125.616</text:p>
              </table:table-cell>
              <table:table-cell office:value-type="float" office:value="264.038">
                <text:p>264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2:Sheet1.C453 Sheet1.I2:Sheet1.I453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453" chart:class="chart:scatter">
            <chart:domain table:cell-range-address="Sheet1.C2:Sheet1.C453"/>
            <chart:data-point chart:repeated="4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53</svg:desc>
                </draw:g>
              </table:table-cell>
              <table:table-cell office:value-type="float" office:value="100">
                <text:p>100</text:p>
                <draw:g>
                  <svg:desc>Sheet1.I2:Sheet1.I4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5">
                <text:p>1.125</text:p>
              </table:table-cell>
              <table:table-cell office:value-type="float" office:value="96.8053840735046">
                <text:p>96.8053840735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604">
                <text:p>1.42604</text:p>
              </table:table-cell>
              <table:table-cell office:value-type="float" office:value="96.8053840735046">
                <text:p>96.8053840735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566">
                <text:p>1.88566</text:p>
              </table:table-cell>
              <table:table-cell office:value-type="float" office:value="96.643475560336">
                <text:p>96.64347556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3188">
                <text:p>2.13188</text:p>
              </table:table-cell>
              <table:table-cell office:value-type="float" office:value="96.643475560336">
                <text:p>96.64347556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6729">
                <text:p>2.46729</text:p>
              </table:table-cell>
              <table:table-cell office:value-type="float" office:value="96.2145600254509">
                <text:p>96.2145600254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0732">
                <text:p>2.80732</text:p>
              </table:table-cell>
              <table:table-cell office:value-type="float" office:value="96.0375021777168">
                <text:p>96.0375021777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3233">
                <text:p>3.13233</text:p>
              </table:table-cell>
              <table:table-cell office:value-type="float" office:value="95.7269408191245">
                <text:p>95.726940819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0158">
                <text:p>3.40158</text:p>
              </table:table-cell>
              <table:table-cell office:value-type="float" office:value="95.4817109658458">
                <text:p>95.4817109658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109">
                <text:p>3.68109</text:p>
              </table:table-cell>
              <table:table-cell office:value-type="float" office:value="95.2876101167256">
                <text:p>95.2876101167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3234">
                <text:p>3.93234</text:p>
              </table:table-cell>
              <table:table-cell office:value-type="float" office:value="92.5986032313531">
                <text:p>92.5986032313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8234">
                <text:p>4.18234</text:p>
              </table:table-cell>
              <table:table-cell office:value-type="float" office:value="91.5069043092282">
                <text:p>91.5069043092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1116">
                <text:p>4.51116</text:p>
              </table:table-cell>
              <table:table-cell office:value-type="float" office:value="90.0118543542975">
                <text:p>90.0118543542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6611">
                <text:p>4.76611</text:p>
              </table:table-cell>
              <table:table-cell office:value-type="float" office:value="89.8272218392807">
                <text:p>89.8272218392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7535">
                <text:p>5.07535</text:p>
              </table:table-cell>
              <table:table-cell office:value-type="float" office:value="89.16159795181">
                <text:p>89.16159795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4461">
                <text:p>5.34461</text:p>
              </table:table-cell>
              <table:table-cell office:value-type="float" office:value="88.7629810860558">
                <text:p>88.7629810860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5384">
                <text:p>5.65384</text:p>
              </table:table-cell>
              <table:table-cell office:value-type="float" office:value="88.2422227103674">
                <text:p>88.2422227103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5999">
                <text:p>5.85999</text:p>
              </table:table-cell>
              <table:table-cell office:value-type="float" office:value="87.8502336784857">
                <text:p>87.8502336784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6078">
                <text:p>6.26078</text:p>
              </table:table-cell>
              <table:table-cell office:value-type="float" office:value="87.2452071292768">
                <text:p>87.2452071292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6182">
                <text:p>6.56182</text:p>
              </table:table-cell>
              <table:table-cell office:value-type="float" office:value="86.8759420992433">
                <text:p>86.8759420992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1182">
                <text:p>6.81182</text:p>
              </table:table-cell>
              <table:table-cell office:value-type="float" office:value="86.5208795703649">
                <text:p>86.5208795703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4536">
                <text:p>7.14536</text:p>
              </table:table-cell>
              <table:table-cell office:value-type="float" office:value="86.0427286981419">
                <text:p>86.0427286981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2149">
                <text:p>7.42149</text:p>
              </table:table-cell>
              <table:table-cell office:value-type="float" office:value="83.1842386323181">
                <text:p>83.1842386323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9649">
                <text:p>7.69649</text:p>
              </table:table-cell>
              <table:table-cell office:value-type="float" office:value="82.1237852127345">
                <text:p>82.1237852127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7149">
                <text:p>7.97149</text:p>
              </table:table-cell>
              <table:table-cell office:value-type="float" office:value="81.7393708481355">
                <text:p>81.7393708481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3725">
                <text:p>8.23725</text:p>
              </table:table-cell>
              <table:table-cell office:value-type="float" office:value="81.2214529726782">
                <text:p>81.2214529726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7728">
                <text:p>8.57728</text:p>
              </table:table-cell>
              <table:table-cell office:value-type="float" office:value="80.9089979472652">
                <text:p>80.9089979472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3829">
                <text:p>8.83829</text:p>
              </table:table-cell>
              <table:table-cell office:value-type="float" office:value="80.4535710768904">
                <text:p>80.4535710768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4752">
                <text:p>9.14752</text:p>
              </table:table-cell>
              <table:table-cell office:value-type="float" office:value="80.1335413841947">
                <text:p>80.1335413841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37801">
                <text:p>9.37801</text:p>
              </table:table-cell>
              <table:table-cell office:value-type="float" office:value="79.8949393647884">
                <text:p>79.8949393647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0301">
                <text:p>9.70301</text:p>
              </table:table-cell>
              <table:table-cell office:value-type="float" office:value="78.3752717411888">
                <text:p>78.3752717411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335">
                <text:p>9.9335</text:p>
              </table:table-cell>
              <table:table-cell office:value-type="float" office:value="78.1234140540377">
                <text:p>78.1234140540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595">
                <text:p>10.2595</text:p>
              </table:table-cell>
              <table:table-cell office:value-type="float" office:value="77.6121240124528">
                <text:p>77.6121240124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356">
                <text:p>10.5356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492">
                <text:p>10.7492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041">
                <text:p>11.0041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2163">
                <text:p>11.2163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737">
                <text:p>11.4737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7987">
                <text:p>11.7987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499">
                <text:p>12.0499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249">
                <text:p>12.3249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6499">
                <text:p>12.6499</text:p>
              </table:table-cell>
              <table:table-cell office:value-type="float" office:value="77.640529014763">
                <text:p>77.640529014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9012">
                <text:p>12.9012</text:p>
              </table:table-cell>
              <table:table-cell office:value-type="float" office:value="77.6414758481734">
                <text:p>77.6414758481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524">
                <text:p>13.1524</text:p>
              </table:table-cell>
              <table:table-cell office:value-type="float" office:value="77.6414758481734">
                <text:p>77.64147584817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524">
                <text:p>13.4524</text:p>
              </table:table-cell>
              <table:table-cell office:value-type="float" office:value="77.6443163484044">
                <text:p>77.6443163484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033">
                <text:p>13.8033</text:p>
              </table:table-cell>
              <table:table-cell office:value-type="float" office:value="77.6452631818147">
                <text:p>77.64526318181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1321">
                <text:p>14.1321</text:p>
              </table:table-cell>
              <table:table-cell office:value-type="float" office:value="77.6452631818147">
                <text:p>77.6452631818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857">
                <text:p>14.4857</text:p>
              </table:table-cell>
              <table:table-cell office:value-type="float" office:value="77.460630666798">
                <text:p>77.460630666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116">
                <text:p>14.8116</text:p>
              </table:table-cell>
              <table:table-cell office:value-type="float" office:value="77.4672585006704">
                <text:p>77.4672585006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1366">
                <text:p>15.1366</text:p>
              </table:table-cell>
              <table:table-cell office:value-type="float" office:value="77.460630666798">
                <text:p>77.460630666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4875">
                <text:p>15.4875</text:p>
              </table:table-cell>
              <table:table-cell office:value-type="float" office:value="77.1784743105159">
                <text:p>77.1784743105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125">
                <text:p>15.8125</text:p>
              </table:table-cell>
              <table:table-cell office:value-type="float" office:value="76.9720646270612">
                <text:p>76.9720646270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0375">
                <text:p>16.0375</text:p>
              </table:table-cell>
              <table:table-cell office:value-type="float" office:value="76.9730114604716">
                <text:p>76.9730114604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625">
                <text:p>16.3625</text:p>
              </table:table-cell>
              <table:table-cell office:value-type="float" office:value="76.7789106113514">
                <text:p>76.77891061135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885">
                <text:p>16.6885</text:p>
              </table:table-cell>
              <table:table-cell office:value-type="float" office:value="76.6406729334414">
                <text:p>76.6406729334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135">
                <text:p>17.0135</text:p>
              </table:table-cell>
              <table:table-cell office:value-type="float" office:value="76.4068050810868">
                <text:p>76.4068050810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2647">
                <text:p>17.2647</text:p>
              </table:table-cell>
              <table:table-cell office:value-type="float" office:value="76.4068050810868">
                <text:p>76.40680508108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409">
                <text:p>17.5409</text:p>
              </table:table-cell>
              <table:table-cell office:value-type="float" office:value="75.5982093486544">
                <text:p>75.5982093486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659">
                <text:p>17.7659</text:p>
              </table:table-cell>
              <table:table-cell office:value-type="float" office:value="75.1181648096108">
                <text:p>75.1181648096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0947">
                <text:p>18.0947</text:p>
              </table:table-cell>
              <table:table-cell office:value-type="float" office:value="74.8549451215356">
                <text:p>74.8549451215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252">
                <text:p>18.3252</text:p>
              </table:table-cell>
              <table:table-cell office:value-type="float" office:value="74.8710412895114">
                <text:p>74.8710412895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5267">
                <text:p>18.5267</text:p>
              </table:table-cell>
              <table:table-cell office:value-type="float" office:value="74.8710412895114">
                <text:p>74.8710412895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017">
                <text:p>18.8017</text:p>
              </table:table-cell>
              <table:table-cell office:value-type="float" office:value="73.482036676539">
                <text:p>73.482036676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1306">
                <text:p>19.1306</text:p>
              </table:table-cell>
              <table:table-cell office:value-type="float" office:value="73.0540679750642">
                <text:p>73.0540679750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4306">
                <text:p>19.4306</text:p>
              </table:table-cell>
              <table:table-cell office:value-type="float" office:value="72.7652837849098">
                <text:p>72.7652837849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7101">
                <text:p>19.7101</text:p>
              </table:table-cell>
              <table:table-cell office:value-type="float" office:value="72.8807974609715">
                <text:p>72.8807974609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0111">
                <text:p>20.0111</text:p>
              </table:table-cell>
              <table:table-cell office:value-type="float" office:value="72.165938236163">
                <text:p>72.1659382361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3111">
                <text:p>20.3111</text:p>
              </table:table-cell>
              <table:table-cell office:value-type="float" office:value="72.3231125822798">
                <text:p>72.3231125822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6447">
                <text:p>20.6447</text:p>
              </table:table-cell>
              <table:table-cell office:value-type="float" office:value="71.7654277035881">
                <text:p>71.7654277035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9457">
                <text:p>20.9457</text:p>
              </table:table-cell>
              <table:table-cell office:value-type="float" office:value="71.6584355282194">
                <text:p>71.65843552821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2619">
                <text:p>21.2619</text:p>
              </table:table-cell>
              <table:table-cell office:value-type="float" office:value="71.2219453260516">
                <text:p>71.2219453260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5381">
                <text:p>21.5381</text:p>
              </table:table-cell>
              <table:table-cell office:value-type="float" office:value="71.4293018429166">
                <text:p>71.4293018429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793">
                <text:p>21.793</text:p>
              </table:table-cell>
              <table:table-cell office:value-type="float" office:value="71.1414644861725">
                <text:p>71.1414644861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0504">
                <text:p>22.0504</text:p>
              </table:table-cell>
              <table:table-cell office:value-type="float" office:value="71.1149531506829">
                <text:p>71.1149531506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666">
                <text:p>22.3666</text:p>
              </table:table-cell>
              <table:table-cell office:value-type="float" office:value="69.7240548708898">
                <text:p>69.72405487088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7002">
                <text:p>22.7002</text:p>
              </table:table-cell>
              <table:table-cell office:value-type="float" office:value="69.4835591846628">
                <text:p>69.4835591846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0261">
                <text:p>23.0261</text:p>
              </table:table-cell>
              <table:table-cell office:value-type="float" office:value="69.4835591846628">
                <text:p>69.4835591846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2774">
                <text:p>23.2774</text:p>
              </table:table-cell>
              <table:table-cell office:value-type="float" office:value="69.0536968163674">
                <text:p>69.0536968163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6033">
                <text:p>23.6033</text:p>
              </table:table-cell>
              <table:table-cell office:value-type="float" office:value="69.0536968163674">
                <text:p>69.0536968163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8095">
                <text:p>23.8095</text:p>
              </table:table-cell>
              <table:table-cell office:value-type="float" office:value="69.0536968163674">
                <text:p>69.0536968163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1105">
                <text:p>24.1105</text:p>
              </table:table-cell>
              <table:table-cell office:value-type="float" office:value="68.6626546178959">
                <text:p>68.6626546178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4855">
                <text:p>24.4855</text:p>
              </table:table-cell>
              <table:table-cell office:value-type="float" office:value="68.6626546178959">
                <text:p>68.6626546178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7465">
                <text:p>24.7465</text:p>
              </table:table-cell>
              <table:table-cell office:value-type="float" office:value="68.6626546178959">
                <text:p>68.66265461789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9965">
                <text:p>24.9965</text:p>
              </table:table-cell>
              <table:table-cell office:value-type="float" office:value="68.5244169399859">
                <text:p>68.5244169399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3007">
                <text:p>25.3007</text:p>
              </table:table-cell>
              <table:table-cell office:value-type="float" office:value="68.5244169399859">
                <text:p>68.5244169399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5835">
                <text:p>25.5835</text:p>
              </table:table-cell>
              <table:table-cell office:value-type="float" office:value="68.3757640945622">
                <text:p>68.3757640945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123">
                <text:p>25.9123</text:p>
              </table:table-cell>
              <table:table-cell office:value-type="float" office:value="68.3757640945622">
                <text:p>68.37576409456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1586">
                <text:p>26.1586</text:p>
              </table:table-cell>
              <table:table-cell office:value-type="float" office:value="68.3757640945622">
                <text:p>68.37576409456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4196">
                <text:p>26.4196</text:p>
              </table:table-cell>
              <table:table-cell office:value-type="float" office:value="68.262144085321">
                <text:p>68.262144085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6806">
                <text:p>26.6806</text:p>
              </table:table-cell>
              <table:table-cell office:value-type="float" office:value="66.4820972738773">
                <text:p>66.4820972738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0056">
                <text:p>27.0056</text:p>
              </table:table-cell>
              <table:table-cell office:value-type="float" office:value="65.6517243730069">
                <text:p>65.65172437300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361">
                <text:p>27.2361</text:p>
              </table:table-cell>
              <table:table-cell office:value-type="float" office:value="65.4633045243488">
                <text:p>65.4633045243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4497">
                <text:p>27.4497</text:p>
              </table:table-cell>
              <table:table-cell office:value-type="float" office:value="65.4642513577591">
                <text:p>65.4642513577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6633">
                <text:p>27.6633</text:p>
              </table:table-cell>
              <table:table-cell office:value-type="float" office:value="65.4642513577591">
                <text:p>65.46425135775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8938">
                <text:p>27.8938</text:p>
              </table:table-cell>
              <table:table-cell office:value-type="float" office:value="65.4670918579901">
                <text:p>65.4670918579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1856">
                <text:p>28.1856</text:p>
              </table:table-cell>
              <table:table-cell office:value-type="float" office:value="65.4282716881661">
                <text:p>65.4282716881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5323">
                <text:p>28.5323</text:p>
              </table:table-cell>
              <table:table-cell office:value-type="float" office:value="65.4178565206523">
                <text:p>65.41785652065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9276">
                <text:p>28.9276</text:p>
              </table:table-cell>
              <table:table-cell office:value-type="float" office:value="65.4178565206523">
                <text:p>65.4178565206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1886">
                <text:p>29.1886</text:p>
              </table:table-cell>
              <table:table-cell office:value-type="float" office:value="65.416909687242">
                <text:p>65.416909687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3886">
                <text:p>29.3886</text:p>
              </table:table-cell>
              <table:table-cell office:value-type="float" office:value="65.416909687242">
                <text:p>65.416909687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6496">
                <text:p>29.6496</text:p>
              </table:table-cell>
              <table:table-cell office:value-type="float" office:value="65.416909687242">
                <text:p>65.4169096872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8996">
                <text:p>29.8996</text:p>
              </table:table-cell>
              <table:table-cell office:value-type="float" office:value="65.4178565206523">
                <text:p>65.41785652065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1606">
                <text:p>30.1606</text:p>
              </table:table-cell>
              <table:table-cell office:value-type="float" office:value="65.4178565206523">
                <text:p>65.4178565206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4616">
                <text:p>30.4616</text:p>
              </table:table-cell>
              <table:table-cell office:value-type="float" office:value="65.4292185215764">
                <text:p>65.42921852157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7129">
                <text:p>30.7129</text:p>
              </table:table-cell>
              <table:table-cell office:value-type="float" office:value="65.1896696687598">
                <text:p>65.18966966875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0953">
                <text:p>31.0953</text:p>
              </table:table-cell>
              <table:table-cell office:value-type="float" office:value="64.7541263000023">
                <text:p>64.75412630000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3466">
                <text:p>31.3466</text:p>
              </table:table-cell>
              <table:table-cell office:value-type="float" office:value="62.9826009892515">
                <text:p>62.98260098925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6216">
                <text:p>31.6216</text:p>
              </table:table-cell>
              <table:table-cell office:value-type="float" office:value="62.3150834349601">
                <text:p>62.31508343496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9466">
                <text:p>31.9466</text:p>
              </table:table-cell>
              <table:table-cell office:value-type="float" office:value="61.4525181981382">
                <text:p>61.4525181981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2558">
                <text:p>32.2558</text:p>
              </table:table-cell>
              <table:table-cell office:value-type="float" office:value="60.9419856232815">
                <text:p>60.9419856232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5568">
                <text:p>32.5568</text:p>
              </table:table-cell>
              <table:table-cell office:value-type="float" office:value="60.4715987850234">
                <text:p>60.47159878502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.8081">
                <text:p>32.8081</text:p>
              </table:table-cell>
              <table:table-cell office:value-type="float" office:value="60.3731281103478">
                <text:p>60.37312811034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1091">
                <text:p>33.1091</text:p>
              </table:table-cell>
              <table:table-cell office:value-type="float" office:value="59.6902718548088">
                <text:p>59.6902718548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4133">
                <text:p>33.4133</text:p>
              </table:table-cell>
              <table:table-cell office:value-type="float" office:value="58.3287254107363">
                <text:p>58.32872541073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6682">
                <text:p>33.6682</text:p>
              </table:table-cell>
              <table:table-cell office:value-type="float" office:value="58.6847347730251">
                <text:p>58.68473477302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0635">
                <text:p>34.0635</text:p>
              </table:table-cell>
              <table:table-cell office:value-type="float" office:value="58.5381649611041">
                <text:p>58.53816496110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3656">
                <text:p>34.3656</text:p>
              </table:table-cell>
              <table:table-cell office:value-type="float" office:value="58.3741734144328">
                <text:p>58.3741734144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7537">
                <text:p>34.7537</text:p>
              </table:table-cell>
              <table:table-cell office:value-type="float" office:value="57.9890015831055">
                <text:p>57.9890015831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9801">
                <text:p>34.9801</text:p>
              </table:table-cell>
              <table:table-cell office:value-type="float" office:value="58.1014853922541">
                <text:p>58.10148539225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2301">
                <text:p>35.2301</text:p>
              </table:table-cell>
              <table:table-cell office:value-type="float" office:value="57.69737689272">
                <text:p>57.697376892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5463">
                <text:p>35.5463</text:p>
              </table:table-cell>
              <table:table-cell office:value-type="float" office:value="57.6204940198002">
                <text:p>57.6204940198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8224">
                <text:p>35.8224</text:p>
              </table:table-cell>
              <table:table-cell office:value-type="float" office:value="57.7322203622206">
                <text:p>57.7322203622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0737">
                <text:p>36.0737</text:p>
              </table:table-cell>
              <table:table-cell office:value-type="float" office:value="57.7757746990964">
                <text:p>57.77577469909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3899">
                <text:p>36.3899</text:p>
              </table:table-cell>
              <table:table-cell office:value-type="float" office:value="57.5636840151796">
                <text:p>57.5636840151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7061">
                <text:p>36.7061</text:p>
              </table:table-cell>
              <table:table-cell office:value-type="float" office:value="57.3659851991001">
                <text:p>57.3659851991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0072">
                <text:p>37.0072</text:p>
              </table:table-cell>
              <table:table-cell office:value-type="float" office:value="57.4246888705414">
                <text:p>57.42468887054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3331">
                <text:p>37.3331</text:p>
              </table:table-cell>
              <table:table-cell office:value-type="float" office:value="57.0561813072361">
                <text:p>57.05618130723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.6081">
                <text:p>37.6081</text:p>
              </table:table-cell>
              <table:table-cell office:value-type="float" office:value="56.9179436293261">
                <text:p>56.91794362932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.8843">
                <text:p>37.8843</text:p>
              </table:table-cell>
              <table:table-cell office:value-type="float" office:value="56.5289844643574">
                <text:p>56.52898446435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1604">
                <text:p>38.1604</text:p>
              </table:table-cell>
              <table:table-cell office:value-type="float" office:value="56.3074254463373">
                <text:p>56.30742544633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5362">
                <text:p>38.5362</text:p>
              </table:table-cell>
              <table:table-cell office:value-type="float" office:value="56.3528734500337">
                <text:p>56.3528734500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8373">
                <text:p>38.8373</text:p>
              </table:table-cell>
              <table:table-cell office:value-type="float" office:value="55.4344450420015">
                <text:p>55.4344450420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1065">
                <text:p>39.1065</text:p>
              </table:table-cell>
              <table:table-cell office:value-type="float" office:value="55.6889538627016">
                <text:p>55.6889538627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.4076">
                <text:p>39.4076</text:p>
              </table:table-cell>
              <table:table-cell office:value-type="float" office:value="53.1533339898045">
                <text:p>53.1533339898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6625">
                <text:p>39.6625</text:p>
              </table:table-cell>
              <table:table-cell office:value-type="float" office:value="52.0106954302032">
                <text:p>52.0106954302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942">
                <text:p>39.942</text:p>
              </table:table-cell>
              <table:table-cell office:value-type="float" office:value="50.8366220013786">
                <text:p>50.83662200137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2182">
                <text:p>40.2182</text:p>
              </table:table-cell>
              <table:table-cell office:value-type="float" office:value="50.2079246169112">
                <text:p>50.2079246169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4197">
                <text:p>40.4197</text:p>
              </table:table-cell>
              <table:table-cell office:value-type="float" office:value="49.422052886327">
                <text:p>49.422052886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.7533">
                <text:p>40.7533</text:p>
              </table:table-cell>
              <table:table-cell office:value-type="float" office:value="48.7346518304183">
                <text:p>48.7346518304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0283">
                <text:p>41.0283</text:p>
              </table:table-cell>
              <table:table-cell office:value-type="float" office:value="48.316151463047">
                <text:p>48.316151463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.2546">
                <text:p>41.2546</text:p>
              </table:table-cell>
              <table:table-cell office:value-type="float" office:value="46.9773290208228">
                <text:p>46.9773290208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.5096">
                <text:p>41.5096</text:p>
              </table:table-cell>
              <table:table-cell office:value-type="float" office:value="44.1754595929374">
                <text:p>44.1754595929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845">
                <text:p>41.845</text:p>
              </table:table-cell>
              <table:table-cell office:value-type="float" office:value="42.6226527999758">
                <text:p>42.62265279997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9568">
                <text:p>41.9568</text:p>
              </table:table-cell>
              <table:table-cell office:value-type="float" office:value="42.6415894681826">
                <text:p>42.6415894681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1068">
                <text:p>42.1068</text:p>
              </table:table-cell>
              <table:table-cell office:value-type="float" office:value="41.7886819321461">
                <text:p>41.78868193214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1775">
                <text:p>42.1775</text:p>
              </table:table-cell>
              <table:table-cell office:value-type="float" office:value="41.8026950666192">
                <text:p>41.8026950666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.408">
                <text:p>42.408</text:p>
              </table:table-cell>
              <table:table-cell office:value-type="float" office:value="41.3254910278066">
                <text:p>41.3254910278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59">
                <text:p>42.59</text:p>
              </table:table-cell>
              <table:table-cell office:value-type="float" office:value="41.2736045569198">
                <text:p>41.2736045569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8464">
                <text:p>42.8464</text:p>
              </table:table-cell>
              <table:table-cell office:value-type="float" office:value="41.290647558306">
                <text:p>41.2906475583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0948">
                <text:p>43.0948</text:p>
              </table:table-cell>
              <table:table-cell office:value-type="float" office:value="41.0812080079383">
                <text:p>41.08120800793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3558">
                <text:p>43.3558</text:p>
              </table:table-cell>
              <table:table-cell office:value-type="float" office:value="40.9088843272559">
                <text:p>40.90888432725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6058">
                <text:p>43.6058</text:p>
              </table:table-cell>
              <table:table-cell office:value-type="float" office:value="40.607791302767">
                <text:p>40.6077913027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8668">
                <text:p>43.8668</text:p>
              </table:table-cell>
              <table:table-cell office:value-type="float" office:value="40.2926851438051">
                <text:p>40.2926851438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1361">
                <text:p>44.1361</text:p>
              </table:table-cell>
              <table:table-cell office:value-type="float" office:value="40.3627508161704">
                <text:p>40.36275081617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4453">
                <text:p>44.4453</text:p>
              </table:table-cell>
              <table:table-cell office:value-type="float" office:value="40.3237412796643">
                <text:p>40.32374127966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7703">
                <text:p>44.7703</text:p>
              </table:table-cell>
              <table:table-cell office:value-type="float" office:value="39.7385982320727">
                <text:p>39.73859823207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1703">
                <text:p>45.1703</text:p>
              </table:table-cell>
              <table:table-cell office:value-type="float" office:value="39.5693044183034">
                <text:p>39.56930441830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4216">
                <text:p>45.4216</text:p>
              </table:table-cell>
              <table:table-cell office:value-type="float" office:value="39.6033904210758">
                <text:p>39.60339042107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.7308">
                <text:p>45.7308</text:p>
              </table:table-cell>
              <table:table-cell office:value-type="float" office:value="39.2121588559223">
                <text:p>39.21215885592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.0103">
                <text:p>46.0103</text:p>
              </table:table-cell>
              <table:table-cell office:value-type="float" office:value="38.9508328346677">
                <text:p>38.95083283466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3265">
                <text:p>46.3265</text:p>
              </table:table-cell>
              <table:table-cell office:value-type="float" office:value="38.7455593513055">
                <text:p>38.7455593513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6358">
                <text:p>46.6358</text:p>
              </table:table-cell>
              <table:table-cell office:value-type="float" office:value="38.5315750005681">
                <text:p>38.53157500056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8858">
                <text:p>46.8858</text:p>
              </table:table-cell>
              <table:table-cell office:value-type="float" office:value="38.3562214529727">
                <text:p>38.3562214529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1122">
                <text:p>47.1122</text:p>
              </table:table-cell>
              <table:table-cell office:value-type="float" office:value="38.2066217741386">
                <text:p>38.20662177413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3872">
                <text:p>47.3872</text:p>
              </table:table-cell>
              <table:table-cell office:value-type="float" office:value="38.0797460971527">
                <text:p>38.07974609715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6122">
                <text:p>47.6122</text:p>
              </table:table-cell>
              <table:table-cell office:value-type="float" office:value="37.9547640869875">
                <text:p>37.9547640869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6122">
                <text:p>47.6122</text:p>
              </table:table-cell>
              <table:table-cell office:value-type="float" office:value="37.9547640869875">
                <text:p>37.9547640869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9968">
                <text:p>47.9968</text:p>
              </table:table-cell>
              <table:table-cell office:value-type="float" office:value="37.4927093827404">
                <text:p>37.49270938274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2729">
                <text:p>48.2729</text:p>
              </table:table-cell>
              <table:table-cell office:value-type="float" office:value="37.7123747339398">
                <text:p>37.71237473393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5524">
                <text:p>48.5524</text:p>
              </table:table-cell>
              <table:table-cell office:value-type="float" office:value="36.3697649580742">
                <text:p>36.36976495807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.8524">
                <text:p>48.8524</text:p>
              </table:table-cell>
              <table:table-cell office:value-type="float" office:value="35.1142638559601">
                <text:p>35.1142638559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.144">
                <text:p>49.144</text:p>
              </table:table-cell>
              <table:table-cell office:value-type="float" office:value="34.5726751452442">
                <text:p>34.5726751452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.4014">
                <text:p>49.4014</text:p>
              </table:table-cell>
              <table:table-cell office:value-type="float" office:value="34.4022451313826">
                <text:p>34.4022451313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.7055">
                <text:p>49.7055</text:p>
              </table:table-cell>
              <table:table-cell office:value-type="float" office:value="33.712192941925">
                <text:p>33.7121929419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.0065">
                <text:p>50.0065</text:p>
              </table:table-cell>
              <table:table-cell office:value-type="float" office:value="33.4535180542195">
                <text:p>33.4535180542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3076">
                <text:p>50.3076</text:p>
              </table:table-cell>
              <table:table-cell office:value-type="float" office:value="32.3639021655974">
                <text:p>32.3639021655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.5871">
                <text:p>50.5871</text:p>
              </table:table-cell>
              <table:table-cell office:value-type="float" office:value="32.1847612843606">
                <text:p>32.1847612843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9003">
                <text:p>50.9003</text:p>
              </table:table-cell>
              <table:table-cell office:value-type="float" office:value="32.185897484453">
                <text:p>32.185897484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2339">
                <text:p>51.2339</text:p>
              </table:table-cell>
              <table:table-cell office:value-type="float" office:value="31.9113157954537">
                <text:p>31.91131579545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4996">
                <text:p>51.4996</text:p>
              </table:table-cell>
              <table:table-cell office:value-type="float" office:value="31.912073262182">
                <text:p>31.912073262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8007">
                <text:p>51.8007</text:p>
              </table:table-cell>
              <table:table-cell office:value-type="float" office:value="31.422749755717">
                <text:p>31.4227497557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0857">
                <text:p>52.0857</text:p>
              </table:table-cell>
              <table:table-cell office:value-type="float" office:value="31.1565002007287">
                <text:p>31.1565002007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355">
                <text:p>52.355</text:p>
              </table:table-cell>
              <table:table-cell office:value-type="float" office:value="30.986070186867">
                <text:p>30.9860701868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6062">
                <text:p>52.6062</text:p>
              </table:table-cell>
              <table:table-cell office:value-type="float" office:value="30.7637537021186">
                <text:p>30.7637537021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8562">
                <text:p>52.8562</text:p>
              </table:table-cell>
              <table:table-cell office:value-type="float" office:value="30.4039570061885">
                <text:p>30.4039570061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.0812">
                <text:p>53.0812</text:p>
              </table:table-cell>
              <table:table-cell office:value-type="float" office:value="30.1615676531408">
                <text:p>30.16156765314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.4072">
                <text:p>53.4072</text:p>
              </table:table-cell>
              <table:table-cell office:value-type="float" office:value="29.7987410902976">
                <text:p>29.79874109029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6322">
                <text:p>53.6322</text:p>
              </table:table-cell>
              <table:table-cell office:value-type="float" office:value="29.79987729039">
                <text:p>29.79987729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9117">
                <text:p>53.9117</text:p>
              </table:table-cell>
              <table:table-cell office:value-type="float" office:value="28.1323142880949">
                <text:p>28.1323142880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.1133">
                <text:p>54.1133</text:p>
              </table:table-cell>
              <table:table-cell office:value-type="float" office:value="27.7744112589855">
                <text:p>27.7744112589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3983">
                <text:p>54.3983</text:p>
              </table:table-cell>
              <table:table-cell office:value-type="float" office:value="27.7744112589855">
                <text:p>27.77441125898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.6833">
                <text:p>54.6833</text:p>
              </table:table-cell>
              <table:table-cell office:value-type="float" office:value="27.7744112589855">
                <text:p>27.77441125898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9296">
                <text:p>54.9296</text:p>
              </table:table-cell>
              <table:table-cell office:value-type="float" office:value="27.7755474590779">
                <text:p>27.7755474590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.2555">
                <text:p>55.2555</text:p>
              </table:table-cell>
              <table:table-cell office:value-type="float" office:value="27.7755474590779">
                <text:p>27.7755474590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5805">
                <text:p>55.5805</text:p>
              </table:table-cell>
              <table:table-cell office:value-type="float" office:value="27.7755474590779">
                <text:p>27.77554745907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9055">
                <text:p>55.9055</text:p>
              </table:table-cell>
              <table:table-cell office:value-type="float" office:value="27.7755474590779">
                <text:p>27.7755474590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.1206">
                <text:p>56.1206</text:p>
              </table:table-cell>
              <table:table-cell office:value-type="float" office:value="27.7755474590779">
                <text:p>27.77554745907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3442">
                <text:p>56.3442</text:p>
              </table:table-cell>
              <table:table-cell office:value-type="float" office:value="27.7774411258985">
                <text:p>27.77744112589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6237">
                <text:p>56.6237</text:p>
              </table:table-cell>
              <table:table-cell office:value-type="float" office:value="27.7774411258985">
                <text:p>27.77744112589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.853">
                <text:p>56.853</text:p>
              </table:table-cell>
              <table:table-cell office:value-type="float" office:value="27.7774411258985">
                <text:p>27.7774411258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.0845">
                <text:p>57.0845</text:p>
              </table:table-cell>
              <table:table-cell office:value-type="float" office:value="27.7774411258985">
                <text:p>27.7774411258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.2813">
                <text:p>57.2813</text:p>
              </table:table-cell>
              <table:table-cell office:value-type="float" office:value="27.7774411258985">
                <text:p>27.77744112589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5506">
                <text:p>57.5506</text:p>
              </table:table-cell>
              <table:table-cell office:value-type="float" office:value="27.7774411258985">
                <text:p>27.77744112589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.7858">
                <text:p>57.7858</text:p>
              </table:table-cell>
              <table:table-cell office:value-type="float" office:value="27.795241594013">
                <text:p>27.795241594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134">
                <text:p>58.134</text:p>
              </table:table-cell>
              <table:table-cell office:value-type="float" office:value="27.7944841272847">
                <text:p>27.79448412728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.4381">
                <text:p>58.4381</text:p>
              </table:table-cell>
              <table:table-cell office:value-type="float" office:value="27.7963777941054">
                <text:p>27.79637779410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6881">
                <text:p>58.6881</text:p>
              </table:table-cell>
              <table:table-cell office:value-type="float" office:value="27.510434104182">
                <text:p>27.5104341041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.9676">
                <text:p>58.9676</text:p>
              </table:table-cell>
              <table:table-cell office:value-type="float" office:value="27.510434104182">
                <text:p>27.510434104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2226">
                <text:p>59.2226</text:p>
              </table:table-cell>
              <table:table-cell office:value-type="float" office:value="26.9802073943902">
                <text:p>26.98020739439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4738">
                <text:p>59.4738</text:p>
              </table:table-cell>
              <table:table-cell office:value-type="float" office:value="26.7756913777562">
                <text:p>26.77569137775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7738">
                <text:p>59.7738</text:p>
              </table:table-cell>
              <table:table-cell office:value-type="float" office:value="26.4442996841364">
                <text:p>26.44429968413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.0488">
                <text:p>60.0488</text:p>
              </table:table-cell>
              <table:table-cell office:value-type="float" office:value="26.266295002992">
                <text:p>26.2662950029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.3738">
                <text:p>60.3738</text:p>
              </table:table-cell>
              <table:table-cell office:value-type="float" office:value="25.9716404456934">
                <text:p>25.97164044569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6251">
                <text:p>60.6251</text:p>
              </table:table-cell>
              <table:table-cell office:value-type="float" office:value="25.8163597663973">
                <text:p>25.8163597663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.8943">
                <text:p>60.8943</text:p>
              </table:table-cell>
              <table:table-cell office:value-type="float" office:value="25.0107939008779">
                <text:p>25.01079390087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1636">
                <text:p>61.1636</text:p>
              </table:table-cell>
              <table:table-cell office:value-type="float" office:value="24.6831895408994">
                <text:p>24.68318954089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5136">
                <text:p>61.5136</text:p>
              </table:table-cell>
              <table:table-cell office:value-type="float" office:value="24.5695695316583">
                <text:p>24.56956953165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8228">
                <text:p>61.8228</text:p>
              </table:table-cell>
              <table:table-cell office:value-type="float" office:value="24.5695695316583">
                <text:p>24.5695695316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.1516">
                <text:p>62.1516</text:p>
              </table:table-cell>
              <table:table-cell office:value-type="float" office:value="24.361266181383">
                <text:p>24.3612661813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3979">
                <text:p>62.3979</text:p>
              </table:table-cell>
              <table:table-cell office:value-type="float" office:value="24.3620236481113">
                <text:p>24.36202364811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7141">
                <text:p>62.7141</text:p>
              </table:table-cell>
              <table:table-cell office:value-type="float" office:value="24.2552208394246">
                <text:p>24.25522083942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9499">
                <text:p>62.9499</text:p>
              </table:table-cell>
              <table:table-cell office:value-type="float" office:value="24.2627955067074">
                <text:p>24.2627955067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.1962">
                <text:p>63.1962</text:p>
              </table:table-cell>
              <table:table-cell office:value-type="float" office:value="24.2703701739901">
                <text:p>24.27037017399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4462">
                <text:p>63.4462</text:p>
              </table:table-cell>
              <table:table-cell office:value-type="float" office:value="24.2703701739901">
                <text:p>24.2703701739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7468">
                <text:p>63.7468</text:p>
              </table:table-cell>
              <table:table-cell office:value-type="float" office:value="24.2703701739901">
                <text:p>24.27037017399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0278">
                <text:p>64.0278</text:p>
              </table:table-cell>
              <table:table-cell office:value-type="float" office:value="24.2855195085556">
                <text:p>24.2855195085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2852">
                <text:p>64.2852</text:p>
              </table:table-cell>
              <table:table-cell office:value-type="float" office:value="24.2855195085556">
                <text:p>24.28551950855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5425">
                <text:p>64.5425</text:p>
              </table:table-cell>
              <table:table-cell office:value-type="float" office:value="24.2855195085556">
                <text:p>24.28551950855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8446">
                <text:p>64.8446</text:p>
              </table:table-cell>
              <table:table-cell office:value-type="float" office:value="24.2874131753763">
                <text:p>24.28741317537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.1196">
                <text:p>65.1196</text:p>
              </table:table-cell>
              <table:table-cell office:value-type="float" office:value="24.2881706421046">
                <text:p>24.28817064210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.155">
                <text:p>65.155</text:p>
              </table:table-cell>
              <table:table-cell office:value-type="float" office:value="24.2881706421046">
                <text:p>24.2881706421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5.2109">
                <text:p>65.2109</text:p>
              </table:table-cell>
              <table:table-cell office:value-type="float" office:value="24.289306842197">
                <text:p>24.2893068421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3877">
                <text:p>65.3877</text:p>
              </table:table-cell>
              <table:table-cell office:value-type="float" office:value="24.2874131753763">
                <text:p>24.28741317537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724">
                <text:p>65.724</text:p>
              </table:table-cell>
              <table:table-cell office:value-type="float" office:value="24.3953521841553">
                <text:p>24.39535218415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.0069">
                <text:p>66.0069</text:p>
              </table:table-cell>
              <table:table-cell office:value-type="float" office:value="24.2324968375764">
                <text:p>24.23249683757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.2305">
                <text:p>66.2305</text:p>
              </table:table-cell>
              <table:table-cell office:value-type="float" office:value="24.2370416379461">
                <text:p>24.23704163794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4366">
                <text:p>66.4366</text:p>
              </table:table-cell>
              <table:table-cell office:value-type="float" office:value="23.9889712844363">
                <text:p>23.98897128443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6828">
                <text:p>66.6828</text:p>
              </table:table-cell>
              <table:table-cell office:value-type="float" office:value="23.7325687969156">
                <text:p>23.7325687969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.9727">
                <text:p>66.9727</text:p>
              </table:table-cell>
              <table:table-cell office:value-type="float" office:value="23.6897719267681">
                <text:p>23.6897719267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.2578">
                <text:p>67.2578</text:p>
              </table:table-cell>
              <table:table-cell office:value-type="float" office:value="23.5659261166953">
                <text:p>23.5659261166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5493">
                <text:p>67.5493</text:p>
              </table:table-cell>
              <table:table-cell office:value-type="float" office:value="23.5628962497822">
                <text:p>23.56289624978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8409">
                <text:p>67.8409</text:p>
              </table:table-cell>
              <table:table-cell office:value-type="float" office:value="23.5628962497822">
                <text:p>23.56289624978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1668">
                <text:p>68.1668</text:p>
              </table:table-cell>
              <table:table-cell office:value-type="float" office:value="23.5640324498746">
                <text:p>23.56403244987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1668">
                <text:p>68.1668</text:p>
              </table:table-cell>
              <table:table-cell office:value-type="float" office:value="23.5640324498746">
                <text:p>23.5640324498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4181">
                <text:p>68.4181</text:p>
              </table:table-cell>
              <table:table-cell office:value-type="float" office:value="23.5640324498746">
                <text:p>23.56403244987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.0482">
                <text:p>69.0482</text:p>
              </table:table-cell>
              <table:table-cell office:value-type="float" office:value="23.5640324498746">
                <text:p>23.5640324498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.3533">
                <text:p>69.3533</text:p>
              </table:table-cell>
              <table:table-cell office:value-type="float" office:value="23.3697422340724">
                <text:p>23.36974223407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.6046">
                <text:p>69.6046</text:p>
              </table:table-cell>
              <table:table-cell office:value-type="float" office:value="23.3708784341648">
                <text:p>23.3708784341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8558">
                <text:p>69.8558</text:p>
              </table:table-cell>
              <table:table-cell office:value-type="float" office:value="23.3716359008931">
                <text:p>23.37163590089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132">
                <text:p>70.132</text:p>
              </table:table-cell>
              <table:table-cell office:value-type="float" office:value="23.3716359008931">
                <text:p>23.37163590089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.3869">
                <text:p>70.3869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.6419">
                <text:p>70.6419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0.9029">
                <text:p>70.9029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1.1721">
                <text:p>71.1721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.4721">
                <text:p>71.4721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7721">
                <text:p>71.7721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.0234">
                <text:p>72.0234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.3244">
                <text:p>72.3244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.5794">
                <text:p>72.5794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.9053">
                <text:p>72.9053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.2313">
                <text:p>73.2313</text:p>
              </table:table-cell>
              <table:table-cell office:value-type="float" office:value="23.0307758731698">
                <text:p>23.03077587316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.5813">
                <text:p>73.5813</text:p>
              </table:table-cell>
              <table:table-cell office:value-type="float" office:value="22.8898870617108">
                <text:p>22.88988706171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.9073">
                <text:p>73.9073</text:p>
              </table:table-cell>
              <table:table-cell office:value-type="float" office:value="22.8925381952598">
                <text:p>22.8925381952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.2831">
                <text:p>74.2831</text:p>
              </table:table-cell>
              <table:table-cell office:value-type="float" office:value="22.8936743953522">
                <text:p>22.89367439535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5841">
                <text:p>74.5841</text:p>
              </table:table-cell>
              <table:table-cell office:value-type="float" office:value="22.6437103750218">
                <text:p>22.64371037502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5841">
                <text:p>74.5841</text:p>
              </table:table-cell>
              <table:table-cell office:value-type="float" office:value="22.6437103750218">
                <text:p>22.6437103750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.1364">
                <text:p>75.1364</text:p>
              </table:table-cell>
              <table:table-cell office:value-type="float" office:value="22.6437103750218">
                <text:p>22.64371037502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.7025">
                <text:p>75.7025</text:p>
              </table:table-cell>
              <table:table-cell office:value-type="float" office:value="23.5602451162333">
                <text:p>23.5602451162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.9288">
                <text:p>75.9288</text:p>
              </table:table-cell>
              <table:table-cell office:value-type="float" office:value="23.5610025829615">
                <text:p>23.56100258296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.1899">
                <text:p>76.1899</text:p>
              </table:table-cell>
              <table:table-cell office:value-type="float" office:value="23.5610025829615">
                <text:p>23.56100258296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.4694">
                <text:p>76.4694</text:p>
              </table:table-cell>
              <table:table-cell office:value-type="float" office:value="23.5610025829615">
                <text:p>23.56100258296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6.7704">
                <text:p>76.7704</text:p>
              </table:table-cell>
              <table:table-cell office:value-type="float" office:value="23.5610025829615">
                <text:p>23.56100258296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.0992">
                <text:p>77.0992</text:p>
              </table:table-cell>
              <table:table-cell office:value-type="float" office:value="23.5610025829615">
                <text:p>23.56100258296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.4501">
                <text:p>77.4501</text:p>
              </table:table-cell>
              <table:table-cell office:value-type="float" office:value="22.8141403888834">
                <text:p>22.8141403888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.7751">
                <text:p>77.7751</text:p>
              </table:table-cell>
              <table:table-cell office:value-type="float" office:value="21.9154061157864">
                <text:p>21.91540611578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.1287">
                <text:p>78.1287</text:p>
              </table:table-cell>
              <table:table-cell office:value-type="float" office:value="21.3700300714291">
                <text:p>21.37003007142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.3897">
                <text:p>78.3897</text:p>
              </table:table-cell>
              <table:table-cell office:value-type="float" office:value="20.9647853718025">
                <text:p>20.96478537180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.6446">
                <text:p>78.6446</text:p>
              </table:table-cell>
              <table:table-cell office:value-type="float" office:value="19.998257826525">
                <text:p>19.9982578265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.9104">
                <text:p>78.9104</text:p>
              </table:table-cell>
              <table:table-cell office:value-type="float" office:value="19.6127072618335">
                <text:p>19.61270726183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.2266">
                <text:p>79.2266</text:p>
              </table:table-cell>
              <table:table-cell office:value-type="float" office:value="19.1828448935381">
                <text:p>19.18284489353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.5061">
                <text:p>79.5061</text:p>
              </table:table-cell>
              <table:table-cell office:value-type="float" office:value="18.6973087207145">
                <text:p>18.69730872071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.7823">
                <text:p>79.7823</text:p>
              </table:table-cell>
              <table:table-cell office:value-type="float" office:value="18.3003961550989">
                <text:p>18.30039615509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.0087">
                <text:p>80.0087</text:p>
              </table:table-cell>
              <table:table-cell office:value-type="float" office:value="17.9860474628652">
                <text:p>17.98604746286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.3097">
                <text:p>80.3097</text:p>
              </table:table-cell>
              <table:table-cell office:value-type="float" office:value="17.5933009642551">
                <text:p>17.59330096425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.4678">
                <text:p>80.4678</text:p>
              </table:table-cell>
              <table:table-cell office:value-type="float" office:value="17.3175830751634">
                <text:p>17.31758307516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.7529">
                <text:p>80.7529</text:p>
              </table:table-cell>
              <table:table-cell office:value-type="float" office:value="17.0145963838538">
                <text:p>17.01459638385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.843">
                <text:p>80.843</text:p>
              </table:table-cell>
              <table:table-cell office:value-type="float" office:value="17.0145963838538">
                <text:p>17.01459638385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.0198">
                <text:p>81.0198</text:p>
              </table:table-cell>
              <table:table-cell office:value-type="float" office:value="15.2970405774926">
                <text:p>15.29704057749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1.3448">
                <text:p>81.3448</text:p>
              </table:table-cell>
              <table:table-cell office:value-type="float" office:value="14.1222096819397">
                <text:p>14.12220968193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.6243">
                <text:p>81.6243</text:p>
              </table:table-cell>
              <table:table-cell office:value-type="float" office:value="13.6071323067134">
                <text:p>13.60713230671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.9004">
                <text:p>81.9004</text:p>
              </table:table-cell>
              <table:table-cell office:value-type="float" office:value="13.4367022928518">
                <text:p>13.43670229285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2.2166">
                <text:p>82.2166</text:p>
              </table:table-cell>
              <table:table-cell office:value-type="float" office:value="13.4367022928518">
                <text:p>13.43670229285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.4777">
                <text:p>82.4777</text:p>
              </table:table-cell>
              <table:table-cell office:value-type="float" office:value="13.4367022928518">
                <text:p>13.43670229285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.7469">
                <text:p>82.7469</text:p>
              </table:table-cell>
              <table:table-cell office:value-type="float" office:value="13.1609844037601">
                <text:p>13.1609844037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.0469">
                <text:p>83.0469</text:p>
              </table:table-cell>
              <table:table-cell office:value-type="float" office:value="13.1609844037601">
                <text:p>13.16098440376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.2931">
                <text:p>83.2931</text:p>
              </table:table-cell>
              <table:table-cell office:value-type="float" office:value="12.9583620539468">
                <text:p>12.95836205394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5481">
                <text:p>83.5481</text:p>
              </table:table-cell>
              <table:table-cell office:value-type="float" office:value="12.9583620539468">
                <text:p>12.95836205394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.7993">
                <text:p>83.7993</text:p>
              </table:table-cell>
              <table:table-cell office:value-type="float" office:value="11.764594490187">
                <text:p>11.7645944901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.1156">
                <text:p>84.1156</text:p>
              </table:table-cell>
              <table:table-cell office:value-type="float" office:value="11.3771502586749">
                <text:p>11.3771502586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.4197">
                <text:p>84.4197</text:p>
              </table:table-cell>
              <table:table-cell office:value-type="float" office:value="10.9465304236511">
                <text:p>10.94653042365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.6855">
                <text:p>84.6855</text:p>
              </table:table-cell>
              <table:table-cell office:value-type="float" office:value="10.5458305243942">
                <text:p>10.54583052439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.9781">
                <text:p>84.9781</text:p>
              </table:table-cell>
              <table:table-cell office:value-type="float" office:value="8.9089449245942">
                <text:p>8.90894492459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.233">
                <text:p>85.233</text:p>
              </table:table-cell>
              <table:table-cell office:value-type="float" office:value="8.1685211977064">
                <text:p>8.16852119770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.5341">
                <text:p>85.5341</text:p>
              </table:table-cell>
              <table:table-cell office:value-type="float" office:value="7.49513327627085">
                <text:p>7.495133276270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8102">
                <text:p>85.8102</text:p>
              </table:table-cell>
              <table:table-cell office:value-type="float" office:value="6.95733189919633">
                <text:p>6.957331899196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.0712">
                <text:p>86.0712</text:p>
              </table:table-cell>
              <table:table-cell office:value-type="float" office:value="6.60245873699999">
                <text:p>6.602458736999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.3416">
                <text:p>86.3416</text:p>
              </table:table-cell>
              <table:table-cell office:value-type="float" office:value="6.60700353736963">
                <text:p>6.60700353736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.6458">
                <text:p>86.6458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.8958">
                <text:p>86.8958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.147">
                <text:p>87.147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.397">
                <text:p>87.397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6765">
                <text:p>87.6765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.9278">
                <text:p>87.9278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8.1827">
                <text:p>88.1827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8.4437">
                <text:p>88.4437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8.6499">
                <text:p>88.6499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.8804">
                <text:p>88.8804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9.1292">
                <text:p>89.1292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.3663">
                <text:p>89.3663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.6674">
                <text:p>89.6674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.9284">
                <text:p>89.9284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.1188">
                <text:p>90.1188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.4188">
                <text:p>90.4188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.7438">
                <text:p>90.7438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8959">
                <text:p>90.8959</text:p>
              </table:table-cell>
              <table:table-cell office:value-type="float" office:value="6.45854005862792">
                <text:p>6.458540058627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1.2872">
                <text:p>91.2872</text:p>
              </table:table-cell>
              <table:table-cell office:value-type="float" office:value="6.2994720456904">
                <text:p>6.29947204569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6235">
                <text:p>91.6235</text:p>
              </table:table-cell>
              <table:table-cell office:value-type="float" office:value="5.82416167369849">
                <text:p>5.824161673698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.8785">
                <text:p>91.8785</text:p>
              </table:table-cell>
              <table:table-cell office:value-type="float" office:value="5.82416167369849">
                <text:p>5.824161673698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.0921">
                <text:p>92.0921</text:p>
              </table:table-cell>
              <table:table-cell office:value-type="float" office:value="5.82416167369849">
                <text:p>5.824161673698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.3941">
                <text:p>92.3941</text:p>
              </table:table-cell>
              <table:table-cell office:value-type="float" office:value="5.82416167369849">
                <text:p>5.824161673698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2.7104">
                <text:p>92.7104</text:p>
              </table:table-cell>
              <table:table-cell office:value-type="float" office:value="5.82416167369849">
                <text:p>5.824161673698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.0639">
                <text:p>93.0639</text:p>
              </table:table-cell>
              <table:table-cell office:value-type="float" office:value="5.82416167369849">
                <text:p>5.82416167369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.4139">
                <text:p>93.4139</text:p>
              </table:table-cell>
              <table:table-cell office:value-type="float" office:value="5.66888099440233">
                <text:p>5.668880994402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.6934">
                <text:p>93.6934</text:p>
              </table:table-cell>
              <table:table-cell office:value-type="float" office:value="5.66888099440233">
                <text:p>5.66888099440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.9592">
                <text:p>93.9592</text:p>
              </table:table-cell>
              <table:table-cell office:value-type="float" office:value="5.67266832804369">
                <text:p>5.672668328043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4.1856">
                <text:p>94.1856</text:p>
              </table:table-cell>
              <table:table-cell office:value-type="float" office:value="5.6840303289678">
                <text:p>5.68403032896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.5672">
                <text:p>94.5672</text:p>
              </table:table-cell>
              <table:table-cell office:value-type="float" office:value="5.6840303289678">
                <text:p>5.68403032896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.1801">
                <text:p>95.1801</text:p>
              </table:table-cell>
              <table:table-cell office:value-type="float" office:value="5.66888099440233">
                <text:p>5.668880994402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.2861">
                <text:p>95.2861</text:p>
              </table:table-cell>
              <table:table-cell office:value-type="float" office:value="5.67834932850575">
                <text:p>5.678349328505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.5386">
                <text:p>95.5386</text:p>
              </table:table-cell>
              <table:table-cell office:value-type="float" office:value="5.67721312841334">
                <text:p>5.67721312841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.8079">
                <text:p>95.8079</text:p>
              </table:table-cell>
              <table:table-cell office:value-type="float" office:value="5.67721312841334">
                <text:p>5.67721312841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6.1089">
                <text:p>96.1089</text:p>
              </table:table-cell>
              <table:table-cell office:value-type="float" office:value="5.67721312841334">
                <text:p>5.67721312841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6.1839">
                <text:p>96.1839</text:p>
              </table:table-cell>
              <table:table-cell office:value-type="float" office:value="5.68857512933745">
                <text:p>5.688575129337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.2398">
                <text:p>96.2398</text:p>
              </table:table-cell>
              <table:table-cell office:value-type="float" office:value="5.68857512933745">
                <text:p>5.688575129337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.5248">
                <text:p>96.5248</text:p>
              </table:table-cell>
              <table:table-cell office:value-type="float" office:value="5.69046879615813">
                <text:p>5.69046879615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6.7748">
                <text:p>96.7748</text:p>
              </table:table-cell>
              <table:table-cell office:value-type="float" office:value="5.69046879615813">
                <text:p>5.690468796158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7.0498">
                <text:p>97.0498</text:p>
              </table:table-cell>
              <table:table-cell office:value-type="float" office:value="5.69046879615813">
                <text:p>5.69046879615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7.3011">
                <text:p>97.3011</text:p>
              </table:table-cell>
              <table:table-cell office:value-type="float" office:value="5.69046879615813">
                <text:p>5.690468796158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.4915">
                <text:p>97.4915</text:p>
              </table:table-cell>
              <table:table-cell office:value-type="float" office:value="5.69046879615813">
                <text:p>5.690468796158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.7956">
                <text:p>97.7956</text:p>
              </table:table-cell>
              <table:table-cell office:value-type="float" office:value="5.69236246297881">
                <text:p>5.692362462978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8.0469">
                <text:p>98.0469</text:p>
              </table:table-cell>
              <table:table-cell office:value-type="float" office:value="5.69236246297881">
                <text:p>5.692362462978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.2605">
                <text:p>98.2605</text:p>
              </table:table-cell>
              <table:table-cell office:value-type="float" office:value="5.69236246297881">
                <text:p>5.692362462978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3164">
                <text:p>98.3164</text:p>
              </table:table-cell>
              <table:table-cell office:value-type="float" office:value="5.69236246297881">
                <text:p>5.692362462978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5774">
                <text:p>98.5774</text:p>
              </table:table-cell>
              <table:table-cell office:value-type="float" office:value="5.69236246297881">
                <text:p>5.692362462978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7835">
                <text:p>98.7835</text:p>
              </table:table-cell>
              <table:table-cell office:value-type="float" office:value="5.55033745142745">
                <text:p>5.550337451427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9851">
                <text:p>98.9851</text:p>
              </table:table-cell>
              <table:table-cell office:value-type="float" office:value="5.55033745142745">
                <text:p>5.550337451427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24">
                <text:p>99.24</text:p>
              </table:table-cell>
              <table:table-cell office:value-type="float" office:value="5.37422643710375">
                <text:p>5.37422643710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501">
                <text:p>99.501</text:p>
              </table:table-cell>
              <table:table-cell office:value-type="float" office:value="5.37422643710375">
                <text:p>5.37422643710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8021">
                <text:p>99.8021</text:p>
              </table:table-cell>
              <table:table-cell office:value-type="float" office:value="5.37422643710375">
                <text:p>5.37422643710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104">
                <text:p>100.104</text:p>
              </table:table-cell>
              <table:table-cell office:value-type="float" office:value="5.37422643710375">
                <text:p>5.37422643710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84">
                <text:p>100.484</text:p>
              </table:table-cell>
              <table:table-cell office:value-type="float" office:value="5.2333376256448">
                <text:p>5.23333762564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714">
                <text:p>100.714</text:p>
              </table:table-cell>
              <table:table-cell office:value-type="float" office:value="5.23409509237308">
                <text:p>5.23409509237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.714">
                <text:p>100.714</text:p>
              </table:table-cell>
              <table:table-cell office:value-type="float" office:value="5.23409509237308">
                <text:p>5.23409509237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.175">
                <text:p>101.175</text:p>
              </table:table-cell>
              <table:table-cell office:value-type="float" office:value="5.23220142555238">
                <text:p>5.232201425552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.532">
                <text:p>101.532</text:p>
              </table:table-cell>
              <table:table-cell office:value-type="float" office:value="5.21705209098691">
                <text:p>5.217052090986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.812">
                <text:p>101.812</text:p>
              </table:table-cell>
              <table:table-cell office:value-type="float" office:value="5.23144395882411">
                <text:p>5.231443958824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.082">
                <text:p>102.082</text:p>
              </table:table-cell>
              <table:table-cell office:value-type="float" office:value="5.23144395882411">
                <text:p>5.231443958824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.47">
                <text:p>102.47</text:p>
              </table:table-cell>
              <table:table-cell office:value-type="float" office:value="5.23598875919376">
                <text:p>5.235988759193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.47">
                <text:p>102.47</text:p>
              </table:table-cell>
              <table:table-cell office:value-type="float" office:value="5.23788242601444">
                <text:p>5.237882426014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.053">
                <text:p>103.053</text:p>
              </table:table-cell>
              <table:table-cell office:value-type="float" office:value="5.23788242601444">
                <text:p>5.237882426014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.388">
                <text:p>103.388</text:p>
              </table:table-cell>
              <table:table-cell office:value-type="float" office:value="5.23901862610685">
                <text:p>5.239018626106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.704">
                <text:p>103.704</text:p>
              </table:table-cell>
              <table:table-cell office:value-type="float" office:value="5.24166975965581">
                <text:p>5.241669759655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91">
                <text:p>103.91</text:p>
              </table:table-cell>
              <table:table-cell office:value-type="float" office:value="5.24166975965581">
                <text:p>5.241669759655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.91">
                <text:p>103.91</text:p>
              </table:table-cell>
              <table:table-cell office:value-type="float" office:value="5.24166975965581">
                <text:p>5.241669759655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.54">
                <text:p>104.54</text:p>
              </table:table-cell>
              <table:table-cell office:value-type="float" office:value="5.24356342647649">
                <text:p>5.243563426476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.801">
                <text:p>104.801</text:p>
              </table:table-cell>
              <table:table-cell office:value-type="float" office:value="5.24469962656891">
                <text:p>5.244699626568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4.801">
                <text:p>104.801</text:p>
              </table:table-cell>
              <table:table-cell office:value-type="float" office:value="5.24659329338959">
                <text:p>5.246593293389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5.377">
                <text:p>105.377</text:p>
              </table:table-cell>
              <table:table-cell office:value-type="float" office:value="5.24659329338959">
                <text:p>5.246593293389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5.629">
                <text:p>105.629</text:p>
              </table:table-cell>
              <table:table-cell office:value-type="float" office:value="5.24659329338959">
                <text:p>5.246593293389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5.88">
                <text:p>105.88</text:p>
              </table:table-cell>
              <table:table-cell office:value-type="float" office:value="5.24659329338959">
                <text:p>5.246593293389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6.156">
                <text:p>106.156</text:p>
              </table:table-cell>
              <table:table-cell office:value-type="float" office:value="5.06101394496247">
                <text:p>5.061013944962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.382">
                <text:p>106.382</text:p>
              </table:table-cell>
              <table:table-cell office:value-type="float" office:value="5.07237594588658">
                <text:p>5.072375945886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.682">
                <text:p>106.682</text:p>
              </table:table-cell>
              <table:table-cell office:value-type="float" office:value="5.08563161363137">
                <text:p>5.085631613631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.992">
                <text:p>106.992</text:p>
              </table:table-cell>
              <table:table-cell office:value-type="float" office:value="5.14698641862156">
                <text:p>5.146986418621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7.253">
                <text:p>107.253</text:p>
              </table:table-cell>
              <table:table-cell office:value-type="float" office:value="5.15190995235535">
                <text:p>5.151909952355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7.499">
                <text:p>107.499</text:p>
              </table:table-cell>
              <table:table-cell office:value-type="float" office:value="5.15266741908362">
                <text:p>5.152667419083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7.778">
                <text:p>107.778</text:p>
              </table:table-cell>
              <table:table-cell office:value-type="float" office:value="5.15266741908362">
                <text:p>5.15266741908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8.15">
                <text:p>108.15</text:p>
              </table:table-cell>
              <table:table-cell office:value-type="float" office:value="5.15266741908362">
                <text:p>5.152667419083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8.587">
                <text:p>108.587</text:p>
              </table:table-cell>
              <table:table-cell office:value-type="float" office:value="5.01177860762466">
                <text:p>5.011778607624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9.001">
                <text:p>109.001</text:p>
              </table:table-cell>
              <table:table-cell office:value-type="float" office:value="4.71712405032609">
                <text:p>4.717124050326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9.501">
                <text:p>109.501</text:p>
              </table:table-cell>
              <table:table-cell office:value-type="float" office:value="1.51606965664033">
                <text:p>1.516069656640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.926">
                <text:p>109.926</text:p>
              </table:table-cell>
              <table:table-cell office:value-type="float" office:value="0.36169036275081">
                <text:p>0.361690362750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.14">
                <text:p>110.14</text:p>
              </table:table-cell>
              <table:table-cell office:value-type="float" office:value="0.379869564229386">
                <text:p>0.3798695642293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0.54">
                <text:p>110.54</text:p>
              </table:table-cell>
              <table:table-cell office:value-type="float" office:value="0.425317567925825">
                <text:p>0.4253175679258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1.144">
                <text:p>111.144</text:p>
              </table:table-cell>
              <table:table-cell office:value-type="float" office:value="0.37873336413698">
                <text:p>0.378733364136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1.533">
                <text:p>111.533</text:p>
              </table:table-cell>
              <table:table-cell office:value-type="float" office:value="0.38441436459903">
                <text:p>0.384414364599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1.746">
                <text:p>111.746</text:p>
              </table:table-cell>
              <table:table-cell office:value-type="float" office:value="0.38441436459903">
                <text:p>0.384414364599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1.96">
                <text:p>111.96</text:p>
              </table:table-cell>
              <table:table-cell office:value-type="float" office:value="0.38441436459903">
                <text:p>0.384414364599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.215">
                <text:p>112.215</text:p>
              </table:table-cell>
              <table:table-cell office:value-type="float" office:value="0.38441436459903">
                <text:p>0.384414364599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2.215">
                <text:p>112.215</text:p>
              </table:table-cell>
              <table:table-cell office:value-type="float" office:value="0.37873336413698">
                <text:p>0.378733364136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2.467">
                <text:p>112.467</text:p>
              </table:table-cell>
              <table:table-cell office:value-type="float" office:value="0.37873336413698">
                <text:p>0.378733364136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3.023">
                <text:p>113.023</text:p>
              </table:table-cell>
              <table:table-cell office:value-type="float" office:value="0.442360569311995">
                <text:p>0.4423605693119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3.023">
                <text:p>113.023</text:p>
              </table:table-cell>
              <table:table-cell office:value-type="float" office:value="0.442360569311995">
                <text:p>0.442360569311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3.549">
                <text:p>113.549</text:p>
              </table:table-cell>
              <table:table-cell office:value-type="float" office:value="0.285186223195141">
                <text:p>0.2851862231951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3.824">
                <text:p>113.824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.104">
                <text:p>114.104</text:p>
              </table:table-cell>
              <table:table-cell office:value-type="float" office:value="0.0587036714412216">
                <text:p>0.05870367144122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.379">
                <text:p>114.379</text:p>
              </table:table-cell>
              <table:table-cell office:value-type="float" office:value="0.057567471348816">
                <text:p>0.0575674713488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4.379">
                <text:p>114.379</text:p>
              </table:table-cell>
              <table:table-cell office:value-type="float" office:value="0.057567471348816">
                <text:p>0.0575674713488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4.931">
                <text:p>114.931</text:p>
              </table:table-cell>
              <table:table-cell office:value-type="float" office:value="0.0587036714412216">
                <text:p>0.0587036714412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5.186">
                <text:p>115.186</text:p>
              </table:table-cell>
              <table:table-cell office:value-type="float" office:value="0.0587036714412216">
                <text:p>0.0587036714412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5.436">
                <text:p>115.436</text:p>
              </table:table-cell>
              <table:table-cell office:value-type="float" office:value="0.062491005082588">
                <text:p>0.0624910050825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.686">
                <text:p>115.686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5.986">
                <text:p>115.986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6.237">
                <text:p>116.237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6.463">
                <text:p>116.463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6.69">
                <text:p>116.69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6.969">
                <text:p>116.969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.219">
                <text:p>117.219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7.396">
                <text:p>117.396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7.647">
                <text:p>117.647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7.899">
                <text:p>117.899</text:p>
              </table:table-cell>
              <table:table-cell office:value-type="float" office:value="0.0632484718108655">
                <text:p>0.06324847181086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8.105">
                <text:p>118.105</text:p>
              </table:table-cell>
              <table:table-cell office:value-type="float" office:value="0.250721487058672">
                <text:p>0.250721487058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8.28">
                <text:p>118.28</text:p>
              </table:table-cell>
              <table:table-cell office:value-type="float" office:value="0.365477696392176">
                <text:p>0.3654776963921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8.53">
                <text:p>118.53</text:p>
              </table:table-cell>
              <table:table-cell office:value-type="float" office:value="0.697626856740312">
                <text:p>0.697626856740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8.731">
                <text:p>118.731</text:p>
              </table:table-cell>
              <table:table-cell office:value-type="float" office:value="0.592717714874373">
                <text:p>0.5927177148743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.007">
                <text:p>119.007</text:p>
              </table:table-cell>
              <table:table-cell office:value-type="float" office:value="0.575674713488203">
                <text:p>0.5756747134882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.259">
                <text:p>119.259</text:p>
              </table:table-cell>
              <table:table-cell office:value-type="float" office:value="0.977889546201681">
                <text:p>0.9778895462016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.484">
                <text:p>119.484</text:p>
              </table:table-cell>
              <table:table-cell office:value-type="float" office:value="1.07446655405661">
                <text:p>1.074466554056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.735">
                <text:p>119.735</text:p>
              </table:table-cell>
              <table:table-cell office:value-type="float" office:value="0.8029147319704">
                <text:p>0.80291473197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9.961">
                <text:p>119.961</text:p>
              </table:table-cell>
              <table:table-cell office:value-type="float" office:value="0.905172740287378">
                <text:p>0.9051727402873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.241">
                <text:p>120.241</text:p>
              </table:table-cell>
              <table:table-cell office:value-type="float" office:value="1.05174255220839">
                <text:p>1.051742552208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.471">
                <text:p>120.471</text:p>
              </table:table-cell>
              <table:table-cell office:value-type="float" office:value="0.651421386315595">
                <text:p>0.651421386315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.772">
                <text:p>120.772</text:p>
              </table:table-cell>
              <table:table-cell office:value-type="float" office:value="0.642710518940457">
                <text:p>0.6427105189404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1.048">
                <text:p>121.048</text:p>
              </table:table-cell>
              <table:table-cell office:value-type="float" office:value="1.22406623289071">
                <text:p>1.224066232890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1.591">
                <text:p>121.591</text:p>
              </table:table-cell>
              <table:table-cell office:value-type="float" office:value="0.0897598073004516">
                <text:p>0.08975980730045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1.838">
                <text:p>121.838</text:p>
              </table:table-cell>
              <table:table-cell office:value-type="float" office:value="0.0462054704247169">
                <text:p>0.04620547042471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.064">
                <text:p>122.064</text:p>
              </table:table-cell>
              <table:table-cell office:value-type="float" office:value="0.480233905725702">
                <text:p>0.4802339057257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2.364">
                <text:p>122.364</text:p>
              </table:table-cell>
              <table:table-cell office:value-type="float" office:value="0.265113354895882">
                <text:p>0.2651133548958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2.591">
                <text:p>122.591</text:p>
              </table:table-cell>
              <table:table-cell office:value-type="float" office:value="0.179140881236797">
                <text:p>0.1791408812367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2.916">
                <text:p>122.916</text:p>
              </table:table-cell>
              <table:table-cell office:value-type="float" office:value="0.2037585499057">
                <text:p>0.20375854990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3.192">
                <text:p>123.192</text:p>
              </table:table-cell>
              <table:table-cell office:value-type="float" office:value="0.886993538808802">
                <text:p>0.8869935388088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3.443">
                <text:p>123.443</text:p>
              </table:table-cell>
              <table:table-cell office:value-type="float" office:value="0.221559018020126">
                <text:p>0.2215590180201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.718">
                <text:p>123.718</text:p>
              </table:table-cell>
              <table:table-cell office:value-type="float" office:value="0.0435543368757562">
                <text:p>0.04355433687575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3.968">
                <text:p>123.968</text:p>
              </table:table-cell>
              <table:table-cell office:value-type="float" office:value="0.00265113354896076">
                <text:p>0.002651133548960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4.11">
                <text:p>124.11</text:p>
              </table:table-cell>
              <table:table-cell office:value-type="float" office:value="0.00265113354896076">
                <text:p>0.002651133548960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4.323">
                <text:p>124.323</text:p>
              </table:table-cell>
              <table:table-cell office:value-type="float" office:value="0.00265113354896076">
                <text:p>0.00265113354896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.584">
                <text:p>124.584</text:p>
              </table:table-cell>
              <table:table-cell office:value-type="float" office:value="0.000757466728277577">
                <text:p>0.0007574667282775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.864">
                <text:p>124.864</text:p>
              </table:table-cell>
              <table:table-cell office:value-type="float" office:value="0.0011362000924056">
                <text:p>0.00113620009240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5.115">
                <text:p>125.115</text:p>
              </table:table-cell>
              <table:table-cell office:value-type="float" office:value="0.00189366682068318">
                <text:p>0.001893666820683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5.366">
                <text:p>125.366</text:p>
              </table:table-cell>
              <table:table-cell office:value-type="float" office:value="0.00302986691311031">
                <text:p>0.003029866913110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5.616">
                <text:p>125.616</text:p>
              </table:table-cell>
              <table:table-cell office:value-type="float" office:value="0.00302986691311031">
                <text:p>0.003029866913110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.616">
                <text:p>125.6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